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nsolas" svg:font-family="Consolas, Monaco, 'Andale Mono', 'Ubuntu Mono', monospac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inconsolata" svg:font-family="inconsolata, sans-serif"/>
  </office:font-face-decls>
  <office:automatic-styles>
    <style:style style:name="P1" style:family="paragraph" style:parent-style-name="Text_20_body">
      <style:text-properties officeooo:rsid="005c91dd" officeooo:paragraph-rsid="0076eb9f"/>
    </style:style>
    <style:style style:name="P2" style:family="paragraph" style:parent-style-name="Text_20_body">
      <style:text-properties fo:font-style="italic" officeooo:rsid="005c91dd" officeooo:paragraph-rsid="0076eb9f" style:font-style-asian="italic" style:font-style-complex="italic"/>
    </style:style>
    <style:style style:name="P3" style:family="paragraph" style:parent-style-name="Text_20_body">
      <style:text-properties fo:font-style="italic" officeooo:rsid="01a8bab4" officeooo:paragraph-rsid="01e526c1" style:font-style-asian="italic" style:font-style-complex="italic"/>
    </style:style>
    <style:style style:name="P4" style:family="paragraph" style:parent-style-name="Text_20_body">
      <style:text-properties fo:font-style="italic" style:text-underline-style="none" style:font-style-asian="italic" style:font-style-complex="italic"/>
    </style:style>
    <style:style style:name="P5" style:family="paragraph" style:parent-style-name="Text_20_body">
      <style:text-properties fo:font-style="italic" fo:font-weight="bold" officeooo:rsid="017c14fa" officeooo:paragraph-rsid="017c14fa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fo:font-weight="bold" officeooo:rsid="01beba6f" officeooo:paragraph-rsid="01beba6f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font-style="italic" fo:font-weight="bold" officeooo:rsid="01e600e1" officeooo:paragraph-rsid="01e600e1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style="italic" fo:font-weight="bold" officeooo:rsid="01c84eaa" officeooo:paragraph-rsid="01c84eaa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style="italic" fo:font-weight="normal" officeooo:rsid="00dd3f97" officeooo:paragraph-rsid="0182dce3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11152ad" officeooo:paragraph-rsid="00ce615c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11152ad" officeooo:paragraph-rsid="0182dce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cd76d4" officeooo:paragraph-rsid="017c14fa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17c63d6" officeooo:paragraph-rsid="017c63d6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17c63d6" officeooo:paragraph-rsid="0180917a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182dce3" officeooo:paragraph-rsid="0182dce3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dd3f97" officeooo:paragraph-rsid="0182dce3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1870321" officeooo:paragraph-rsid="0187032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15fbfae" officeooo:paragraph-rsid="01a4cc4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1a4cc4c" officeooo:paragraph-rsid="01a4cc4c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19a2dc4" officeooo:paragraph-rsid="019e1818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1beba6f" officeooo:paragraph-rsid="01beba6f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1f55303" officeooo:paragraph-rsid="01f55303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officeooo:rsid="00e5cefd" officeooo:paragraph-rsid="00e12903" style:font-style-asian="normal" style:font-style-complex="normal"/>
    </style:style>
    <style:style style:name="P26" style:family="paragraph" style:parent-style-name="Text_20_body">
      <style:text-properties fo:font-style="normal" officeooo:rsid="00e03516" officeooo:paragraph-rsid="019e1818" style:font-style-asian="normal" style:font-style-complex="normal"/>
    </style:style>
    <style:style style:name="P27" style:family="paragraph" style:parent-style-name="Text_20_body">
      <style:text-properties fo:font-style="normal" officeooo:rsid="019e1818" officeooo:paragraph-rsid="019e1818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17c63d6" officeooo:paragraph-rsid="017c63d6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Times New Roman" fo:font-size="12pt" fo:font-style="normal" style:text-underline-style="none" fo:font-weight="normal" officeooo:rsid="017c14fa" officeooo:paragraph-rsid="017c14f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style:font-name="Times New Roman" fo:font-size="12pt" fo:font-style="normal" style:text-underline-style="none" fo:font-weight="normal" officeooo:rsid="019e1818" officeooo:paragraph-rsid="019e181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1" style:family="paragraph" style:parent-style-name="Text_20_body">
      <style:text-properties style:font-name="Times New Roman" fo:font-size="12pt" fo:font-style="normal" fo:font-weight="normal" officeooo:rsid="00cd76d4" officeooo:paragraph-rsid="01845c3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text-properties style:font-name="Times New Roman" fo:font-size="12pt" fo:font-style="normal" fo:font-weight="normal" officeooo:rsid="00d21738" officeooo:paragraph-rsid="01845c3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text-properties style:font-name="Times New Roman" fo:font-size="12pt" fo:font-style="normal" fo:font-weight="normal" officeooo:rsid="01870321" officeooo:paragraph-rsid="0187032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text-properties style:font-name="Times New Roman" fo:font-size="12pt" fo:font-style="normal" fo:font-weight="normal" officeooo:rsid="00d21738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5" style:family="paragraph" style:parent-style-name="Text_20_body">
      <style:text-properties style:font-name="Times New Roman" fo:font-size="12pt" fo:font-style="normal" fo:font-weight="normal" officeooo:rsid="00d240a6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6" style:family="paragraph" style:parent-style-name="Text_20_body">
      <style:text-properties style:font-name="Times New Roman" fo:font-size="12pt" fo:font-style="normal" fo:font-weight="normal" officeooo:rsid="00d240a6" officeooo:paragraph-rsid="0188aef6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7" style:family="paragraph" style:parent-style-name="Text_20_body">
      <style:text-properties style:font-name="Times New Roman" fo:font-size="12pt" fo:font-style="italic" fo:font-weight="normal" officeooo:rsid="00a5219a" officeooo:paragraph-rsid="0182e9eb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>
      <style:text-properties style:font-name="Times New Roman" fo:font-size="12pt" fo:font-style="italic" fo:font-weight="normal" officeooo:rsid="00d21738" officeooo:paragraph-rsid="01845c38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39" style:family="paragraph" style:parent-style-name="Text_20_body">
      <style:text-properties style:font-name="Times New Roman" fo:font-size="12pt" fo:font-style="italic" fo:font-weight="normal" officeooo:rsid="00d240a6" officeooo:paragraph-rsid="01845c38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40" style:family="paragraph" style:parent-style-name="Text_20_body">
      <style:text-properties style:font-name="Times New Roman" fo:font-size="12pt" fo:font-style="italic" fo:font-weight="bold" officeooo:rsid="00d240a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41" style:family="paragraph" style:parent-style-name="Text_20_body">
      <style:text-properties style:font-name="Times New Roman" fo:font-size="11.8000001907349pt" fo:font-weight="normal" officeooo:rsid="00fc47ef" officeooo:paragraph-rsid="01030653" style:font-size-asian="11.8000001907349pt" style:font-weight-asian="normal" style:font-size-complex="11.8000001907349pt" style:font-weight-complex="normal"/>
    </style:style>
    <style:style style:name="P42" style:family="paragraph" style:parent-style-name="Text_20_body">
      <style:text-properties style:font-name="Times New Roman" fo:font-size="11.8000001907349pt" fo:font-weight="normal" officeooo:rsid="01081e95" officeooo:paragraph-rsid="01081e95" style:font-size-asian="11.8000001907349pt" style:font-weight-asian="normal" style:font-size-complex="11.8000001907349pt" style:font-weight-complex="normal"/>
    </style:style>
    <style:style style:name="P43" style:family="paragraph" style:parent-style-name="Text_20_body">
      <style:text-properties style:font-name="Times New Roman" fo:font-size="11.8000001907349pt" fo:font-weight="normal" officeooo:rsid="01081e95" officeooo:paragraph-rsid="0225956e" style:font-size-asian="11.8000001907349pt" style:font-weight-asian="normal" style:font-size-complex="11.8000001907349pt" style:font-weight-complex="normal"/>
    </style:style>
    <style:style style:name="P44" style:family="paragraph" style:parent-style-name="Text_20_body">
      <style:text-properties style:font-name="Times New Roman" fo:font-size="11.8000001907349pt" fo:font-weight="normal" officeooo:rsid="01dd64d9" officeooo:paragraph-rsid="01dd64d9" style:font-size-asian="11.8000001907349pt" style:font-weight-asian="normal" style:font-size-complex="11.8000001907349pt" style:font-weight-complex="normal"/>
    </style:style>
    <style:style style:name="P45" style:family="paragraph" style:parent-style-name="Text_20_body">
      <style:text-properties style:font-name="Times New Roman" fo:font-size="11.8000001907349pt" fo:font-weight="normal" officeooo:rsid="00fc47ef" officeooo:paragraph-rsid="0103065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6" style:family="paragraph" style:parent-style-name="Text_20_body">
      <style:text-properties style:font-name="Times New Roman" fo:font-size="11.8000001907349pt" fo:font-weight="normal" officeooo:rsid="00fc47ef" officeooo:paragraph-rsid="01041c1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7" style:family="paragraph" style:parent-style-name="Text_20_body">
      <style:text-properties style:font-name="Times New Roman" fo:font-size="11.8000001907349pt" fo:font-weight="normal" officeooo:rsid="00fc47ef" officeooo:paragraph-rsid="0152128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8" style:family="paragraph" style:parent-style-name="Text_20_body">
      <style:text-properties style:font-name="Times New Roman" fo:font-size="11.8000001907349pt" fo:font-weight="normal" officeooo:rsid="01041c13" officeooo:paragraph-rsid="01041c1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49" style:family="paragraph" style:parent-style-name="Text_20_body">
      <style:text-properties style:font-name="Times New Roman" fo:font-size="11.8000001907349pt" fo:font-weight="normal" officeooo:rsid="010be942" officeooo:paragraph-rsid="010be94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0" style:family="paragraph" style:parent-style-name="Text_20_body">
      <style:text-properties style:font-name="Times New Roman" fo:font-size="11.8000001907349pt" fo:font-weight="normal" officeooo:rsid="012ec90e" officeooo:paragraph-rsid="012ec90e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1" style:family="paragraph" style:parent-style-name="Text_20_body">
      <style:text-properties style:font-name="Times New Roman" fo:font-size="11.8000001907349pt" fo:font-weight="normal" officeooo:rsid="017b0a72" officeooo:paragraph-rsid="017b0a7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2" style:family="paragraph" style:parent-style-name="Text_20_body">
      <style:text-properties style:font-name="Times New Roman" fo:font-size="11.8000001907349pt" fo:font-weight="normal" officeooo:rsid="01171120" officeooo:paragraph-rsid="01aec918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3" style:family="paragraph" style:parent-style-name="Text_20_body">
      <style:text-properties style:font-name="Times New Roman" fo:font-size="11.8000001907349pt" fo:font-weight="normal" officeooo:rsid="01b2b0c8" officeooo:paragraph-rsid="01b2b0c8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4" style:family="paragraph" style:parent-style-name="Text_20_body">
      <style:text-properties style:font-name="Times New Roman" fo:font-size="11.8000001907349pt" fo:font-weight="normal" officeooo:rsid="01b2b0c8" officeooo:paragraph-rsid="01c8c640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5" style:family="paragraph" style:parent-style-name="Text_20_body">
      <style:text-properties style:font-name="Times New Roman" fo:font-size="11.8000001907349pt" fo:font-weight="normal" officeooo:rsid="01c8c640" officeooo:paragraph-rsid="01c8c640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6" style:family="paragraph" style:parent-style-name="Text_20_body">
      <style:text-properties style:font-name="Times New Roman" fo:font-size="11.8000001907349pt" fo:font-weight="normal" officeooo:rsid="0106ea35" officeooo:paragraph-rsid="0106ea35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7" style:family="paragraph" style:parent-style-name="Text_20_body">
      <style:text-properties style:font-name="Times New Roman" fo:font-size="11.8000001907349pt" fo:font-weight="normal" officeooo:rsid="0225956e" officeooo:paragraph-rsid="0225956e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8" style:family="paragraph" style:parent-style-name="Text_20_body">
      <style:text-properties style:font-name="Times New Roman" fo:font-size="11.8000001907349pt" style:text-underline-style="solid" style:text-underline-width="auto" style:text-underline-color="font-color" fo:font-weight="normal" officeooo:rsid="0152128d" officeooo:paragraph-rsid="0152128d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59" style:family="paragraph" style:parent-style-name="Text_20_body">
      <style:text-properties style:font-name="Times New Roman" fo:font-size="11.8000001907349pt" style:text-underline-style="solid" style:text-underline-width="auto" style:text-underline-color="font-color" fo:font-weight="normal" officeooo:rsid="017b0a72" officeooo:paragraph-rsid="017b0a7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60" style:family="paragraph" style:parent-style-name="Text_20_body">
      <style:text-properties style:font-name="Times New Roman" fo:font-size="11.8000001907349pt" style:text-underline-style="solid" style:text-underline-width="auto" style:text-underline-color="font-color" fo:font-weight="normal" officeooo:rsid="020d3f47" officeooo:paragraph-rsid="020d3f47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61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81477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2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1e7f9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3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97bd3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4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a1c56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5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32dea7" officeooo:paragraph-rsid="01aec918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6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c1945" officeooo:paragraph-rsid="01cc1945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7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cd9776" officeooo:paragraph-rsid="01cd9776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68" style:family="paragraph" style:parent-style-name="Text_20_body">
      <style:text-properties style:font-name="Times New Roman" fo:font-size="11.8000001907349pt" fo:font-style="italic" fo:font-weight="normal" officeooo:rsid="01b2b0c8" officeooo:paragraph-rsid="01b2b0c8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69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aec918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70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cd9776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71" style:family="paragraph" style:parent-style-name="Text_20_body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212d54e" officeooo:paragraph-rsid="0212d54e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72" style:family="paragraph" style:parent-style-name="Text_20_body">
      <style:text-properties style:font-name="Times New Roman" fo:font-size="11.8000001907349pt" style:text-underline-style="none" fo:font-weight="normal" officeooo:rsid="020eae23" officeooo:paragraph-rsid="020eae23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73" style:family="paragraph" style:parent-style-name="Text_20_body">
      <style:text-properties style:font-name="Times New Roman" fo:font-weight="normal" officeooo:rsid="0106ea35" officeooo:paragraph-rsid="0106ea35" style:font-weight-asian="normal" style:font-weight-complex="normal"/>
    </style:style>
    <style:style style:name="P74" style:family="paragraph" style:parent-style-name="Text_20_body">
      <style:text-properties style:font-name="Times New Roman" fo:font-weight="normal" officeooo:paragraph-rsid="01e064eb"/>
    </style:style>
    <style:style style:name="P75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76" style:family="paragraph" style:parent-style-name="Text_20_body">
      <style:text-properties style:text-underline-style="solid" style:text-underline-width="auto" style:text-underline-color="font-color" fo:font-weight="bold" officeooo:paragraph-rsid="0182e9eb" style:font-weight-asian="bold" style:font-weight-complex="bold"/>
    </style:style>
    <style:style style:name="P77" style:family="paragraph" style:parent-style-name="Standard">
      <style:text-properties style:text-underline-style="solid" style:text-underline-width="auto" style:text-underline-color="font-color" officeooo:rsid="01e339e5" officeooo:paragraph-rsid="01e339e5"/>
    </style:style>
    <style:style style:name="P78" style:family="paragraph" style:parent-style-name="Text_20_body">
      <style:text-properties style:text-underline-style="solid" style:text-underline-width="auto" style:text-underline-color="font-color" officeooo:rsid="020d3f47" officeooo:paragraph-rsid="020d3f47"/>
    </style:style>
    <style:style style:name="P79" style:family="paragraph" style:parent-style-name="Text_20_body">
      <style:text-properties style:text-underline-style="solid" style:text-underline-width="auto" style:text-underline-color="font-color" officeooo:rsid="0214c47c" officeooo:paragraph-rsid="01f67752"/>
    </style:style>
    <style:style style:name="P80" style:family="paragraph" style:parent-style-name="Standard">
      <style:text-properties style:text-underline-style="solid" style:text-underline-width="auto" style:text-underline-color="font-color" officeooo:rsid="02327a09" officeooo:paragraph-rsid="02327a09"/>
    </style:style>
    <style:style style:name="P81" style:family="paragraph" style:parent-style-name="Text_20_body">
      <style:text-properties style:font-name="Courier New" fo:font-size="10pt" fo:font-weight="normal" officeooo:rsid="00f5df4e" officeooo:paragraph-rsid="015755a9" style:font-name-asian="WenQuanYi Micro Hei" style:font-size-asian="10pt" style:font-weight-asian="normal" style:font-name-complex="Lohit Hindi2" style:font-size-complex="10pt" style:font-weight-complex="normal"/>
    </style:style>
    <style:style style:name="P82" style:family="paragraph" style:parent-style-name="Standard">
      <style:paragraph-properties fo:margin-top="0.3cm" fo:margin-bottom="0cm" style:contextual-spacing="false"/>
      <style:text-properties style:font-name="Courier New" fo:font-size="10pt" officeooo:rsid="00edee86" officeooo:paragraph-rsid="00ebfdf1"/>
    </style:style>
    <style:style style:name="P83" style:family="paragraph" style:parent-style-name="Standard">
      <style:paragraph-properties fo:margin-top="0cm" fo:margin-bottom="0cm" style:contextual-spacing="false"/>
      <style:text-properties style:font-name="Courier New" fo:font-size="10pt" officeooo:rsid="00f0df0d" officeooo:paragraph-rsid="00f0df0d"/>
    </style:style>
    <style:style style:name="P84" style:family="paragraph" style:parent-style-name="Standard">
      <style:text-properties style:font-name="Courier New" fo:font-size="10pt" officeooo:rsid="01e600e1" officeooo:paragraph-rsid="01e6888c"/>
    </style:style>
    <style:style style:name="P85" style:family="paragraph" style:parent-style-name="Standard">
      <style:text-properties style:font-name="Courier New" fo:font-size="10pt" officeooo:rsid="01e600e1" officeooo:paragraph-rsid="01e600e1"/>
    </style:style>
    <style:style style:name="P86" style:family="paragraph" style:parent-style-name="Standard">
      <style:paragraph-properties fo:margin-top="0.3cm" fo:margin-bottom="0cm" style:contextual-spacing="false"/>
      <style:text-properties style:font-name="Courier New" fo:font-size="10pt" officeooo:rsid="01c55562" officeooo:paragraph-rsid="01c55562"/>
    </style:style>
    <style:style style:name="P87" style:family="paragraph" style:parent-style-name="Text_20_body">
      <style:text-properties style:font-name="Courier New" officeooo:rsid="0106ea35" officeooo:paragraph-rsid="0106ea35"/>
    </style:style>
    <style:style style:name="P88" style:family="paragraph" style:parent-style-name="Standard">
      <style:paragraph-properties fo:margin-top="0.101cm" fo:margin-bottom="0cm" style:contextual-spacing="false"/>
      <style:text-properties style:font-name="Courier New" officeooo:rsid="012b6596" officeooo:paragraph-rsid="012b6596"/>
    </style:style>
    <style:style style:name="P8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style:font-name="Courier New" fo:font-size="8pt"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91" style:family="paragraph" style:parent-style-name="Text_20_body">
      <style:text-properties style:font-name="Courier New" fo:font-size="8pt" fo:font-style="normal" fo:font-weight="normal" officeooo:rsid="00ce615c" officeooo:paragraph-rsid="00dd3f97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style:font-name="Courier New" fo:font-size="8pt" fo:font-style="normal" fo:font-weight="normal" officeooo:rsid="00ce615c" officeooo:paragraph-rsid="0182dce3" style:font-style-asian="normal" style:font-weight-asian="normal" style:font-style-complex="normal" style:font-weight-complex="normal"/>
    </style:style>
    <style:style style:name="P93" style:family="paragraph" style:parent-style-name="Text_20_body">
      <style:text-properties style:font-name="Courier New" fo:font-size="8pt" fo:font-style="normal" fo:font-weight="normal" officeooo:rsid="00ce615c" style:font-style-asian="normal" style:font-weight-asian="normal" style:font-style-complex="normal" style:font-weight-complex="normal"/>
    </style:style>
    <style:style style:name="P94" style:family="paragraph" style:parent-style-name="Text_20_body">
      <style:text-properties style:font-name="Courier New" fo:font-size="8pt" fo:font-style="normal" fo:font-weight="normal" officeooo:rsid="00ce615c" officeooo:paragraph-rsid="01830471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style:font-name="Courier New" fo:font-size="8pt" fo:font-style="normal" fo:font-weight="normal" officeooo:rsid="00ce615c" officeooo:paragraph-rsid="01e8c606" style:font-style-asian="normal" style:font-weight-asian="normal" style:font-style-complex="normal" style:font-weight-complex="normal"/>
    </style:style>
    <style:style style:name="P9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fo:font-style="normal" fo:font-weight="normal" officeooo:rsid="01bcb8d3" officeooo:paragraph-rsid="01bcb8d3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style:font-name="Courier New" officeooo:paragraph-rsid="0182e9eb"/>
    </style:style>
    <style:style style:name="P98" style:family="paragraph" style:parent-style-name="Text_20_body">
      <style:text-properties style:font-name="Arial" fo:font-size="11.8000001907349pt" fo:font-weight="bold" officeooo:rsid="0106ea35" officeooo:paragraph-rsid="0106ea35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99" style:family="paragraph" style:parent-style-name="Text_20_body">
      <style:text-properties style:font-name="Arial" fo:font-size="11.8000001907349pt" fo:font-weight="bold" officeooo:rsid="01030653" officeooo:paragraph-rsid="01030653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00" style:family="paragraph" style:parent-style-name="Text_20_body">
      <style:text-properties style:font-name="Arial" fo:font-size="11.8000001907349pt" fo:font-weight="bold" officeooo:rsid="0182e9eb" officeooo:paragraph-rsid="0182e9eb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01" style:family="paragraph" style:parent-style-name="Text_20_body">
      <style:text-properties style:font-name="Arial" fo:font-size="11.8000001907349pt" fo:font-weight="bold" officeooo:rsid="00a76619" officeooo:paragraph-rsid="0182e9eb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02" style:family="paragraph" style:parent-style-name="Text_20_body">
      <style:text-properties style:font-name="Arial" fo:font-size="11.8000001907349pt" fo:font-style="italic" fo:font-weight="bold" officeooo:rsid="0106ea35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P103" style:family="paragraph" style:parent-style-name="Text_20_body">
      <style:text-properties style:font-name="Arial" fo:font-size="11.8999996185303pt" fo:font-style="italic" fo:font-weight="bold" officeooo:rsid="00cf3b2e" officeooo:paragraph-rsid="00705e42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04" style:family="paragraph" style:parent-style-name="Text_20_body">
      <style:text-properties style:font-name="Arial" fo:font-weight="bold" officeooo:rsid="01afc20c" officeooo:paragraph-rsid="01afc20c" style:font-weight-asian="bold" style:font-weight-complex="bold"/>
    </style:style>
    <style:style style:name="P105" style:family="paragraph" style:parent-style-name="Text_20_body">
      <style:text-properties officeooo:rsid="00e03516" officeooo:paragraph-rsid="00e03516"/>
    </style:style>
    <style:style style:name="P106" style:family="paragraph" style:parent-style-name="Text_20_body">
      <style:text-properties officeooo:rsid="01030653" officeooo:paragraph-rsid="01030653"/>
    </style:style>
    <style:style style:name="P107" style:family="paragraph" style:parent-style-name="Text_20_body">
      <style:text-properties officeooo:rsid="0106ea35" officeooo:paragraph-rsid="0106ea35"/>
    </style:style>
    <style:style style:name="P108" style:family="paragraph" style:parent-style-name="Text_20_body">
      <style:text-properties officeooo:rsid="010714ca" officeooo:paragraph-rsid="010714ca"/>
    </style:style>
    <style:style style:name="P109" style:family="paragraph" style:parent-style-name="Text_20_body">
      <style:text-properties officeooo:paragraph-rsid="01081e95"/>
    </style:style>
    <style:style style:name="P110" style:family="paragraph" style:parent-style-name="Text_20_body">
      <style:text-properties officeooo:paragraph-rsid="01030653"/>
    </style:style>
    <style:style style:name="P111" style:family="paragraph" style:parent-style-name="Text_20_body">
      <style:text-properties fo:color="#000000" loext:opacity="100%" style:font-name="Times New Roman" fo:font-size="12pt" officeooo:rsid="0190248e" officeooo:paragraph-rsid="019127c0" fo:background-color="transparent" style:font-size-asian="12pt" style:font-size-complex="12pt"/>
    </style:style>
    <style:style style:name="P112" style:family="paragraph" style:parent-style-name="Text_20_body">
      <style:text-properties fo:color="#000000" loext:opacity="100%" style:font-name="Times New Roman" fo:font-size="12pt" officeooo:rsid="018e3abc" officeooo:paragraph-rsid="019127c0" fo:background-color="transparent" style:font-size-asian="12pt" style:font-size-complex="12pt"/>
    </style:style>
    <style:style style:name="P113" style:family="paragraph" style:parent-style-name="Text_20_body">
      <style:text-properties fo:color="#000000" loext:opacity="100%" style:font-name="Times New Roman" fo:font-size="12pt" officeooo:rsid="019556e0" officeooo:paragraph-rsid="019556e0" fo:background-color="transparent" style:font-size-asian="12pt" style:font-size-complex="12pt"/>
    </style:style>
    <style:style style:name="P114" style:family="paragraph" style:parent-style-name="Text_20_body">
      <style:text-properties fo:color="#000000" loext:opacity="100%" style:font-name="Times New Roman" fo:font-size="12pt" fo:font-style="italic" fo:font-weight="bold" officeooo:rsid="0190248e" officeooo:paragraph-rsid="019127c0" fo:background-color="transparent" style:font-size-asian="12pt" style:font-style-asian="italic" style:font-weight-asian="bold" style:font-size-complex="12pt" style:font-style-complex="italic" style:font-weight-complex="bold"/>
    </style:style>
    <style:style style:name="P115" style:family="paragraph" style:parent-style-name="Text_20_body">
      <style:text-properties fo:color="#000000" loext:opacity="100%" style:font-name="Times New Roman" fo:font-size="12pt" fo:font-style="italic" fo:font-weight="bold" officeooo:rsid="0190248e" officeooo:paragraph-rsid="019e1818" fo:background-color="transparent" style:font-size-asian="12pt" style:font-style-asian="italic" style:font-weight-asian="bold" style:font-size-complex="12pt" style:font-style-complex="italic" style:font-weight-complex="bold"/>
    </style:style>
    <style:style style:name="P116" style:family="paragraph" style:parent-style-name="Text_20_body">
      <style:text-properties fo:color="#000000" loext:opacity="100%" style:font-name="Times New Roman" fo:font-size="12pt" fo:font-style="italic" style:text-underline-style="none" fo:font-weight="bold" officeooo:rsid="0190248e" officeooo:paragraph-rsid="019fc817" fo:background-color="transparent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117" style:family="paragraph" style:parent-style-name="Standard">
      <style:text-properties fo:color="#000000" loext:opacity="100%" style:font-name="Times New Roman" fo:font-size="12pt" fo:font-style="normal" style:text-underline-style="none" fo:font-weight="normal" officeooo:rsid="01830471" officeooo:paragraph-rsid="01830471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830471" officeooo:paragraph-rsid="01830471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40a6" officeooo:paragraph-rsid="01845c38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1851c79" officeooo:paragraph-rsid="01851c79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ext_20_body">
      <style:text-properties fo:color="#000000" loext:opacity="100%" style:font-name="Times New Roman" fo:font-size="12pt" fo:font-style="normal" style:text-underline-style="none" fo:font-weight="normal" officeooo:rsid="00d21738" officeooo:paragraph-rsid="015ccb1c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ext_20_body">
      <style:text-properties fo:color="#000000" loext:opacity="100%" style:font-name="Times New Roman" fo:font-size="12pt" fo:font-style="normal" style:text-underline-style="solid" style:text-underline-width="auto" style:text-underline-color="font-color" fo:font-weight="normal" officeooo:rsid="017c63d6" officeooo:paragraph-rsid="017c63d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text-properties fo:color="#000000" loext:opacity="100%" style:font-name="Times New Roman" fo:font-size="11.8999996185303pt" fo:font-style="normal" fo:font-weight="normal" officeooo:rsid="01a49154" officeooo:paragraph-rsid="01a49154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25" style:family="paragraph" style:parent-style-name="Standard">
      <style:text-properties fo:color="#000000" loext:opacity="100%" style:font-name="Times New Roman" fo:font-size="11.8999996185303pt" fo:font-style="italic" fo:font-weight="bold" officeooo:rsid="01a49154" officeooo:paragraph-rsid="01a49154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26" style:family="paragraph" style:parent-style-name="Text_20_body">
      <style:text-properties fo:color="#000000" loext:opacity="100%" style:font-name="Times New Roman" fo:font-size="11.8999996185303pt" fo:font-style="italic" fo:font-weight="bold" officeooo:rsid="01a49154" officeooo:paragraph-rsid="0207dd43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27" style:family="paragraph" style:parent-style-name="Standard">
      <style:text-properties fo:color="#000000" loext:opacity="100%" style:font-name="Times New Roman" fo:font-size="11.8000001907349pt" fo:font-style="italic" fo:font-weight="normal" officeooo:rsid="01cd9776" officeooo:paragraph-rsid="01d0aff0" fo:background-color="#ffffff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128" style:family="paragraph" style:parent-style-name="Text_20_body">
      <style:text-properties fo:color="#000000" loext:opacity="100%" style:font-name="Arial" fo:font-size="10.5pt" fo:font-style="italic" style:text-underline-style="none" fo:font-weight="bold" officeooo:rsid="015ccb1c" officeooo:paragraph-rsid="015ccb1c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129" style:family="paragraph" style:parent-style-name="Text_20_body">
      <style:text-properties fo:color="#000000" loext:opacity="100%" style:font-name="Arial" fo:font-size="10.5pt" fo:font-style="italic" style:text-underline-style="none" fo:font-weight="bold" officeooo:rsid="00d240a6" officeooo:paragraph-rsid="0188aef6" style:font-name-asian="WenQuanYi Micro Hei" style:font-size-asian="14pt" style:font-style-asian="italic" style:font-weight-asian="bold" style:font-name-complex="Lohit Hindi2" style:font-size-complex="14pt" style:font-style-complex="italic" style:font-weight-complex="bold" style:text-overline-style="none" style:text-overline-color="font-color"/>
    </style:style>
    <style:style style:name="P130" style:family="paragraph" style:parent-style-name="Text_20_body">
      <style:text-properties fo:color="#000000" loext:opacity="100%" style:font-name="Arial" fo:font-size="10.5pt" fo:font-style="italic" style:text-underline-style="none" fo:font-weight="normal" officeooo:rsid="015ccb1c" officeooo:paragraph-rsid="015ccb1c" style:font-name-asian="WenQuanYi Micro Hei" style:font-size-asian="14pt" style:font-style-asian="italic" style:font-weight-asian="normal" style:font-name-complex="Lohit Hindi2" style:font-size-complex="14pt" style:font-style-complex="italic" style:font-weight-complex="normal" style:text-overline-style="none" style:text-overline-color="font-color"/>
    </style:style>
    <style:style style:name="P131" style:family="paragraph" style:parent-style-name="Text_20_body">
      <style:text-properties fo:color="#000000" loext:opacity="100%" style:font-name="Arial" fo:font-size="10.5pt" fo:font-style="normal" style:text-underline-style="none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132" style:family="paragraph" style:parent-style-name="Text_20_body">
      <style:text-properties fo:color="#000000" loext:opacity="100%" style:font-name="Arial" fo:font-size="10.5pt" fo:font-style="normal" style:text-underline-style="solid" style:text-underline-width="auto" style:text-underline-color="font-color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133" style:family="paragraph" style:parent-style-name="Text_20_body">
      <style:text-properties fo:color="#000000" loext:opacity="100%" style:font-name="Courier New" fo:font-size="8pt" fo:font-style="normal" style:text-underline-style="none" fo:font-weight="normal" officeooo:rsid="00ce615c" officeooo:paragraph-rsid="01830471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1.8999996185303pt" style:font-name-asian="WenQuanYi Micro Hei" style:font-size-asian="11.8999996185303pt" style:font-name-complex="Lohit Hindi2" style:font-size-complex="11.8999996185303pt"/>
    </style:style>
    <style:style style:name="P13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13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212d54e" officeooo:paragraph-rsid="0212d54e" fo:background-color="#ffffff"/>
    </style:style>
    <style:style style:name="P137" style:family="paragraph" style:parent-style-name="Standard">
      <style:text-properties officeooo:rsid="0002d88f" officeooo:paragraph-rsid="006f4cb2"/>
    </style:style>
    <style:style style:name="P138" style:family="paragraph" style:parent-style-name="Standard">
      <style:text-properties officeooo:rsid="0015b9e3" officeooo:paragraph-rsid="0089b706"/>
    </style:style>
    <style:style style:name="P139" style:family="paragraph" style:parent-style-name="Text_20_body">
      <style:text-properties fo:font-weight="bold" officeooo:rsid="018cbe8f" officeooo:paragraph-rsid="018dfa69" style:font-weight-asian="bold" style:font-weight-complex="bold"/>
    </style:style>
    <style:style style:name="P140" style:family="paragraph" style:parent-style-name="Standard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P141" style:family="paragraph" style:parent-style-name="Standard">
      <style:text-properties fo:font-size="11.8999996185303pt" fo:font-weight="normal" officeooo:rsid="01a3ac4f" style:font-name-asian="WenQuanYi Micro Hei" style:font-size-asian="11.8999996185303pt" style:font-weight-asian="normal" style:font-name-complex="Lohit Hindi2" style:font-size-complex="11.8999996185303pt" style:font-weight-complex="normal"/>
    </style:style>
    <style:style style:name="P142" style:family="paragraph" style:parent-style-name="Standard">
      <style:text-properties fo:font-size="11.8999996185303pt" fo:font-style="normal" fo:font-weight="normal" officeooo:rsid="01c31d8c" officeooo:paragraph-rsid="01a4cc4c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43" style:family="paragraph" style:parent-style-name="Standard">
      <style:text-properties officeooo:rsid="015fbfae" officeooo:paragraph-rsid="015fbfae"/>
    </style:style>
    <style:style style:name="P144" style:family="paragraph" style:parent-style-name="Title">
      <style:paragraph-properties fo:text-align="center" style:justify-single-word="false"/>
      <style:text-properties fo:font-size="18pt" officeooo:paragraph-rsid="006f4cb2" style:font-size-asian="18pt" style:font-size-complex="18pt"/>
    </style:style>
    <style:style style:name="P145" style:family="paragraph" style:parent-style-name="Standard">
      <style:paragraph-properties fo:margin-top="0.3cm" fo:margin-bottom="0cm" style:contextual-spacing="false"/>
      <style:text-properties officeooo:rsid="00ebfdf1" officeooo:paragraph-rsid="00ebfdf1"/>
    </style:style>
    <style:style style:name="P146" style:family="paragraph" style:parent-style-name="Standard">
      <style:paragraph-properties fo:margin-top="0.3cm" fo:margin-bottom="0cm" style:contextual-spacing="false"/>
      <style:text-properties officeooo:rsid="00edee86" officeooo:paragraph-rsid="00edee86"/>
    </style:style>
    <style:style style:name="P147" style:family="paragraph" style:parent-style-name="Standard">
      <style:paragraph-properties fo:margin-top="0.3cm" fo:margin-bottom="0cm" style:contextual-spacing="false"/>
      <style:text-properties officeooo:rsid="00edee86" officeooo:paragraph-rsid="020b1b0a"/>
    </style:style>
    <style:style style:name="P148" style:family="paragraph" style:parent-style-name="Standard">
      <style:paragraph-properties fo:margin-top="0.3cm" fo:margin-bottom="0cm" style:contextual-spacing="false"/>
      <style:text-properties officeooo:rsid="00f0df0d" officeooo:paragraph-rsid="00f0df0d"/>
    </style:style>
    <style:style style:name="P149" style:family="paragraph" style:parent-style-name="Standard">
      <style:paragraph-properties fo:margin-top="0.3cm" fo:margin-bottom="0cm" style:contextual-spacing="false"/>
      <style:text-properties officeooo:rsid="00f0df0d" officeooo:paragraph-rsid="00f2ada6"/>
    </style:style>
    <style:style style:name="P150" style:family="paragraph" style:parent-style-name="Standard">
      <style:paragraph-properties fo:margin-top="0.3cm" fo:margin-bottom="0cm" style:contextual-spacing="false"/>
      <style:text-properties officeooo:rsid="00f0df0d" officeooo:paragraph-rsid="01c6ad6d"/>
    </style:style>
    <style:style style:name="P151" style:family="paragraph" style:parent-style-name="Standard">
      <style:paragraph-properties fo:margin-top="0.3cm" fo:margin-bottom="0cm" style:contextual-spacing="false"/>
      <style:text-properties officeooo:rsid="012b6596" officeooo:paragraph-rsid="012b6596"/>
    </style:style>
    <style:style style:name="P152" style:family="paragraph" style:parent-style-name="Text_20_body">
      <style:text-properties officeooo:paragraph-rsid="0182e9eb"/>
    </style:style>
    <style:style style:name="P153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rsid="00a2819c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4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rsid="00a5219a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5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paragraph-rsid="0182e9eb" style:font-size-asian="12pt" style:font-weight-asian="normal" style:font-size-complex="12pt" style:font-weight-complex="normal"/>
    </style:style>
    <style:style style:name="P156" style:family="paragraph" style:parent-style-name="Preformatted_20_Text">
      <style:text-properties fo:font-variant="normal" fo:text-transform="none" fo:color="#000000" loext:opacity="100%" style:font-name="Liberation Sans1" fo:font-size="12pt" fo:letter-spacing="normal" fo:font-style="normal" fo:font-weight="normal" officeooo:rsid="00a2819c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7" style:family="paragraph" style:parent-style-name="Preformatted_20_Text">
      <style:text-properties fo:font-variant="normal" fo:text-transform="none" fo:color="#000000" loext:opacity="100%" style:font-name="Liberation Sans1" fo:font-size="12pt" fo:letter-spacing="normal" fo:font-style="normal" fo:font-weight="normal" officeooo:rsid="00a5219a" officeooo:paragraph-rsid="0182e9eb" style:font-name-asian="Droid Sans Fallback1" style:font-size-asian="12pt" style:font-weight-asian="normal" style:font-name-complex="FreeSans" style:font-size-complex="12pt" style:font-weight-complex="normal"/>
    </style:style>
    <style:style style:name="P158" style:family="paragraph" style:parent-style-name="Preformatted_20_Text">
      <style:text-properties fo:font-variant="normal" fo:text-transform="none" fo:color="#000000" loext:opacity="100%" style:font-name="Liberation Sans1" fo:font-size="12pt" fo:letter-spacing="normal" fo:font-style="normal" style:text-underline-style="solid" style:text-underline-width="auto" style:text-underline-color="font-color" fo:font-weight="bold" officeooo:rsid="00a5219a" officeooo:paragraph-rsid="0182e9eb" style:font-name-asian="Droid Sans Fallback1" style:font-size-asian="12pt" style:font-weight-asian="bold" style:font-name-complex="FreeSans" style:font-size-complex="12pt" style:font-weight-complex="bold"/>
    </style:style>
    <style:style style:name="P159" style:family="paragraph" style:parent-style-name="Text_20_body">
      <style:text-properties fo:font-variant="normal" fo:text-transform="none" fo:color="#000000" loext:opacity="100%" style:text-line-through-style="none" style:text-line-through-type="none" style:font-name="inconsolata" fo:font-size="10pt" fo:letter-spacing="normal" fo:font-style="normal" style:text-underline-style="none" fo:font-weight="normal" officeooo:rsid="01081e95" officeooo:paragraph-rsid="01081e95" style:text-blinking="false" style:font-size-asian="10pt" style:font-size-complex="10pt" loext:padding="0cm" loext:border="none"/>
    </style:style>
    <style:style style:name="P160" style:family="paragraph" style:parent-style-name="Text_20_body">
      <style:text-properties fo:font-size="12pt" fo:font-weight="normal" officeooo:rsid="00d311f0" officeooo:paragraph-rsid="0182e9eb" style:font-size-asian="12pt" style:font-weight-asian="normal" style:font-size-complex="12pt" style:font-weight-complex="normal"/>
    </style:style>
    <style:style style:name="P161" style:family="paragraph" style:parent-style-name="Text_20_body">
      <style:text-properties fo:font-size="12pt" fo:font-weight="normal" officeooo:rsid="00a5219a" officeooo:paragraph-rsid="0182e9eb" style:font-size-asian="12pt" style:font-weight-asian="normal" style:font-size-complex="12pt" style:font-weight-complex="normal"/>
    </style:style>
    <style:style style:name="P162" style:family="paragraph" style:parent-style-name="Text_20_body">
      <style:text-properties officeooo:rsid="00cd76d4" officeooo:paragraph-rsid="00cd76d4"/>
    </style:style>
    <style:style style:name="P163" style:family="paragraph" style:parent-style-name="Text_20_body">
      <style:text-properties officeooo:rsid="017c14fa" officeooo:paragraph-rsid="017c14fa"/>
    </style:style>
    <style:style style:name="P164" style:family="paragraph" style:parent-style-name="Text_20_body">
      <style:text-properties officeooo:rsid="00d311f0" officeooo:paragraph-rsid="0182e9eb"/>
    </style:style>
    <style:style style:name="P165" style:family="paragraph" style:parent-style-name="Text_20_body">
      <style:text-properties officeooo:rsid="00d4e481" officeooo:paragraph-rsid="0182e9eb"/>
    </style:style>
    <style:style style:name="P166" style:family="paragraph" style:parent-style-name="Text_20_body">
      <style:text-properties officeooo:rsid="00a76619" officeooo:paragraph-rsid="0182e9eb"/>
    </style:style>
    <style:style style:name="P167" style:family="paragraph" style:parent-style-name="Text_20_body">
      <style:text-properties officeooo:paragraph-rsid="01845c38"/>
    </style:style>
    <style:style style:name="P168" style:family="paragraph" style:parent-style-name="Text_20_body">
      <style:text-properties officeooo:rsid="014c1f39" officeooo:paragraph-rsid="0188aef6"/>
    </style:style>
    <style:style style:name="P169" style:family="paragraph" style:parent-style-name="Text_20_body">
      <style:text-properties officeooo:rsid="018cbe8f" officeooo:paragraph-rsid="018cbe8f"/>
    </style:style>
    <style:style style:name="P170" style:family="paragraph" style:parent-style-name="Text_20_body">
      <style:text-properties officeooo:rsid="018cbe8f" officeooo:paragraph-rsid="019838fd"/>
    </style:style>
    <style:style style:name="P171" style:family="paragraph" style:parent-style-name="Standard">
      <style:text-properties officeooo:paragraph-rsid="0080df97"/>
    </style:style>
    <style:style style:name="P172" style:family="paragraph" style:parent-style-name="Text_20_body">
      <style:text-properties officeooo:rsid="019127c0" officeooo:paragraph-rsid="019127c0"/>
    </style:style>
    <style:style style:name="P173" style:family="paragraph" style:parent-style-name="Text_20_body">
      <style:text-properties officeooo:rsid="019838fd" officeooo:paragraph-rsid="019838fd"/>
    </style:style>
    <style:style style:name="P174" style:family="paragraph" style:parent-style-name="Text_20_body">
      <style:text-properties officeooo:rsid="019838fd" officeooo:paragraph-rsid="019b665f"/>
    </style:style>
    <style:style style:name="P175" style:family="paragraph" style:parent-style-name="Standard">
      <style:text-properties officeooo:rsid="00ce615c" officeooo:paragraph-rsid="00ea8470"/>
    </style:style>
    <style:style style:name="P176" style:family="paragraph" style:parent-style-name="Standard">
      <style:text-properties officeooo:paragraph-rsid="01a3e481"/>
    </style:style>
    <style:style style:name="P177" style:family="paragraph" style:parent-style-name="Standard">
      <style:text-properties officeooo:rsid="01a3e481" officeooo:paragraph-rsid="01a4cc4c"/>
    </style:style>
    <style:style style:name="P178" style:family="paragraph" style:parent-style-name="Standard">
      <style:text-properties officeooo:rsid="01a49154" officeooo:paragraph-rsid="01a49154"/>
    </style:style>
    <style:style style:name="P179" style:family="paragraph" style:parent-style-name="Text_20_body">
      <style:text-properties officeooo:rsid="01a49154" officeooo:paragraph-rsid="02046e19"/>
    </style:style>
    <style:style style:name="P180" style:family="paragraph" style:parent-style-name="Standard">
      <style:text-properties officeooo:paragraph-rsid="01a4cc4c"/>
    </style:style>
    <style:style style:name="P181" style:family="paragraph" style:parent-style-name="Standard">
      <style:paragraph-properties fo:margin-top="0.3cm" fo:margin-bottom="0cm" style:contextual-spacing="false"/>
      <style:text-properties officeooo:rsid="01c5feca" officeooo:paragraph-rsid="01c5feca"/>
    </style:style>
    <style:style style:name="P182" style:family="paragraph" style:parent-style-name="Standard">
      <style:text-properties officeooo:rsid="01d00433" officeooo:paragraph-rsid="01d00433"/>
    </style:style>
    <style:style style:name="P183" style:family="paragraph" style:parent-style-name="Standard">
      <style:text-properties officeooo:rsid="01d0aff0" officeooo:paragraph-rsid="01d0aff0"/>
    </style:style>
    <style:style style:name="P184" style:family="paragraph" style:parent-style-name="Text_20_body">
      <style:text-properties officeooo:rsid="019e1818" officeooo:paragraph-rsid="019e1818"/>
    </style:style>
    <style:style style:name="P185" style:family="paragraph" style:parent-style-name="Text_20_body">
      <style:text-properties officeooo:paragraph-rsid="00e5cefd"/>
    </style:style>
    <style:style style:name="P186" style:family="paragraph" style:parent-style-name="Text_20_body">
      <style:text-properties officeooo:rsid="01a0b522" officeooo:paragraph-rsid="01a0b522"/>
    </style:style>
    <style:style style:name="P187" style:family="paragraph" style:parent-style-name="Text_20_body">
      <style:text-properties officeooo:rsid="01a251c9" officeooo:paragraph-rsid="01a251c9"/>
    </style:style>
    <style:style style:name="P188" style:family="paragraph" style:parent-style-name="Text_20_body">
      <style:text-properties officeooo:rsid="01197bd3" officeooo:paragraph-rsid="01aec918"/>
    </style:style>
    <style:style style:name="P189" style:family="paragraph" style:parent-style-name="Text_20_body">
      <style:paragraph-properties fo:margin-top="0cm" fo:margin-bottom="0.101cm" style:contextual-spacing="false"/>
      <style:text-properties style:font-name="Courier new" fo:font-size="7.80000019073486pt" fo:font-style="italic" fo:font-weight="normal" officeooo:rsid="01171120" officeooo:paragraph-rsid="01aec918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190" style:family="paragraph" style:parent-style-name="Text_20_body">
      <style:paragraph-properties fo:margin-top="0cm" fo:margin-bottom="0.101cm" style:contextual-spacing="false"/>
      <style:text-properties style:font-name="Courier new" fo:font-size="7.80000019073486pt" fo:font-style="italic" fo:font-weight="normal" officeooo:rsid="01171120" officeooo:paragraph-rsid="020eae23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191" style:family="paragraph" style:parent-style-name="Text_20_body">
      <style:text-properties officeooo:rsid="01beba6f" officeooo:paragraph-rsid="01beba6f"/>
    </style:style>
    <style:style style:name="P192" style:family="paragraph" style:parent-style-name="Text_20_body">
      <style:text-properties officeooo:paragraph-rsid="01c0662b"/>
    </style:style>
    <style:style style:name="P193" style:family="paragraph" style:parent-style-name="Text_20_body">
      <style:text-properties officeooo:rsid="01d1e3ad" officeooo:paragraph-rsid="01d1e3ad"/>
    </style:style>
    <style:style style:name="P194" style:family="paragraph" style:parent-style-name="Code">
      <style:text-properties officeooo:rsid="01d1e3ad" officeooo:paragraph-rsid="0212d54e"/>
    </style:style>
    <style:style style:name="P195" style:family="paragraph" style:parent-style-name="Text_20_body">
      <style:text-properties officeooo:rsid="01d1e3ad" officeooo:paragraph-rsid="021449b3"/>
    </style:style>
    <style:style style:name="P196" style:family="paragraph" style:parent-style-name="Text_20_body">
      <style:text-properties officeooo:paragraph-rsid="01d1e3ad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1e526c1" style:font-size-asian="10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293182e" officeooo:paragraph-rsid="01e526c1" style:font-size-asian="10pt"/>
    </style:style>
    <style:style style:name="P199" style:family="paragraph" style:parent-style-name="Standard">
      <style:text-properties style:font-name="Monospace" fo:font-size="10pt" officeooo:paragraph-rsid="01e526c1" style:font-size-asian="10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e526c1"/>
    </style:style>
    <style:style style:name="P201" style:family="paragraph" style:parent-style-name="Standard">
      <style:text-properties officeooo:paragraph-rsid="01e526c1"/>
    </style:style>
    <style:style style:name="P202" style:family="paragraph" style:parent-style-name="Text_20_body">
      <style:text-properties officeooo:paragraph-rsid="01e526c1"/>
    </style:style>
    <style:style style:name="P203" style:family="paragraph" style:parent-style-name="Standard">
      <style:text-properties officeooo:rsid="01e600e1" officeooo:paragraph-rsid="01e600e1"/>
    </style:style>
    <style:style style:name="P204" style:family="paragraph" style:parent-style-name="Text_20_body">
      <style:text-properties officeooo:rsid="01e600e1" officeooo:paragraph-rsid="01e600e1"/>
    </style:style>
    <style:style style:name="P205" style:family="paragraph" style:parent-style-name="Standard">
      <style:text-properties officeooo:rsid="01e600e1" officeooo:paragraph-rsid="01e6888c"/>
    </style:style>
    <style:style style:name="P206" style:family="paragraph" style:parent-style-name="Code">
      <style:text-properties officeooo:rsid="01fe0912" officeooo:paragraph-rsid="01fe0912"/>
    </style:style>
    <style:style style:name="P207" style:family="paragraph" style:parent-style-name="Text_20_body">
      <style:text-properties officeooo:rsid="01fe0912" officeooo:paragraph-rsid="01fe0912"/>
    </style:style>
    <style:style style:name="P208" style:family="paragraph" style:parent-style-name="Code">
      <style:text-properties officeooo:rsid="01fe0912" officeooo:paragraph-rsid="01ff3d8f"/>
    </style:style>
    <style:style style:name="P209" style:family="paragraph" style:parent-style-name="Code">
      <style:text-properties fo:font-size="10pt" style:font-size-asian="10pt" style:font-size-complex="10pt"/>
    </style:style>
    <style:style style:name="P210" style:family="paragraph" style:parent-style-name="Code">
      <style:text-properties officeooo:rsid="021b500d" officeooo:paragraph-rsid="021b500d"/>
    </style:style>
    <style:style style:name="P211" style:family="paragraph" style:parent-style-name="Text_20_body">
      <style:text-properties officeooo:rsid="021b500d" officeooo:paragraph-rsid="021b500d"/>
    </style:style>
    <style:style style:name="P2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5" style:family="paragraph" style:parent-style-name="Text_20_body">
      <style:paragraph-properties fo:margin-top="0cm" fo:margin-bottom="0.101cm" style:contextual-spacing="false"/>
      <style:text-properties officeooo:paragraph-rsid="01aec918"/>
    </style:style>
    <style:style style:name="P216" style:family="paragraph" style:parent-style-name="Standard">
      <style:paragraph-properties style:line-height-at-least="0.503cm"/>
      <style:text-properties officeooo:paragraph-rsid="0212d54e"/>
    </style:style>
    <style:style style:name="P217" style:family="paragraph" style:parent-style-name="Standard">
      <style:paragraph-properties fo:margin-top="0.3cm" fo:margin-bottom="0cm" style:contextual-spacing="false"/>
      <style:text-properties officeooo:rsid="020b1b0a" officeooo:paragraph-rsid="020b1b0a"/>
    </style:style>
    <style:style style:name="P218" style:family="paragraph" style:parent-style-name="Text_20_body">
      <style:text-properties fo:font-weight="normal" officeooo:rsid="010efc1d" officeooo:paragraph-rsid="010efc1d" style:font-weight-asian="normal" style:font-weight-complex="normal"/>
    </style:style>
    <style:style style:name="P219" style:family="paragraph" style:parent-style-name="Text_20_body">
      <style:text-properties officeooo:rsid="021180ea" officeooo:paragraph-rsid="01f67752"/>
    </style:style>
    <style:style style:name="P220" style:family="paragraph" style:parent-style-name="Text_20_body">
      <style:text-properties officeooo:rsid="01fcfc09" officeooo:paragraph-rsid="01fcfc09"/>
    </style:style>
    <style:style style:name="P221" style:family="paragraph" style:parent-style-name="Text_20_body">
      <style:text-properties officeooo:paragraph-rsid="01f83c53"/>
    </style:style>
    <style:style style:name="P222" style:family="paragraph" style:parent-style-name="Text_20_body">
      <style:text-properties officeooo:paragraph-rsid="01fe0912"/>
    </style:style>
    <style:style style:name="P223" style:family="paragraph" style:parent-style-name="Text_20_body">
      <style:text-properties officeooo:rsid="01ff255d" officeooo:paragraph-rsid="01ff255d"/>
    </style:style>
    <style:style style:name="P224" style:family="paragraph" style:parent-style-name="Text_20_body">
      <style:text-properties officeooo:rsid="01ff3d8f" officeooo:paragraph-rsid="01ff3d8f"/>
    </style:style>
    <style:style style:name="P225" style:family="paragraph" style:parent-style-name="Text_20_body">
      <style:text-properties officeooo:rsid="02008497" officeooo:paragraph-rsid="02008497"/>
    </style:style>
    <style:style style:name="P226" style:family="paragraph" style:parent-style-name="Text_20_body">
      <style:text-properties officeooo:paragraph-rsid="0207dd43"/>
    </style:style>
    <style:style style:name="P227" style:family="paragraph" style:parent-style-name="Text_20_body">
      <style:paragraph-properties fo:margin-top="0.3cm" fo:margin-bottom="0cm" style:contextual-spacing="false"/>
      <style:text-properties officeooo:paragraph-rsid="020c2faf"/>
    </style:style>
    <style:style style:name="P228" style:family="paragraph" style:parent-style-name="Text_20_body">
      <style:text-properties officeooo:rsid="01c84eaa" officeooo:paragraph-rsid="01c84eaa"/>
    </style:style>
    <style:style style:name="P229" style:family="paragraph" style:parent-style-name="Text_20_body">
      <style:text-properties officeooo:rsid="020cedef" officeooo:paragraph-rsid="020cedef"/>
    </style:style>
    <style:style style:name="P230" style:family="paragraph" style:parent-style-name="Text_20_body">
      <style:paragraph-properties fo:margin-top="0cm" fo:margin-bottom="0.101cm" style:contextual-spacing="false"/>
      <style:text-properties officeooo:paragraph-rsid="01cd9776"/>
    </style:style>
    <style:style style:name="P231" style:family="paragraph" style:parent-style-name="Text_20_body">
      <style:text-properties officeooo:paragraph-rsid="021449b3"/>
    </style:style>
    <style:style style:name="P232" style:family="paragraph" style:parent-style-name="Text_20_body">
      <style:text-properties officeooo:rsid="01f83c53" officeooo:paragraph-rsid="01f83c53"/>
    </style:style>
    <style:style style:name="P233" style:family="paragraph" style:parent-style-name="Standard">
      <style:text-properties officeooo:rsid="01e339e5" officeooo:paragraph-rsid="01e339e5"/>
    </style:style>
    <style:style style:name="P234" style:family="paragraph" style:parent-style-name="Heading_20_1" style:list-style-name=""/>
    <style:style style:name="P235" style:family="paragraph" style:parent-style-name="Heading_20_1" style:list-style-name="">
      <style:text-properties officeooo:paragraph-rsid="0076eb9f"/>
    </style:style>
    <style:style style:name="P236" style:family="paragraph" style:parent-style-name="Heading_20_1" style:list-style-name="">
      <style:text-properties officeooo:paragraph-rsid="008b0c85"/>
    </style:style>
    <style:style style:name="P237" style:family="paragraph" style:parent-style-name="Heading_20_1">
      <style:paragraph-properties fo:break-before="page"/>
      <style:text-properties officeooo:paragraph-rsid="01830471"/>
    </style:style>
    <style:style style:name="P238" style:family="paragraph" style:parent-style-name="Heading_20_1">
      <style:paragraph-properties fo:break-before="page"/>
      <style:text-properties officeooo:paragraph-rsid="0076eb9f"/>
    </style:style>
    <style:style style:name="P239" style:family="paragraph" style:parent-style-name="Heading_20_1">
      <style:paragraph-properties fo:break-before="page"/>
      <style:text-properties officeooo:paragraph-rsid="0080df97"/>
    </style:style>
    <style:style style:name="P240" style:family="paragraph" style:parent-style-name="Heading_20_1">
      <style:paragraph-properties fo:break-before="page"/>
      <style:text-properties officeooo:rsid="01f67752" officeooo:paragraph-rsid="01f67752"/>
    </style:style>
    <style:style style:name="P241" style:family="paragraph" style:parent-style-name="Heading_20_1">
      <style:paragraph-properties fo:break-before="page"/>
      <style:text-properties officeooo:paragraph-rsid="013a2b1b"/>
    </style:style>
    <style:style style:name="P242" style:family="paragraph" style:parent-style-name="Heading_20_1">
      <style:paragraph-properties fo:break-before="page"/>
      <style:text-properties officeooo:rsid="0089b706" officeooo:paragraph-rsid="0089b706"/>
    </style:style>
    <style:style style:name="P243" style:family="paragraph" style:parent-style-name="Heading_20_1" style:list-style-name="">
      <style:text-properties officeooo:rsid="001e5a7e" officeooo:paragraph-rsid="008a61ff"/>
    </style:style>
    <style:style style:name="P244" style:family="paragraph" style:parent-style-name="Heading_20_1">
      <style:paragraph-properties fo:break-before="page"/>
      <style:text-properties officeooo:paragraph-rsid="01aec918"/>
    </style:style>
    <style:style style:name="P245" style:family="paragraph" style:parent-style-name="Heading_20_1">
      <style:paragraph-properties fo:break-before="page"/>
      <style:text-properties style:font-name="Arial" fo:font-size="16.1000003814697pt" fo:font-weight="bold" officeooo:rsid="00f469e8" officeooo:paragraph-rsid="01030653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246" style:family="paragraph" style:parent-style-name="Heading_20_1">
      <style:paragraph-properties fo:break-before="page"/>
    </style:style>
    <style:style style:name="P247" style:family="paragraph" style:parent-style-name="Heading_20_2">
      <style:text-properties officeooo:paragraph-rsid="018aa2c4"/>
    </style:style>
    <style:style style:name="P248" style:family="paragraph" style:parent-style-name="Heading_20_2">
      <style:text-properties officeooo:paragraph-rsid="01870321"/>
    </style:style>
    <style:style style:name="P249" style:family="paragraph" style:parent-style-name="Heading_20_2">
      <style:text-properties officeooo:paragraph-rsid="01ff255d"/>
    </style:style>
    <style:style style:name="P250" style:family="paragraph" style:parent-style-name="Heading_20_2">
      <style:paragraph-properties fo:margin-top="0.3cm" fo:margin-bottom="0cm" style:contextual-spacing="false"/>
      <style:text-properties officeooo:rsid="00f0df0d" officeooo:paragraph-rsid="020c2faf"/>
    </style:style>
    <style:style style:name="P251" style:family="paragraph" style:parent-style-name="Heading_20_2">
      <style:text-properties officeooo:paragraph-rsid="01aefbe5"/>
    </style:style>
    <style:style style:name="P252" style:family="paragraph" style:parent-style-name="Heading_20_2">
      <style:text-properties officeooo:paragraph-rsid="01aec918"/>
    </style:style>
    <style:style style:name="P253" style:family="paragraph" style:parent-style-name="Heading_20_2">
      <style:text-properties officeooo:paragraph-rsid="0182e9eb"/>
    </style:style>
    <style:style style:name="P254" style:family="paragraph" style:parent-style-name="Heading_20_3">
      <style:text-properties officeooo:paragraph-rsid="01fcfc09"/>
    </style:style>
    <style:style style:name="P255" style:family="paragraph" style:parent-style-name="Heading_20_3">
      <style:paragraph-properties fo:margin-top="0cm" fo:margin-bottom="0.101cm" style:contextual-spacing="false"/>
      <style:text-properties style:font-name="Times New Roman" fo:font-size="11.8000001907349pt" fo:font-style="normal" fo:font-weight="normal" officeooo:rsid="01181477" officeooo:paragraph-rsid="020eae23" style:font-name-asian="WenQuanYi Micro Hei" style:font-size-asian="11.8000001907349pt" style:font-style-asian="normal" style:font-weight-asian="normal" style:font-name-complex="Lohit Hindi2" style:font-size-complex="11.8000001907349pt" style:font-style-complex="normal" style:font-weight-complex="normal"/>
    </style:style>
    <style:style style:name="P256" style:family="paragraph" style:parent-style-name="Heading_20_4">
      <style:paragraph-properties fo:margin-top="0.3cm" fo:margin-bottom="0cm" style:contextual-spacing="false"/>
      <style:text-properties officeooo:rsid="007f7c16" officeooo:paragraph-rsid="0089b706"/>
    </style:style>
    <style:style style:name="P257" style:family="paragraph" style:parent-style-name="Heading_20_4" style:list-style-name="">
      <style:text-properties style:font-name="Arial" fo:font-size="11.8000001907349pt" fo:font-weight="bold" officeooo:rsid="013bff24" officeooo:paragraph-rsid="01aec918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258" style:family="paragraph" style:parent-style-name="Heading_20_4" style:list-style-name="">
      <style:text-properties style:font-name="Arial" fo:font-size="11.8000001907349pt" fo:font-weight="bold" officeooo:rsid="013bff24" officeooo:paragraph-rsid="0113287e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259" style:family="paragraph" style:parent-style-name="Standard" style:list-style-name="L1">
      <style:text-properties officeooo:rsid="00071684" officeooo:paragraph-rsid="006f4cb2"/>
    </style:style>
    <style:style style:name="P260" style:family="paragraph" style:parent-style-name="Standard" style:list-style-name="L1">
      <style:text-properties officeooo:rsid="0046be32" officeooo:paragraph-rsid="006f4cb2"/>
    </style:style>
    <style:style style:name="P261" style:family="paragraph" style:parent-style-name="Standard" style:list-style-name="L1">
      <style:text-properties officeooo:rsid="006f4cb2" officeooo:paragraph-rsid="006f4cb2"/>
    </style:style>
    <style:style style:name="P262" style:family="paragraph" style:parent-style-name="Standard" style:list-style-name="L1">
      <style:text-properties officeooo:rsid="016b81c2" officeooo:paragraph-rsid="006f4cb2"/>
    </style:style>
    <style:style style:name="P263" style:family="paragraph" style:parent-style-name="Standard" style:list-style-name="L1">
      <style:text-properties officeooo:rsid="00ce615c" officeooo:paragraph-rsid="00ea8470"/>
    </style:style>
    <style:style style:name="P264" style:family="paragraph" style:parent-style-name="Standard" style:list-style-name="L2">
      <style:text-properties officeooo:rsid="02327a09" officeooo:paragraph-rsid="02327a09"/>
    </style:style>
    <style:style style:name="P265" style:family="paragraph" style:parent-style-name="Standard" style:list-style-name="L1">
      <style:text-properties officeooo:rsid="017278c8" officeooo:paragraph-rsid="006f4cb2"/>
    </style:style>
    <style:style style:name="P266" style:family="paragraph" style:parent-style-name="Standard" style:list-style-name="">
      <style:text-properties style:font-name="Times New Roman" fo:font-size="11.8999996185303pt" fo:font-style="normal" fo:font-weight="normal" officeooo:rsid="015ebe13" officeooo:paragraph-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267" style:family="paragraph" style:parent-style-name="Standard" style:list-style-name="">
      <style:text-properties fo:color="#000000" loext:opacity="100%" style:font-name="Times New Roman" fo:font-size="11.8999996185303pt" fo:font-style="normal" fo:font-weight="normal" officeooo:rsid="015ebe13" officeooo:paragraph-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268" style:family="paragraph" style:parent-style-name="Standard" style:list-style-name="">
      <style:text-properties fo:color="#000000" loext:opacity="100%" style:font-name="Monospace" fo:font-size="16pt" fo:font-style="normal" fo:font-weight="normal" officeooo:rsid="0140333d" officeooo:paragraph-rsid="0140333d" style:font-size-asian="16pt" style:font-style-asian="normal" style:font-weight-asian="normal" style:font-style-complex="normal" style:font-weight-complex="normal"/>
    </style:style>
    <style:style style:name="P269" style:family="paragraph" style:parent-style-name="Standard" style:list-style-name="L11">
      <style:paragraph-properties fo:margin-top="0.3cm" fo:margin-bottom="0cm" style:contextual-spacing="false"/>
      <style:text-properties officeooo:paragraph-rsid="00f2ada6"/>
    </style:style>
    <style:style style:name="P270" style:family="paragraph" style:parent-style-name="Standard" style:list-style-name="L11">
      <style:paragraph-properties fo:margin-top="0.3cm" fo:margin-bottom="0cm" style:contextual-spacing="false"/>
      <style:text-properties officeooo:rsid="00f0df0d" officeooo:paragraph-rsid="00f0df0d"/>
    </style:style>
    <style:style style:name="P271" style:family="paragraph" style:parent-style-name="Text_20_body" style:list-style-name="L3">
      <style:text-properties officeooo:paragraph-rsid="01811567"/>
    </style:style>
    <style:style style:name="P272" style:family="paragraph" style:parent-style-name="Text_20_body" style:list-style-name="L3">
      <style:text-properties fo:font-style="italic" fo:font-weight="bold" officeooo:rsid="0180917a" officeooo:paragraph-rsid="0180917a" style:font-style-asian="italic" style:font-weight-asian="bold" style:font-style-complex="italic" style:font-weight-complex="bold"/>
    </style:style>
    <style:style style:name="P273" style:family="paragraph" style:parent-style-name="Text_20_body" style:list-style-name="L3">
      <style:text-properties fo:font-style="italic" fo:font-weight="bold" officeooo:rsid="0180917a" officeooo:paragraph-rsid="01811567" style:font-style-asian="italic" style:font-weight-asian="bold" style:font-style-complex="italic" style:font-weight-complex="bold"/>
    </style:style>
    <style:style style:name="P274" style:family="paragraph" style:parent-style-name="Text_20_body">
      <style:text-properties fo:font-style="italic" fo:font-weight="bold" officeooo:rsid="017c14fa" officeooo:paragraph-rsid="0240e2eb" style:font-style-asian="italic" style:font-weight-asian="bold" style:font-style-complex="italic" style:font-weight-complex="bold"/>
    </style:style>
    <style:style style:name="P275" style:family="paragraph" style:parent-style-name="Text_20_body" style:list-style-name="L8">
      <style:text-properties fo:font-style="italic" officeooo:paragraph-rsid="01c0662b" style:font-style-asian="italic" style:font-style-complex="italic"/>
    </style:style>
    <style:style style:name="P276" style:family="paragraph" style:parent-style-name="Text_20_body" style:list-style-name="L16">
      <style:text-properties fo:font-style="italic" officeooo:rsid="00d4e481" officeooo:paragraph-rsid="0182e9eb" style:font-style-asian="italic" style:font-style-complex="italic"/>
    </style:style>
    <style:style style:name="P277" style:family="paragraph" style:parent-style-name="Text_20_body" style:list-style-name="L4">
      <style:text-properties fo:color="#000000" loext:opacity="100%" style:font-name="Times New Roman" fo:font-size="12pt" fo:font-style="italic" fo:font-weight="bold" officeooo:rsid="019556e0" officeooo:paragraph-rsid="01bd0c45" fo:background-color="transparent" style:font-size-asian="12pt" style:font-style-asian="italic" style:font-weight-asian="bold" style:font-size-complex="12pt" style:font-style-complex="italic" style:font-weight-complex="bold"/>
    </style:style>
    <style:style style:name="P278" style:family="paragraph" style:parent-style-name="Text_20_body" style:list-style-name="L4">
      <style:text-properties fo:color="#000000" loext:opacity="100%" style:font-name="Times New Roman" fo:font-size="12pt" officeooo:rsid="019556e0" officeooo:paragraph-rsid="019556e0" fo:background-color="transparent" style:font-size-asian="12pt" style:font-size-complex="12pt"/>
    </style:style>
    <style:style style:name="P279" style:family="paragraph" style:parent-style-name="Text_20_body" style:list-style-name="L4">
      <style:text-properties fo:color="#000000" loext:opacity="100%" style:font-name="Times New Roman" fo:font-size="12pt" officeooo:rsid="0196acba" officeooo:paragraph-rsid="0196acba" fo:background-color="transparent" style:font-size-asian="12pt" style:font-size-complex="12pt"/>
    </style:style>
    <style:style style:name="P280" style:family="paragraph" style:parent-style-name="Text_20_body">
      <style:text-properties fo:color="#000000" loext:opacity="100%" style:font-name="Courier New" fo:font-size="10.5pt" fo:font-style="normal" style:text-underline-style="none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281" style:family="paragraph" style:parent-style-name="Text_20_body">
      <style:text-properties fo:color="#000000" loext:opacity="100%" style:font-name="Arial" fo:font-size="10.5pt" fo:font-style="normal" style:text-underline-style="none" fo:font-weight="normal" officeooo:rsid="01870321" officeooo:paragraph-rsid="01870321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282" style:family="paragraph" style:parent-style-name="Text_20_body">
      <style:text-properties fo:color="#000000" loext:opacity="100%" style:font-name="Arial" fo:font-size="10.5pt" fo:font-style="normal" style:text-underline-style="none" fo:font-weight="normal" officeooo:rsid="02426d6a" officeooo:paragraph-rsid="02426d6a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P283" style:family="paragraph" style:parent-style-name="Text_20_body" style:list-style-name="L5">
      <style:text-properties fo:font-style="normal" fo:font-weight="normal" officeooo:rsid="019e1818" officeooo:paragraph-rsid="019e1818" style:font-style-asian="normal" style:font-weight-asian="normal" style:font-style-complex="normal" style:font-weight-complex="normal"/>
    </style:style>
    <style:style style:name="P284" style:family="paragraph" style:parent-style-name="Text_20_body" style:list-style-name="L5">
      <style:text-properties fo:font-style="normal" fo:font-weight="normal" officeooo:rsid="01f55303" officeooo:paragraph-rsid="01f55303" style:font-style-asian="normal" style:font-weight-asian="normal" style:font-style-complex="normal" style:font-weight-complex="normal"/>
    </style:style>
    <style:style style:name="P285" style:family="paragraph" style:parent-style-name="Text_20_body" style:list-style-name="L9">
      <style:text-properties fo:font-style="normal" officeooo:rsid="01fcfc09" officeooo:paragraph-rsid="01fcfc09" style:font-style-asian="normal" style:font-style-complex="normal"/>
    </style:style>
    <style:style style:name="P286" style:family="paragraph" style:parent-style-name="Text_20_body" style:list-style-name="L6"/>
    <style:style style:name="P287" style:family="paragraph" style:parent-style-name="Text_20_body" style:list-style-name="L7">
      <style:text-properties officeooo:rsid="019e1818" officeooo:paragraph-rsid="019e1818"/>
    </style:style>
    <style:style style:name="P288" style:family="paragraph" style:parent-style-name="Text_20_body" style:list-style-name="L9">
      <style:text-properties officeooo:rsid="0214c47c" officeooo:paragraph-rsid="01f67752"/>
    </style:style>
    <style:style style:name="P289" style:family="paragraph" style:parent-style-name="Text_20_body" style:list-style-name="L9">
      <style:text-properties officeooo:rsid="01fcfc09" officeooo:paragraph-rsid="01fcfc09"/>
    </style:style>
    <style:style style:name="P290" style:family="paragraph" style:parent-style-name="Text_20_body" style:list-style-name="L10">
      <style:text-properties officeooo:paragraph-rsid="02046e19"/>
    </style:style>
    <style:style style:name="P291" style:family="paragraph" style:parent-style-name="Text_20_body" style:list-style-name="L10">
      <style:text-properties officeooo:rsid="01a49154" officeooo:paragraph-rsid="02046e19"/>
    </style:style>
    <style:style style:name="P292" style:family="paragraph" style:parent-style-name="Text_20_body" style:list-style-name="L12">
      <style:text-properties officeooo:paragraph-rsid="020d730b"/>
    </style:style>
    <style:style style:name="P293" style:family="paragraph" style:parent-style-name="Text_20_body" style:list-style-name="L13">
      <style:text-properties style:font-name="Times New Roman" fo:font-size="11.8000001907349pt" fo:font-weight="normal" officeooo:rsid="01b2b0c8" officeooo:paragraph-rsid="01b2b0c8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294" style:family="paragraph" style:parent-style-name="Text_20_body" style:list-style-name="L14">
      <style:text-properties style:font-name="Times New Roman" fo:font-size="11.8000001907349pt" fo:font-weight="normal" officeooo:rsid="01c8c640" officeooo:paragraph-rsid="01c8c640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295" style:family="paragraph" style:parent-style-name="Text_20_body" style:list-style-name="L15">
      <style:paragraph-properties fo:margin-top="0cm" fo:margin-bottom="0.101cm" style:contextual-spacing="false"/>
      <style:text-properties style:font-name="Times New Roman" fo:font-size="11.8000001907349pt" fo:font-style="italic" fo:font-weight="normal" officeooo:rsid="01cd9776" officeooo:paragraph-rsid="01cd9776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P296" style:family="paragraph" style:parent-style-name="Text_20_body" style:list-style-name="L16">
      <style:text-properties fo:font-size="12pt" fo:font-weight="normal" officeooo:rsid="00d4e481" officeooo:paragraph-rsid="0182e9eb" style:font-size-asian="12pt" style:font-weight-asian="normal" style:font-size-complex="12pt" style:font-weight-complex="normal"/>
    </style:style>
    <style:style style:name="P297" style:family="paragraph" style:parent-style-name="Text_20_body">
      <style:text-properties style:font-name="Courier New" fo:font-size="8pt" fo:font-style="normal" fo:font-weight="normal" officeooo:rsid="0241a9a2" officeooo:paragraph-rsid="0241a9a2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ea8470" style:font-style-asian="italic" style:font-style-complex="italic"/>
    </style:style>
    <style:style style:name="T3" style:family="text">
      <style:text-properties fo:font-style="italic" officeooo:rsid="017c14fa" style:font-style-asian="italic" style:font-style-complex="italic"/>
    </style:style>
    <style:style style:name="T4" style:family="text">
      <style:text-properties fo:font-style="italic" officeooo:rsid="01a2e720" style:font-style-asian="italic" style:font-style-complex="italic"/>
    </style:style>
    <style:style style:name="T5" style:family="text">
      <style:text-properties fo:font-style="italic" officeooo:rsid="01bb3ae7" style:font-style-asian="italic" style:font-style-complex="italic"/>
    </style:style>
    <style:style style:name="T6" style:family="text">
      <style:text-properties fo:font-style="italic" officeooo:rsid="01eb7f02" style:font-style-asian="italic" style:font-style-complex="italic"/>
    </style:style>
    <style:style style:name="T7" style:family="text">
      <style:text-properties fo:font-style="italic" officeooo:rsid="0214b925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111b4f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17c14fa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17c63d6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8dfa69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1c6ad6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1c8c64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1f178a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1c55562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20b1b0a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20d730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23610ee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237e984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d21738" style:font-name-asian="WenQuanYi Micro Hei" style:font-style-asian="italic" style:font-weight-asian="bold" style:font-name-complex="Lohit Hindi2" style:font-style-complex="italic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Times New Roman" fo:font-size="12pt" fo:font-style="normal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font-name="Times New Roman" fo:font-size="12pt" fo:font-weight="bold" officeooo:rsid="00d240a6" style:font-name-asian="WenQuanYi Micro Hei" style:font-size-asian="12pt" style:font-weight-asian="bold" style:font-name-complex="Lohit Hindi2" style:font-size-complex="12pt" style:font-weight-complex="bold" style:text-overline-style="none" style:text-overline-color="font-color"/>
    </style:style>
    <style:style style:name="T25" style:family="text">
      <style:text-properties fo:color="#000000" loext:opacity="100%" style:font-name="Times New Roman" fo:font-size="11.8999996185303pt" fo:font-style="normal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6" style:family="text">
      <style:text-properties fo:color="#000000" loext:opacity="100%" style:font-name="Times New Roman" fo:font-size="11.8999996185303pt" fo:font-style="normal" fo:font-weight="normal" officeooo:rsid="013df41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7" style:family="text">
      <style:text-properties fo:color="#000000" loext:opacity="100%" style:font-name="Times New Roman" fo:font-size="11.8999996185303pt" fo:font-style="normal" fo:font-weight="normal" officeooo:rsid="01606946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8" style:family="text">
      <style:text-properties fo:color="#000000" loext:opacity="100%" style:font-name="Times New Roman" fo:font-size="11.8999996185303pt" fo:font-style="normal" fo:font-weight="normal" officeooo:rsid="015ebe13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9" style:family="text">
      <style:text-properties fo:color="#000000" loext:opacity="100%" style:font-name="Times New Roman" fo:font-size="11.8999996185303pt" fo:font-style="normal" fo:font-weight="normal" officeooo:rsid="01a49154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0" style:family="text">
      <style:text-properties fo:color="#000000" loext:opacity="100%" style:font-name="Times New Roman" fo:font-size="11.8999996185303pt" fo:font-style="normal" fo:font-weight="normal" officeooo:rsid="01c31d8c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1" style:family="text">
      <style:text-properties fo:color="#000000" loext:opacity="100%" style:font-name="Times New Roman" fo:font-size="11.8999996185303pt" fo:font-style="normal" fo:font-weight="normal" officeooo:rsid="020606e7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2" style:family="text">
      <style:text-properties fo:color="#000000" loext:opacity="100%" style:font-name="Times New Roman"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33" style:family="text">
      <style:text-properties fo:color="#000000" loext:opacity="100%" style:font-name="Times New Roman" fo:font-size="11.8999996185303pt" fo:font-style="italic" fo:font-weight="bold" officeooo:rsid="01a49154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34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0000" loext:opacity="100%" fo:font-style="italic" fo:font-weight="bold" officeooo:rsid="02915030" style:font-style-asian="italic" style:font-weight-asian="bold" style:font-style-complex="italic" style:font-weight-complex="bold"/>
    </style:style>
    <style:style style:name="T36" style:family="text">
      <style:text-properties fo:color="#000000" loext:opacity="100%" fo:font-style="italic" fo:font-weight="bold" officeooo:rsid="02944c22" style:font-style-asian="italic" style:font-weight-asian="bold" style:font-style-complex="italic" style:font-weight-complex="bold"/>
    </style:style>
    <style:style style:name="T37" style:family="text">
      <style:text-properties fo:color="#000000" loext:opacity="100%" fo:font-style="italic" fo:font-weight="bold" style:font-name-asian="WenQuanYi Micro Hei" style:font-style-asian="italic" style:font-weight-asian="bold" style:font-name-complex="Lohit Hindi2" style:font-style-complex="italic" style:font-weight-complex="bold" style:text-overline-style="none" style:text-overline-color="font-color"/>
    </style:style>
    <style:style style:name="T38" style:family="text">
      <style:text-properties fo:color="#000000" loext:opacity="100%" fo:font-style="italic" style:text-underline-style="none" officeooo:rsid="02459518" style:font-name-asian="WenQuanYi Micro Hei" style:font-style-asian="italic" style:font-name-complex="Lohit Hindi2" style:font-style-complex="italic" style:text-overline-style="none" style:text-overline-color="font-color"/>
    </style:style>
    <style:style style:name="T39" style:family="text">
      <style:text-properties fo:color="#000000" loext:opacity="100%" fo:font-style="italic" style:text-underline-style="none" fo:font-weight="bold" officeooo:rsid="02459518" style:font-name-asian="WenQuanYi Micro Hei" style:font-style-asian="italic" style:font-weight-asian="bold" style:font-name-complex="Lohit Hindi2" style:font-style-complex="italic" style:font-weight-complex="bold" style:text-overline-style="none" style:text-overline-color="font-color"/>
    </style:style>
    <style:style style:name="T40" style:family="text">
      <style:text-properties fo:color="#000000" loext:opacity="100%" style:font-name="Arial" fo:font-size="10.5pt" fo:font-style="italic" style:text-underline-style="none" fo:font-weight="bold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T41" style:family="text">
      <style:text-properties fo:color="#000000" loext:opacity="100%" style:font-name="Arial" fo:font-size="10.5pt" fo:font-weight="bold" officeooo:rsid="015b0b2d" style:font-name-asian="WenQuanYi Micro Hei" style:font-size-asian="14pt" style:font-weight-asian="bold" style:font-name-complex="Lohit Hindi2" style:font-size-complex="14pt" style:font-weight-complex="bold" style:text-overline-style="none" style:text-overline-color="font-color"/>
    </style:style>
    <style:style style:name="T42" style:family="text">
      <style:text-properties fo:color="#000000" loext:opacity="100%" style:font-name="Arial" fo:font-size="10.5pt" style:text-underline-style="none" style:font-name-asian="WenQuanYi Micro Hei" style:font-size-asian="14pt" style:font-name-complex="Lohit Hindi2" style:font-size-complex="14pt" style:text-overline-style="none" style:text-overline-color="font-color"/>
    </style:style>
    <style:style style:name="T43" style:family="text">
      <style:text-properties fo:color="#000000" loext:opacity="100%" style:font-name="Arial" fo:font-size="10.5pt" style:text-underline-style="none" style:font-size-asian="14pt" style:font-size-complex="14pt" style:text-overline-style="none" style:text-overline-color="font-color"/>
    </style:style>
    <style:style style:name="T44" style:family="text">
      <style:text-properties fo:color="#000000" loext:opacity="100%" style:font-name="Arial" fo:font-size="10.5pt" style:text-underline-style="solid" style:text-underline-width="auto" style:text-underline-color="font-color" style:font-name-asian="WenQuanYi Micro Hei" style:font-size-asian="14pt" style:font-name-complex="Lohit Hindi2" style:font-size-complex="14pt" style:text-overline-style="none" style:text-overline-color="font-color"/>
    </style:style>
    <style:style style:name="T45" style:family="text">
      <style:text-properties fo:color="#000000" loext:opacity="100%" style:font-name-asian="WenQuanYi Micro Hei" style:font-name-complex="Lohit Hindi2" style:text-overline-style="none" style:text-overline-color="font-color"/>
    </style:style>
    <style:style style:name="T46" style:family="text">
      <style:text-properties fo:color="#000000" loext:opacity="100%" officeooo:rsid="01e7f05d" style:font-name-asian="WenQuanYi Micro Hei" style:font-name-complex="Lohit Hindi2" style:text-overline-style="none" style:text-overline-color="font-color"/>
    </style:style>
    <style:style style:name="T47" style:family="text">
      <style:text-properties fo:color="#000000" loext:opacity="100%" style:text-underline-style="none" style:font-name-asian="WenQuanYi Micro Hei" style:font-name-complex="Lohit Hindi2" style:text-overline-style="none" style:text-overline-color="font-color"/>
    </style:style>
    <style:style style:name="T48" style:family="text">
      <style:text-properties fo:color="#000000" loext:opacity="100%" style:text-underline-style="none" officeooo:rsid="015ccb1c" style:font-name-asian="WenQuanYi Micro Hei" style:font-name-complex="Lohit Hindi2" style:text-overline-style="none" style:text-overline-color="font-color"/>
    </style:style>
    <style:style style:name="T49" style:family="text">
      <style:text-properties fo:color="#000000" loext:opacity="100%" style:text-underline-style="none" officeooo:rsid="02426d6a" style:font-name-asian="WenQuanYi Micro Hei" style:font-name-complex="Lohit Hindi2" style:text-overline-style="none" style:text-overline-color="font-color"/>
    </style:style>
    <style:style style:name="T50" style:family="text">
      <style:text-properties fo:color="#000000" loext:opacity="100%" style:text-underline-style="none" officeooo:rsid="02459518" style:font-name-asian="WenQuanYi Micro Hei" style:font-name-complex="Lohit Hindi2" style:text-overline-style="none" style:text-overline-color="font-color"/>
    </style:style>
    <style:style style:name="T51" style:family="text">
      <style:text-properties fo:color="#000000" loext:opacity="100%" style:font-name="Droid Sans Mono" fo:font-size="10.5pt" fo:font-weight="normal" officeooo:rsid="0212d54e" fo:background-color="#ffffff" loext:char-shading-value="0"/>
    </style:style>
    <style:style style:name="T52" style:family="text">
      <style:text-properties fo:color="#000000" loext:opacity="100%" officeooo:rsid="0156cb9f"/>
    </style:style>
    <style:style style:name="T53" style:family="text">
      <style:text-properties fo:color="#000000" loext:opacity="100%" officeooo:rsid="02915030"/>
    </style:style>
    <style:style style:name="T54" style:family="text">
      <style:text-properties fo:color="#000000" loext:opacity="100%" officeooo:rsid="02944c22"/>
    </style:style>
    <style:style style:name="T55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cd76d4" style:font-weight-asian="bold" style:font-weight-complex="bold"/>
    </style:style>
    <style:style style:name="T58" style:family="text">
      <style:text-properties style:font-name="Times New Roman" fo:font-size="12pt" fo:font-style="italic" fo:font-weight="normal" officeooo:rsid="00cd76d4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59" style:family="text">
      <style:text-properties style:font-name="Times New Roman" fo:font-size="12pt" fo:font-style="italic" fo:font-weight="normal" officeooo:rsid="0127d61b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60" style:family="text">
      <style:text-properties style:font-name="Times New Roman" fo:font-size="12pt" fo:font-style="italic" officeooo:rsid="00d240a6" style:font-size-asian="12pt" style:font-style-asian="italic" style:font-size-complex="12pt" style:font-style-complex="italic"/>
    </style:style>
    <style:style style:name="T61" style:family="text">
      <style:text-properties style:font-name="Times New Roman" fo:font-size="12pt" fo:font-style="italic" officeooo:rsid="01d3561b" style:font-size-asian="12pt" style:font-style-asian="italic" style:font-size-complex="12pt" style:font-style-complex="italic"/>
    </style:style>
    <style:style style:name="T62" style:family="text">
      <style:text-properties style:font-name="Times New Roman" fo:font-size="12pt" fo:font-style="italic" fo:font-weight="bold" officeooo:rsid="00cd76d4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63" style:family="text">
      <style:text-properties style:font-name="Times New Roman" fo:font-size="12pt" fo:font-style="italic" officeooo:rsid="00cd76d4" style:font-name-asian="WenQuanYi Micro Hei" style:font-size-asian="12pt" style:font-style-asian="italic" style:font-name-complex="Lohit Hindi2" style:font-size-complex="12pt" style:font-style-complex="italic"/>
    </style:style>
    <style:style style:name="T64" style:family="text">
      <style:text-properties style:font-name="Times New Roman" fo:font-size="12pt" fo:font-style="italic" officeooo:rsid="0127d61b" style:font-name-asian="WenQuanYi Micro Hei" style:font-size-asian="12pt" style:font-style-asian="italic" style:font-name-complex="Lohit Hindi2" style:font-size-complex="12pt" style:font-style-complex="italic"/>
    </style:style>
    <style:style style:name="T65" style:family="text">
      <style:text-properties style:font-name="Times New Roman" fo:font-size="12pt" fo:font-style="italic" officeooo:rsid="018dfa69" style:font-name-asian="WenQuanYi Micro Hei" style:font-size-asian="12pt" style:font-style-asian="italic" style:font-name-complex="Lohit Hindi2" style:font-size-complex="12pt" style:font-style-complex="italic"/>
    </style:style>
    <style:style style:name="T66" style:family="text">
      <style:text-properties style:font-name="Times New Roman" fo:font-size="12pt" fo:font-style="italic" officeooo:rsid="01f0ed49" style:font-name-asian="WenQuanYi Micro Hei" style:font-size-asian="12pt" style:font-style-asian="italic" style:font-name-complex="Lohit Hindi2" style:font-size-complex="12pt" style:font-style-complex="italic"/>
    </style:style>
    <style:style style:name="T67" style:family="text">
      <style:text-properties style:font-name="Times New Roman" fo:font-size="12pt" fo:font-style="normal" fo:font-weight="normal" officeooo:rsid="00d240a6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68" style:family="text">
      <style:text-properties style:font-name="Times New Roman" fo:font-size="11.8000001907349pt" fo:font-weight="bold" officeooo:rsid="00fc47ef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69" style:family="text">
      <style:text-properties style:font-name="Times New Roman" fo:font-size="11.8000001907349pt" fo:font-weight="normal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0" style:family="text">
      <style:text-properties style:font-name="Times New Roman" fo:font-size="11.8000001907349pt" fo:font-weight="normal" officeooo:rsid="00fc47ef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1" style:family="text">
      <style:text-properties style:font-name="Times New Roman" fo:font-size="11.8000001907349pt" fo:font-weight="normal" officeooo:rsid="010ef496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2" style:family="text">
      <style:text-properties style:font-name="Times New Roman" fo:font-size="11.8000001907349pt" fo:font-weight="normal" officeooo:rsid="010be942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3" style:family="text">
      <style:text-properties style:font-name="Times New Roman" fo:font-size="11.8000001907349pt" fo:font-weight="normal" officeooo:rsid="012ec90e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T74" style:family="text">
      <style:text-properties style:font-name="Times New Roman" fo:font-size="11.8000001907349pt" officeooo:rsid="010be942" style:font-name-asian="WenQuanYi Micro Hei" style:font-size-asian="11.8000001907349pt" style:font-name-complex="Lohit Hindi2" style:font-size-complex="11.8000001907349pt"/>
    </style:style>
    <style:style style:name="T75" style:family="text">
      <style:text-properties style:font-name="Times New Roman" fo:font-size="11.8000001907349pt" fo:font-style="italic" fo:font-weight="bold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6" style:family="text">
      <style:text-properties style:font-name="Times New Roman" fo:font-size="11.8000001907349pt" fo:font-style="italic" fo:font-weight="bold" officeooo:rsid="010be942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7" style:family="text">
      <style:text-properties style:font-name="Times New Roman" fo:font-size="11.8000001907349pt" fo:font-style="italic" fo:font-weight="bold" officeooo:rsid="00fc47ef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78" style:family="text">
      <style:text-properties style:font-name="Times New Roman" fo:font-size="11.8000001907349pt" fo:font-style="italic" fo:font-weight="normal" officeooo:rsid="01cd9776" style:font-name-asian="WenQuanYi Micro Hei" style:font-size-asian="11.8000001907349pt" style:font-style-asian="italic" style:font-weight-asian="normal" style:font-name-complex="Lohit Hindi2" style:font-size-complex="11.8000001907349pt" style:font-style-complex="italic" style:font-weight-complex="normal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ebb4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inconsolata" fo:font-size="10pt" fo:letter-spacing="normal" fo:font-style="normal" style:text-underline-style="none" fo:font-weight="normal" officeooo:rsid="01081e95" style:text-blinking="false" style:font-size-asian="10pt" style:font-size-complex="10pt" loext:padding="0cm" loext:border="none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inconsolata" fo:font-size="10pt" fo:letter-spacing="normal" fo:font-style="normal" style:text-underline-style="none" fo:font-weight="normal" officeooo:rsid="0224c6a5" style:text-blinking="false" style:font-size-asian="10pt" style:font-size-complex="10pt" loext:padding="0cm" loext:border="none"/>
    </style:style>
    <style:style style:name="T82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181477" style:font-size-asian="11.8000001907349pt" style:font-style-asian="normal" style:font-weight-asian="normal" style:font-size-complex="11.8000001907349pt" style:font-style-complex="normal" style:font-weight-complex="normal" loext:padding="0cm" loext:border="none"/>
    </style:style>
    <style:style style:name="T83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575f37" style:font-size-asian="11.8000001907349pt" style:font-style-asian="normal" style:font-weight-asian="normal" style:font-size-complex="11.8000001907349pt" style:font-style-complex="normal" style:font-weight-complex="normal" loext:padding="0cm" loext:border="none"/>
    </style:style>
    <style:style style:name="T84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31e7f9" style:font-size-asian="11.8000001907349pt" style:font-style-asian="normal" style:font-weight-asian="normal" style:font-size-complex="11.8000001907349pt" style:font-style-complex="normal" style:font-weight-complex="normal" loext:padding="0cm" loext:border="none"/>
    </style:style>
    <style:style style:name="T85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1575f37" style:font-name-asian="Droid Sans Fallback" style:font-size-asian="11.8000001907349pt" style:font-style-asian="normal" style:font-weight-asian="normal" style:font-name-complex="Liberation Mono" style:font-size-complex="11.8000001907349pt" style:font-style-complex="normal" style:font-weight-complex="normal" loext:padding="0cm" loext:border="none"/>
    </style:style>
    <style:style style:name="T86" style:family="text">
      <style:text-properties fo:font-variant="normal" fo:text-transform="none" fo:color="#000000" loext:opacity="100%" style:font-name="Arial" fo:font-size="11.8000001907349pt" fo:letter-spacing="normal" fo:font-style="normal" fo:font-weight="bold" officeooo:rsid="013bff24" fo:background-color="#ffffff" loext:char-shading-value="0" style:font-name-asian="WenQuanYi Micro Hei" style:font-size-asian="11.8000001907349pt" style:font-style-asian="normal" style:font-weight-asian="bold" style:font-name-complex="Lohit Hindi2" style:font-size-complex="11.8000001907349pt" style:font-style-complex="normal" style:font-weight-complex="bold" loext:padding="0cm" loext:border="none"/>
    </style:style>
    <style:style style:name="T87" style:family="text">
      <style:text-properties officeooo:rsid="0080df97"/>
    </style:style>
    <style:style style:name="T88" style:family="text">
      <style:text-properties fo:font-size="12pt" fo:font-weight="normal" style:font-size-asian="12pt" style:font-weight-asian="normal" style:font-size-complex="12pt" style:font-weight-complex="normal"/>
    </style:style>
    <style:style style:name="T89" style:family="text">
      <style:text-properties fo:font-size="12pt" fo:font-weight="normal" officeooo:rsid="00a5219a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d4e481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134dbad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142ca69" style:font-size-asian="12pt" style:font-weight-asian="normal" style:font-size-complex="12pt" style:font-weight-complex="normal"/>
    </style:style>
    <style:style style:name="T9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4" style:family="text">
      <style:text-properties fo:font-size="12pt" fo:font-style="italic" fo:font-weight="normal" officeooo:rsid="00a5219a" style:font-size-asian="12pt" style:font-style-asian="italic" style:font-weight-asian="normal" style:font-size-complex="12pt" style:font-style-complex="italic" style:font-weight-complex="normal"/>
    </style:style>
    <style:style style:name="T9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6" style:family="text">
      <style:text-properties fo:font-size="12pt" fo:font-style="italic" fo:font-weight="bold" officeooo:rsid="00d4e481" style:font-size-asian="12pt" style:font-style-asian="italic" style:font-weight-asian="bold" style:font-size-complex="12pt" style:font-style-complex="italic" style:font-weight-complex="bold"/>
    </style:style>
    <style:style style:name="T97" style:family="text">
      <style:text-properties fo:font-size="12pt" fo:font-style="italic" fo:font-weight="bold" officeooo:rsid="00a5219a" style:font-size-asian="12pt" style:font-style-asian="italic" style:font-weight-asian="bold" style:font-size-complex="12pt" style:font-style-complex="italic" style:font-weight-complex="bold"/>
    </style:style>
    <style:style style:name="T9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officeooo:rsid="00c7c8d0"/>
    </style:style>
    <style:style style:name="T100" style:family="text">
      <style:text-properties officeooo:rsid="00a5219a"/>
    </style:style>
    <style:style style:name="T101" style:family="text">
      <style:text-properties fo:font-style="normal" officeooo:rsid="01a0b522" style:font-style-asian="normal" style:font-style-complex="normal"/>
    </style:style>
    <style:style style:name="T102" style:family="text">
      <style:text-properties fo:font-style="normal" officeooo:rsid="01c0662b" style:font-style-asian="normal" style:font-style-complex="normal"/>
    </style:style>
    <style:style style:name="T10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7c63d6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96acba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c6ad6d" style:font-style-asian="normal" style:font-weight-asian="normal" style:font-style-complex="normal" style:font-weight-complex="normal"/>
    </style:style>
    <style:style style:name="T107" style:family="text">
      <style:text-properties style:font-name-asian="WenQuanYi Micro Hei" style:font-name-complex="Lohit Hindi2"/>
    </style:style>
    <style:style style:name="T108" style:family="text">
      <style:text-properties officeooo:rsid="00d21738" style:font-name-asian="WenQuanYi Micro Hei" style:font-name-complex="Lohit Hindi2"/>
    </style:style>
    <style:style style:name="T109" style:family="text">
      <style:text-properties officeooo:rsid="00d240a6" style:font-name-asian="WenQuanYi Micro Hei" style:font-name-complex="Lohit Hindi2"/>
    </style:style>
    <style:style style:name="T110" style:family="text">
      <style:text-properties officeooo:rsid="0105c941" style:font-name-asian="WenQuanYi Micro Hei" style:font-name-complex="Lohit Hindi2"/>
    </style:style>
    <style:style style:name="T111" style:family="text">
      <style:text-properties officeooo:rsid="00d311f0"/>
    </style:style>
    <style:style style:name="T112" style:family="text">
      <style:text-properties officeooo:rsid="00d4e481"/>
    </style:style>
    <style:style style:name="T113" style:family="text">
      <style:text-properties officeooo:rsid="00d84c6f"/>
    </style:style>
    <style:style style:name="T114" style:family="text">
      <style:text-properties officeooo:rsid="00d9af45"/>
    </style:style>
    <style:style style:name="T115" style:family="text">
      <style:text-properties officeooo:rsid="00dd3f97"/>
    </style:style>
    <style:style style:name="T116" style:family="text">
      <style:text-properties officeooo:rsid="00e03516"/>
    </style:style>
    <style:style style:name="T117" style:family="text">
      <style:text-properties officeooo:rsid="00e41927"/>
    </style:style>
    <style:style style:name="T118" style:family="text">
      <style:text-properties officeooo:rsid="00e5cefd"/>
    </style:style>
    <style:style style:name="T119" style:family="text">
      <style:text-properties style:text-underline-style="solid" style:text-underline-width="auto" style:text-underline-color="font-color"/>
    </style:style>
    <style:style style:name="T120" style:family="text">
      <style:text-properties officeooo:rsid="00ea8470"/>
    </style:style>
    <style:style style:name="T121" style:family="text">
      <style:text-properties style:font-name="Courier New"/>
    </style:style>
    <style:style style:name="T122" style:family="text">
      <style:text-properties style:font-name="Courier New" fo:font-size="10pt"/>
    </style:style>
    <style:style style:name="T123" style:family="text">
      <style:text-properties style:font-name="Courier New" fo:font-size="10pt" officeooo:rsid="01c55562"/>
    </style:style>
    <style:style style:name="T124" style:family="text">
      <style:text-properties style:font-name="Courier New" officeooo:rsid="01db0c5b"/>
    </style:style>
    <style:style style:name="T125" style:family="text">
      <style:text-properties style:font-name="Courier New" officeooo:rsid="02228c1d"/>
    </style:style>
    <style:style style:name="T126" style:family="text">
      <style:text-properties officeooo:rsid="00f0df0d"/>
    </style:style>
    <style:style style:name="T127" style:family="text">
      <style:text-properties officeooo:rsid="00f2ada6"/>
    </style:style>
    <style:style style:name="T128" style:family="text">
      <style:text-properties fo:font-size="11.8000001907349pt" style:font-name-asian="WenQuanYi Micro Hei" style:font-size-asian="11.8000001907349pt" style:font-name-complex="Lohit Hindi2" style:font-size-complex="11.8000001907349pt"/>
    </style:style>
    <style:style style:name="T129" style:family="text">
      <style:text-properties fo:font-size="11.8000001907349pt" fo:font-style="italic" fo:font-weight="bold" officeooo:rsid="01dc100b" style:font-name-asian="WenQuanYi Micro Hei" style:font-size-asian="11.8000001907349pt" style:font-style-asian="italic" style:font-weight-asian="bold" style:font-name-complex="Lohit Hindi2" style:font-size-complex="11.8000001907349pt" style:font-style-complex="italic" style:font-weight-complex="bold"/>
    </style:style>
    <style:style style:name="T130" style:family="text">
      <style:text-properties fo:font-size="11.8000001907349pt" officeooo:rsid="01081e95" style:font-size-asian="11.8000001907349pt" style:font-weight-asian="normal" style:font-size-complex="11.8000001907349pt" style:font-weight-complex="normal"/>
    </style:style>
    <style:style style:name="T131" style:family="text">
      <style:text-properties fo:font-size="11.8000001907349pt" officeooo:rsid="01e07616" style:font-size-asian="11.8000001907349pt" style:font-weight-asian="normal" style:font-size-complex="11.8000001907349pt" style:font-weight-complex="normal"/>
    </style:style>
    <style:style style:name="T132" style:family="text">
      <style:text-properties style:font-name="Arial" fo:font-size="11.8000001907349pt" fo:font-weight="bold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T133" style:family="text">
      <style:text-properties style:font-name="Arial" fo:font-size="11.8000001907349pt" style:font-name-asian="WenQuanYi Micro Hei" style:font-size-asian="11.8000001907349pt" style:font-name-complex="Lohit Hindi2" style:font-size-complex="11.8000001907349pt"/>
    </style:style>
    <style:style style:name="T134" style:family="text">
      <style:text-properties style:font-name="Arial" fo:font-weight="bold" officeooo:rsid="01030653" style:font-name-asian="WenQuanYi Micro Hei" style:font-weight-asian="bold" style:font-name-complex="Lohit Hindi2" style:font-weight-complex="bold"/>
    </style:style>
    <style:style style:name="T135" style:family="text">
      <style:text-properties style:font-name="Arial" fo:font-weight="bold" officeooo:rsid="010be942" style:font-name-asian="WenQuanYi Micro Hei" style:font-weight-asian="bold" style:font-name-complex="Lohit Hindi2" style:font-weight-complex="bold"/>
    </style:style>
    <style:style style:name="T136" style:family="text">
      <style:text-properties style:font-name="Arial" fo:font-weight="bold" officeooo:rsid="01d49512" style:font-name-asian="WenQuanYi Micro Hei" style:font-weight-asian="bold" style:font-name-complex="Lohit Hindi2" style:font-weight-complex="bold"/>
    </style:style>
    <style:style style:name="T137" style:family="text">
      <style:text-properties style:font-name="Arial" fo:font-weight="bold" officeooo:rsid="0219adda" style:font-name-asian="WenQuanYi Micro Hei" style:font-weight-asian="bold" style:font-name-complex="Lohit Hindi2" style:font-weight-complex="bold"/>
    </style:style>
    <style:style style:name="T138" style:family="text">
      <style:text-properties style:font-name="Arial" fo:font-weight="bold" officeooo:rsid="01030653" style:font-weight-asian="bold" style:font-weight-complex="bold"/>
    </style:style>
    <style:style style:name="T139" style:family="text">
      <style:text-properties style:font-name="Arial" fo:font-weight="bold" officeooo:rsid="0113287e" style:font-weight-asian="bold" style:font-weight-complex="bold"/>
    </style:style>
    <style:style style:name="T140" style:family="text">
      <style:text-properties style:font-name="Arial" fo:font-weight="bold" officeooo:rsid="016e4cfb" style:font-weight-asian="bold" style:font-weight-complex="bold"/>
    </style:style>
    <style:style style:name="T141" style:family="text">
      <style:text-properties style:font-name="Arial" fo:font-weight="bold" officeooo:rsid="01aec918" style:font-weight-asian="bold" style:font-weight-complex="bold"/>
    </style:style>
    <style:style style:name="T142" style:family="text">
      <style:text-properties style:font-name="Arial" fo:font-weight="bold" officeooo:rsid="01aefbe5" style:font-weight-asian="bold" style:font-weight-complex="bold"/>
    </style:style>
    <style:style style:name="T143" style:family="text">
      <style:text-properties style:font-name="Arial" fo:font-weight="bold" officeooo:rsid="01b1765a" style:font-weight-asian="bold" style:font-weight-complex="bold"/>
    </style:style>
    <style:style style:name="T144" style:family="text">
      <style:text-properties style:font-name="Arial" fo:font-size="16.1000003814697pt" fo:font-weight="bold" officeooo:rsid="013a2b1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5" style:family="text">
      <style:text-properties style:font-name="Arial" fo:font-size="16.1000003814697pt" fo:font-weight="bold" officeooo:rsid="013bff24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6" style:family="text">
      <style:text-properties style:font-name="Arial" fo:font-size="16.1000003814697pt" fo:font-weight="bold" officeooo:rsid="016e4cf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7" style:family="text">
      <style:text-properties style:font-name="Arial" fo:font-size="16.1000003814697pt" fo:font-weight="bold" officeooo:rsid="01aec91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8" style:family="text">
      <style:text-properties style:font-name="Arial" fo:font-size="16.1000003814697pt" fo:font-weight="bold" officeooo:rsid="01d96311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49" style:family="text">
      <style:text-properties style:font-name="Arial" fo:font-size="16.1000003814697pt" fo:font-weight="bold" officeooo:rsid="01ff3d8f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50" style:family="text">
      <style:text-properties style:font-name="Arial" fo:font-size="16.1000003814697pt" fo:font-weight="bold" officeooo:rsid="0200849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51" style:family="text">
      <style:text-properties style:font-name="Arial" fo:font-size="16.1000003814697pt" fo:font-style="italic" fo:font-weight="bold" officeooo:rsid="016f129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/>
    </style:style>
    <style:style style:name="T152" style:family="text">
      <style:text-properties style:font-name="Arial" fo:font-size="16.1000003814697pt" fo:font-style="italic" fo:font-weight="bold" officeooo:rsid="01e5033a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/>
    </style:style>
    <style:style style:name="T153" style:family="text">
      <style:text-properties style:font-name="Arial" fo:font-style="italic" fo:font-weight="bold" officeooo:rsid="016f129f" style:font-style-asian="italic" style:font-weight-asian="bold" style:font-style-complex="italic" style:font-weight-complex="bold"/>
    </style:style>
    <style:style style:name="T154" style:family="text">
      <style:text-properties style:font-name="Arial" fo:font-size="11.8999996185303pt" fo:font-style="italic" fo:font-weight="bold" officeooo:rsid="013b9967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55" style:family="text">
      <style:text-properties style:font-name="Arial" fo:font-size="14pt" fo:font-style="italic" fo:font-weight="bold" style:font-name-asian="WenQuanYi Micro Hei" style:font-size-asian="14pt" style:font-style-asian="italic" style:font-weight-asian="bold" style:font-name-complex="Lohit Hindi2" style:font-size-complex="14pt" style:font-style-complex="italic" style:font-weight-complex="bold"/>
    </style:style>
    <style:style style:name="T156" style:family="text">
      <style:text-properties officeooo:rsid="01081e95"/>
    </style:style>
    <style:style style:name="T157" style:family="text">
      <style:text-properties officeooo:rsid="0109ee0f"/>
    </style:style>
    <style:style style:name="T158" style:family="text">
      <style:text-properties officeooo:rsid="011152ad"/>
    </style:style>
    <style:style style:name="T159" style:family="text">
      <style:text-properties officeooo:rsid="01197bd3"/>
    </style:style>
    <style:style style:name="T160" style:family="text">
      <style:text-properties officeooo:rsid="011ba880"/>
    </style:style>
    <style:style style:name="T161" style:family="text">
      <style:text-properties officeooo:rsid="012747b8"/>
    </style:style>
    <style:style style:name="T162" style:family="text">
      <style:text-properties officeooo:rsid="01391e09"/>
    </style:style>
    <style:style style:name="T163" style:family="text">
      <style:text-properties fo:font-size="11.8999996185303pt" style:font-name-asian="WenQuanYi Micro Hei" style:font-size-asian="11.8999996185303pt" style:font-name-complex="Lohit Hindi2" style:font-size-complex="11.8999996185303pt"/>
    </style:style>
    <style:style style:name="T164" style:family="text">
      <style:text-properties fo:font-size="11.8999996185303pt" officeooo:rsid="01a3ac4f" style:font-name-asian="WenQuanYi Micro Hei" style:font-size-asian="11.8999996185303pt" style:font-name-complex="Lohit Hindi2" style:font-size-complex="11.8999996185303pt"/>
    </style:style>
    <style:style style:name="T165" style:family="text">
      <style:text-properties fo:font-size="11.8999996185303pt" officeooo:rsid="01a3e481" style:font-name-asian="WenQuanYi Micro Hei" style:font-size-asian="11.8999996185303pt" style:font-name-complex="Lohit Hindi2" style:font-size-complex="11.8999996185303pt"/>
    </style:style>
    <style:style style:name="T166" style:family="text">
      <style:text-properties fo:font-size="11.8999996185303pt" officeooo:rsid="01c31d8c" style:font-name-asian="WenQuanYi Micro Hei" style:font-size-asian="11.8999996185303pt" style:font-name-complex="Lohit Hindi2" style:font-size-complex="11.8999996185303pt"/>
    </style:style>
    <style:style style:name="T167" style:family="text">
      <style:text-properties fo:font-size="11.8999996185303pt" fo:font-style="italic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68" style:family="text">
      <style:text-properties fo:font-size="11.8999996185303pt" fo:font-style="italic" fo:font-weight="bold" officeooo:rsid="01a3e481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69" style:family="text">
      <style:text-properties fo:font-size="11.8999996185303pt" fo:font-style="italic" fo:font-weight="bold" officeooo:rsid="01611fc4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70" style:family="text">
      <style:text-properties fo:font-size="11.8999996185303pt" fo:font-style="italic" fo:font-weight="bold" officeooo:rsid="01c31d8c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71" style:family="text">
      <style:text-properties fo:font-size="11.8999996185303pt" fo:font-weight="bold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72" style:family="text">
      <style:text-properties fo:font-size="11.8999996185303pt" fo:font-weight="bold" officeooo:rsid="015fbfae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73" style:family="text">
      <style:text-properties fo:font-size="11.8999996185303pt" fo:font-weight="bold" officeooo:rsid="01a3ac4f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174" style:family="text">
      <style:text-properties fo:font-size="11.8999996185303pt" fo:font-style="normal" fo:font-weight="normal" officeooo:rsid="01a3e481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175" style:family="text">
      <style:text-properties fo:font-size="11.8999996185303pt" fo:font-weight="normal" style:font-name-asian="WenQuanYi Micro Hei" style:font-size-asian="11.8999996185303pt" style:font-weight-asian="normal" style:font-name-complex="Lohit Hindi2" style:font-size-complex="11.8999996185303pt" style:font-weight-complex="normal"/>
    </style:style>
    <style:style style:name="T176" style:family="text">
      <style:text-properties fo:font-size="11.8999996185303pt" fo:font-weight="normal" officeooo:rsid="01a3ac4f" style:font-name-asian="WenQuanYi Micro Hei" style:font-size-asian="11.8999996185303pt" style:font-weight-asian="normal" style:font-name-complex="Lohit Hindi2" style:font-size-complex="11.8999996185303pt" style:font-weight-complex="normal"/>
    </style:style>
    <style:style style:name="T177" style:family="text">
      <style:text-properties officeooo:rsid="013bff24"/>
    </style:style>
    <style:style style:name="T178" style:family="text">
      <style:text-properties officeooo:rsid="014639d4"/>
    </style:style>
    <style:style style:name="T179" style:family="text">
      <style:text-properties officeooo:rsid="0147371f"/>
    </style:style>
    <style:style style:name="T180" style:family="text">
      <style:text-properties officeooo:rsid="01736b89"/>
    </style:style>
    <style:style style:name="T181" style:family="text">
      <style:text-properties officeooo:rsid="01742bb8"/>
    </style:style>
    <style:style style:name="T182" style:family="text">
      <style:text-properties officeooo:rsid="017c14fa"/>
    </style:style>
    <style:style style:name="T183" style:family="text">
      <style:text-properties officeooo:rsid="0180917a"/>
    </style:style>
    <style:style style:name="T184" style:family="text">
      <style:text-properties officeooo:rsid="0182dce3"/>
    </style:style>
    <style:style style:name="T185" style:family="text">
      <style:text-properties officeooo:rsid="01830471"/>
    </style:style>
    <style:style style:name="T186" style:family="text">
      <style:text-properties officeooo:rsid="01870321"/>
    </style:style>
    <style:style style:name="T187" style:family="text">
      <style:text-properties officeooo:rsid="018aa2c4"/>
    </style:style>
    <style:style style:name="T188" style:family="text">
      <style:text-properties officeooo:rsid="018cbe8f"/>
    </style:style>
    <style:style style:name="T189" style:family="text">
      <style:text-properties officeooo:rsid="018d353e"/>
    </style:style>
    <style:style style:name="T190" style:family="text">
      <style:text-properties officeooo:rsid="018dfa69"/>
    </style:style>
    <style:style style:name="T191" style:family="text">
      <style:text-properties officeooo:rsid="018e3abc"/>
    </style:style>
    <style:style style:name="T192" style:family="text">
      <style:text-properties officeooo:rsid="019127c0"/>
    </style:style>
    <style:style style:name="T193" style:family="text">
      <style:text-properties officeooo:rsid="0196acba"/>
    </style:style>
    <style:style style:name="T194" style:family="text">
      <style:text-properties officeooo:rsid="019838fd"/>
    </style:style>
    <style:style style:name="T195" style:family="text">
      <style:text-properties officeooo:rsid="019e1818"/>
    </style:style>
    <style:style style:name="T196" style:family="text">
      <style:text-properties officeooo:rsid="019fc817"/>
    </style:style>
    <style:style style:name="T197" style:family="text">
      <style:text-properties officeooo:rsid="01a0b522"/>
    </style:style>
    <style:style style:name="T198" style:family="text">
      <style:text-properties officeooo:rsid="01a49154"/>
    </style:style>
    <style:style style:name="T199" style:family="text">
      <style:text-properties officeooo:rsid="01a6fd45"/>
    </style:style>
    <style:style style:name="T200" style:family="text">
      <style:text-properties officeooo:rsid="01b1765a"/>
    </style:style>
    <style:style style:name="T201" style:family="text">
      <style:text-properties officeooo:rsid="01bd0c45"/>
    </style:style>
    <style:style style:name="T202" style:family="text">
      <style:text-properties officeooo:rsid="01c22379"/>
    </style:style>
    <style:style style:name="T203" style:family="text">
      <style:text-properties officeooo:rsid="01c538cb"/>
    </style:style>
    <style:style style:name="T204" style:family="text">
      <style:text-properties officeooo:rsid="01c55562"/>
    </style:style>
    <style:style style:name="T205" style:family="text">
      <style:text-properties officeooo:rsid="01c6ad6d"/>
    </style:style>
    <style:style style:name="T206" style:family="text">
      <style:text-properties officeooo:rsid="01c8c640"/>
    </style:style>
    <style:style style:name="T207" style:family="text">
      <style:text-properties officeooo:rsid="01d0c9d1"/>
    </style:style>
    <style:style style:name="T208" style:family="text">
      <style:text-properties officeooo:rsid="01d1e3ad"/>
    </style:style>
    <style:style style:name="T209" style:family="text">
      <style:text-properties officeooo:rsid="01d349a4"/>
    </style:style>
    <style:style style:name="T210" style:family="text">
      <style:text-properties officeooo:rsid="01d3ad09"/>
    </style:style>
    <style:style style:name="T211" style:family="text">
      <style:text-properties officeooo:rsid="01d7546b"/>
    </style:style>
    <style:style style:name="T212" style:family="text">
      <style:text-properties officeooo:rsid="01d7c00f"/>
    </style:style>
    <style:style style:name="T213" style:family="text">
      <style:text-properties officeooo:rsid="01e07616"/>
    </style:style>
    <style:style style:name="T214" style:family="text">
      <style:text-properties officeooo:rsid="01e19ce1"/>
    </style:style>
    <style:style style:name="T215" style:family="text">
      <style:text-properties officeooo:rsid="02915030"/>
    </style:style>
    <style:style style:name="T216" style:family="text">
      <style:text-properties officeooo:rsid="0233990a"/>
    </style:style>
    <style:style style:name="T217" style:family="text">
      <style:text-properties style:font-name="Monospace" fo:font-size="10pt" style:font-size-asian="10pt"/>
    </style:style>
    <style:style style:name="T218" style:family="text">
      <style:text-properties officeooo:rsid="01e526c1"/>
    </style:style>
    <style:style style:name="T219" style:family="text">
      <style:text-properties officeooo:rsid="01e6888c"/>
    </style:style>
    <style:style style:name="T220" style:family="text">
      <style:text-properties officeooo:rsid="01e8c606"/>
    </style:style>
    <style:style style:name="T221" style:family="text">
      <style:text-properties officeooo:rsid="01ea6494"/>
    </style:style>
    <style:style style:name="T222" style:family="text">
      <style:text-properties officeooo:rsid="01eaf719"/>
    </style:style>
    <style:style style:name="T223" style:family="text">
      <style:text-properties officeooo:rsid="01eb7f02"/>
    </style:style>
    <style:style style:name="T224" style:family="text">
      <style:text-properties officeooo:rsid="01f0bd4a"/>
    </style:style>
    <style:style style:name="T225" style:family="text">
      <style:text-properties officeooo:rsid="01f178a6"/>
    </style:style>
    <style:style style:name="T226" style:family="text">
      <style:text-properties officeooo:rsid="01f3b5d6"/>
    </style:style>
    <style:style style:name="T227" style:family="text">
      <style:text-properties officeooo:rsid="01f5155f"/>
    </style:style>
    <style:style style:name="T228" style:family="text">
      <style:text-properties officeooo:rsid="021180ea"/>
    </style:style>
    <style:style style:name="T229" style:family="text">
      <style:text-properties officeooo:rsid="0217a75d"/>
    </style:style>
    <style:style style:name="T230" style:family="text">
      <style:text-properties officeooo:rsid="01f83c53"/>
    </style:style>
    <style:style style:name="T231" style:family="text">
      <style:text-properties officeooo:rsid="01fcfc09"/>
    </style:style>
    <style:style style:name="T232" style:family="text">
      <style:text-properties officeooo:rsid="01fe0912"/>
    </style:style>
    <style:style style:name="T233" style:family="text">
      <style:text-properties officeooo:rsid="01ff255d"/>
    </style:style>
    <style:style style:name="T234" style:family="text">
      <style:text-properties officeooo:rsid="01ffca5a"/>
    </style:style>
    <style:style style:name="T235" style:family="text">
      <style:text-properties officeooo:rsid="02008497"/>
    </style:style>
    <style:style style:name="T236" style:family="text">
      <style:text-properties officeooo:rsid="02046e19"/>
    </style:style>
    <style:style style:name="T237" style:family="text">
      <style:text-properties officeooo:rsid="0207dd43"/>
    </style:style>
    <style:style style:name="T238" style:family="text">
      <style:text-properties officeooo:rsid="02091fd7"/>
    </style:style>
    <style:style style:name="T239" style:family="text">
      <style:text-properties officeooo:rsid="020b1b0a"/>
    </style:style>
    <style:style style:name="T240" style:family="text">
      <style:text-properties officeooo:rsid="020c2faf"/>
    </style:style>
    <style:style style:name="T241" style:family="text">
      <style:text-properties officeooo:rsid="020cedef"/>
    </style:style>
    <style:style style:name="T242" style:family="text">
      <style:text-properties officeooo:rsid="010be942"/>
    </style:style>
    <style:style style:name="T243" style:family="text">
      <style:text-properties officeooo:rsid="020eae23"/>
    </style:style>
    <style:style style:name="T244" style:family="text">
      <style:text-properties officeooo:rsid="020ff3fb"/>
    </style:style>
    <style:style style:name="T245" style:family="text">
      <style:text-properties officeooo:rsid="02109e59"/>
    </style:style>
    <style:style style:name="T246" style:family="text">
      <style:text-properties officeooo:rsid="02111042"/>
    </style:style>
    <style:style style:name="T247" style:family="text">
      <style:text-properties officeooo:rsid="0212403b"/>
    </style:style>
    <style:style style:name="T248" style:family="text">
      <style:text-properties officeooo:rsid="0212d54e"/>
    </style:style>
    <style:style style:name="T249" style:family="text">
      <style:text-properties officeooo:rsid="0214b925"/>
    </style:style>
    <style:style style:name="T250" style:family="text">
      <style:text-properties officeooo:rsid="02196887"/>
    </style:style>
    <style:style style:name="T251" style:family="text">
      <style:text-properties officeooo:rsid="0225956e"/>
    </style:style>
    <style:style style:name="T252" style:family="text">
      <style:text-properties officeooo:rsid="02286eb7"/>
    </style:style>
    <style:style style:name="T253" style:family="text">
      <style:text-properties officeooo:rsid="022a6ec0"/>
    </style:style>
    <style:style style:name="T254" style:family="text">
      <style:text-properties officeooo:rsid="022f67c8"/>
    </style:style>
    <style:style style:name="T255" style:family="text">
      <style:text-properties officeooo:rsid="022f9e75"/>
    </style:style>
    <style:style style:name="T256" style:family="text">
      <style:text-properties officeooo:rsid="023276fa"/>
    </style:style>
    <style:style style:name="T257" style:family="text">
      <style:text-properties officeooo:rsid="0237e984"/>
    </style:style>
    <style:style style:name="T258" style:family="text">
      <style:text-properties officeooo:rsid="02394546"/>
    </style:style>
    <style:style style:name="T259" style:family="text">
      <style:text-properties officeooo:rsid="0241a9a2"/>
    </style:style>
    <style:style style:name="T260" style:family="text">
      <style:text-properties officeooo:rsid="024595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>Cahier de TP <text:line-break/>« <text:span text:style-name="T195">Administration Cluster Kafka</text:span><text:span text:style-name="T99"> </text:span>»</text:p>
      <text:p text:style-name="P137"/>
      <text:p text:style-name="P75">Pré-requis : </text:p>
      <text:list xml:id="list1256769208" text:style-name="L1">
        <text:list-item>
          <text:p text:style-name="P259">Bonne connexion Internet </text:p>
        </text:list-item>
        <text:list-item>
          <text:p text:style-name="P260">Linux</text:p>
        </text:list-item>
        <text:list-item>
          <text:p text:style-name="P261">JDK<text:span text:style-name="T224">2</text:span><text:span text:style-name="T162">1</text:span>+, <text:span text:style-name="T162">Maven</text:span></text:p>
        </text:list-item>
        <text:list-item>
          <text:p text:style-name="P262">IDE Recommandés : STS 4, IntelliJIDEA, VSCode</text:p>
        </text:list-item>
        <text:list-item>
          <text:p text:style-name="P263"><text:span text:style-name="T120">Docker, </text:span>Git</text:p>
        </text:list-item>
      </text:list>
      <text:p text:style-name="P175"/>
      <text:p text:style-name="P77">Solutions :</text:p>
      <text:p text:style-name="P233"><text:a xlink:type="simple" xlink:href="https://github.com/dthibau/kafka-admin-solutions" text:style-name="Internet_20_link" text:visited-style-name="Visited_20_Internet_20_Link">https://github.com/dthibau/kafka-admin-solutions</text:a></text:p>
      <text:p text:style-name="P233"/>
      <text:p text:style-name="P80">Images docker utilisées :</text:p>
      <text:list text:style-name="L2">
        <text:list-item>
          <text:p text:style-name="P264">docker.io/bitnami/kafka:3.7</text:p>
        </text:list-item>
        <text:list-item>
          <text:p text:style-name="P264">docker.redpanda.com/redpandadata/console:latest</text:p>
        </text:list-item>
        <text:list-item>
          <text:p text:style-name="P264">confluentinc/cp-schema-registry</text:p>
        </text:list-item>
        <text:list-item>
          <text:p text:style-name="P264">docker.elastic.co/elasticsearch/elasticsearch:7.7.1</text:p>
        </text:list-item>
        <text:list-item>
          <text:p text:style-name="P264">docker.elastic.co/kibana/kibana:7.7.1</text:p>
        </text:list-item>
      </text:list>
      <text:list text:continue-list="list1256769208" text:style-name="L1">
        <text:list-header>
          <text:p text:style-name="P265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2"><text:a xlink:type="simple" xlink:href="#__RefHeading___Toc9766_3845367211" text:style-name="Index_20_Link" text:visited-style-name="Index_20_Link">Atelier 1: Mise en place<text:tab/>3</text:a></text:p>
          <text:p text:style-name="P213"><text:a xlink:type="simple" xlink:href="#__RefHeading___Toc2648_870239550" text:style-name="Index_20_Link" text:visited-style-name="Index_20_Link">1.1 Installation cluster<text:tab/>3</text:a></text:p>
          <text:p text:style-name="P214"><text:a xlink:type="simple" xlink:href="#__RefHeading___Toc2650_870239550" text:style-name="Index_20_Link" text:visited-style-name="Index_20_Link">1.1.1 Option archive<text:tab/>3</text:a></text:p>
          <text:p text:style-name="P214"><text:a xlink:type="simple" xlink:href="#__RefHeading___Toc9856_3845367211" text:style-name="Index_20_Link" text:visited-style-name="Index_20_Link">1.1.2 Option Docker<text:tab/>4</text:a></text:p>
          <text:p text:style-name="P213"><text:a xlink:type="simple" xlink:href="#__RefHeading___Toc9856_38453672111" text:style-name="Index_20_Link" text:visited-style-name="Index_20_Link">1.2 Utilitaires<text:tab/>4</text:a></text:p>
          <text:p text:style-name="P213"><text:a xlink:type="simple" xlink:href="#__RefHeading___Toc9858_3845367211" text:style-name="Index_20_Link" text:visited-style-name="Index_20_Link">1.3 Outils graphiques<text:tab/>5</text:a></text:p>
          <text:p text:style-name="P212"><text:a xlink:type="simple" xlink:href="#__RefHeading___Toc9782_3845367211" text:style-name="Index_20_Link" text:visited-style-name="Index_20_Link">Atelier 2: Production de messages<text:tab/>6</text:a></text:p>
          <text:p text:style-name="P212"><text:a xlink:type="simple" xlink:href="#__RefHeading___Toc9784_3845367211" text:style-name="Index_20_Link" text:visited-style-name="Index_20_Link">Atelier 3 : Consommation de messages<text:tab/>7</text:a></text:p>
          <text:p text:style-name="P213"><text:a xlink:type="simple" xlink:href="#__RefHeading___Toc9786_38453672111" text:style-name="Index_20_Link" text:visited-style-name="Index_20_Link">3.0 Mise en place BD<text:tab/>7</text:a></text:p>
          <text:p text:style-name="P213"><text:a xlink:type="simple" xlink:href="#__RefHeading___Toc9786_3845367211" text:style-name="Index_20_Link" text:visited-style-name="Index_20_Link">3.1 Performance<text:tab/>7</text:a></text:p>
          <text:p text:style-name="P213"><text:a xlink:type="simple" xlink:href="#__RefHeading___Toc9788_3845367211" text:style-name="Index_20_Link" text:visited-style-name="Index_20_Link">3.2 Rebalancing des consommateurs<text:tab/>8</text:a></text:p>
          <text:p text:style-name="P212"><text:a xlink:type="simple" xlink:href="#__RefHeading___Toc16950_1047798942" text:style-name="Index_20_Link" text:visited-style-name="Index_20_Link">Atelier 4 : Exactly Once et Transactions<text:tab/>9</text:a></text:p>
          <text:p text:style-name="P213"><text:a xlink:type="simple" xlink:href="#__RefHeading___Toc6412_3893618287" text:style-name="Index_20_Link" text:visited-style-name="Index_20_Link">4.1 Transaction et ISOLATION_LEVEL<text:tab/>9</text:a></text:p>
          <text:p text:style-name="P214"><text:a xlink:type="simple" xlink:href="#__RefHeading___Toc16952_1047798942" text:style-name="Index_20_Link" text:visited-style-name="Index_20_Link">4.1.1 Producteur transactionnel<text:tab/>9</text:a></text:p>
          <text:p text:style-name="P214"><text:a xlink:type="simple" xlink:href="#__RefHeading___Toc16954_1047798942" text:style-name="Index_20_Link" text:visited-style-name="Index_20_Link">4.1.2 Consommateur<text:tab/>9</text:a></text:p>
          <text:p text:style-name="P213"><text:a xlink:type="simple" xlink:href="#__RefHeading___Toc6412_38936182871" text:style-name="Index_20_Link" text:visited-style-name="Index_20_Link">4.2 Exactly Once<text:tab/>9</text:a></text:p>
          <text:p text:style-name="P212"><text:a xlink:type="simple" xlink:href="#__RefHeading___Toc9790_3845367211" text:style-name="Index_20_Link" text:visited-style-name="Index_20_Link">Atelier 5. Schema Registry et sérialisation Avro<text:tab/>10</text:a></text:p>
          <text:p text:style-name="P213"><text:a xlink:type="simple" xlink:href="#__RefHeading___Toc9792_3845367211" text:style-name="Index_20_Link" text:visited-style-name="Index_20_Link">5.1 <text:span text:style-name="T1">Démarrage de Confuent Registry</text:span><text:tab/>10</text:a></text:p>
          <text:p text:style-name="P213"><text:a xlink:type="simple" xlink:href="#__RefHeading___Toc9794_3845367211" text:style-name="Index_20_Link" text:visited-style-name="Index_20_Link">5.2 Producteur de message<text:tab/>10</text:a></text:p>
          <text:p text:style-name="P213"><text:a xlink:type="simple" xlink:href="#__RefHeading___Toc9796_3845367211" text:style-name="Index_20_Link" text:visited-style-name="Index_20_Link">5.3 Consommateur de message<text:tab/>10</text:a></text:p>
          <text:p text:style-name="P213"><text:a xlink:type="simple" xlink:href="#__RefHeading___Toc9798_38453672111" text:style-name="Index_20_Link" text:visited-style-name="Index_20_Link">5.4 Evolution du schéma compatible<text:tab/>11</text:a></text:p>
          <text:p text:style-name="P213"><text:a xlink:type="simple" xlink:href="#__RefHeading___Toc9798_38453672112" text:style-name="Index_20_Link" text:visited-style-name="Index_20_Link">5.5 Evolution du schéma incompatible<text:tab/>11</text:a></text:p>
          <text:p text:style-name="P212"><text:a xlink:type="simple" xlink:href="#__RefHeading___Toc9814_3845367211" text:style-name="Index_20_Link" text:visited-style-name="Index_20_Link">Atelier 6. Kafka Connect<text:tab/>12</text:a></text:p>
          <text:p text:style-name="P213"><text:a xlink:type="simple" xlink:href="#__RefHeading___Toc9816_3845367211" text:style-name="Index_20_Link" text:visited-style-name="Index_20_Link">6.1 Installations ElasticSearch + Connecteur<text:tab/>12</text:a></text:p>
          <text:p text:style-name="P213"><text:a xlink:type="simple" xlink:href="#__RefHeading___Toc9818_3845367211" text:style-name="Index_20_Link" text:visited-style-name="Index_20_Link">6.2 Configuration Kafka Standalone<text:tab/>12</text:a></text:p>
          <text:p text:style-name="P213"><text:a xlink:type="simple" xlink:href="#__RefHeading___Toc9818_38453672111" text:style-name="Index_20_Link" text:visited-style-name="Index_20_Link">6.3 Kafka Mirror<text:tab/>13</text:a></text:p>
          <text:p text:style-name="P212"><text:a xlink:type="simple" xlink:href="#__RefHeading___Toc9889_3845367211" text:style-name="Index_20_Link" text:visited-style-name="Index_20_Link">Atelier 7: Sécurité<text:tab/>14</text:a></text:p>
          <text:p text:style-name="P213"><text:a xlink:type="simple" xlink:href="#__RefHeading___Toc9834_38453672111" text:style-name="Index_20_Link" text:visited-style-name="Index_20_Link"><text:soft-page-break/>7.1 Séparation des échanges réseaux<text:tab/>14</text:a></text:p>
          <text:p text:style-name="P213"><text:a xlink:type="simple" xlink:href="#__RefHeading___Toc9834_3845367211" text:style-name="Index_20_Link" text:visited-style-name="Index_20_Link">7.2 Mise en place de SSL pour crypter les données<text:tab/>14</text:a></text:p>
          <text:p text:style-name="P214"><text:a xlink:type="simple" xlink:href="#__RefHeading___Toc16956_1047798942" text:style-name="Index_20_Link" text:visited-style-name="Index_20_Link">7.2.1 SSL appliqué aux communications inter-broker<text:tab/>14</text:a></text:p>
          <text:p text:style-name="P214"><text:a xlink:type="simple" xlink:href="#__RefHeading___Toc16958_1047798942" text:style-name="Index_20_Link" text:visited-style-name="Index_20_Link">7.2.1 SSL appliqué aux communications externes<text:tab/>15</text:a></text:p>
          <text:p text:style-name="P213"><text:a xlink:type="simple" xlink:href="#__RefHeading___Toc9836_3845367211" text:style-name="Index_20_Link" text:visited-style-name="Index_20_Link">7.3 Authentification via SASL/PLAIN<text:tab/>15</text:a></text:p>
          <text:p text:style-name="P214"><text:a xlink:type="simple" xlink:href="#__RefHeading___Toc16960_1047798942" text:style-name="Index_20_Link" text:visited-style-name="Index_20_Link">7.3.1 Authentification inter-broker<text:tab/>16</text:a></text:p>
          <text:p text:style-name="P214"><text:a xlink:type="simple" xlink:href="#__RefHeading___Toc16962_1047798942" text:style-name="Index_20_Link" text:visited-style-name="Index_20_Link">10.3.2 Authentification client<text:tab/>16</text:a></text:p>
          <text:p text:style-name="P213"><text:a xlink:type="simple" xlink:href="#__RefHeading___Toc9891_3845367211" text:style-name="Index_20_Link" text:visited-style-name="Index_20_Link">7.4 ACL<text:tab/>17</text:a></text:p>
          <text:p text:style-name="P214"><text:a xlink:type="simple" xlink:href="#__RefHeading___Toc16964_1047798942" text:style-name="Index_20_Link" text:visited-style-name="Index_20_Link">7.4.1 Activation des ACLs<text:tab/>17</text:a></text:p>
          <text:p text:style-name="P214"><text:a xlink:type="simple" xlink:href="#__RefHeading___Toc16966_1047798942" text:style-name="Index_20_Link" text:visited-style-name="Index_20_Link">7.4.2 Définition ACLs<text:tab/>17</text:a></text:p>
          <text:p text:style-name="P212"><text:a xlink:type="simple" xlink:href="#__RefHeading___Toc9828_3845367211" text:style-name="Index_20_Link" text:visited-style-name="Index_20_Link">Atelier 8 : Exploitation<text:tab/>18</text:a></text:p>
          <text:p text:style-name="P213"><text:a xlink:type="simple" xlink:href="#__RefHeading___Toc9830_3845367211" text:style-name="Index_20_Link" text:visited-style-name="Index_20_Link">8.1 Reassign partitions<text:tab/>18</text:a></text:p>
          <text:p text:style-name="P213"><text:a xlink:type="simple" xlink:href="#__RefHeading___Toc5300_3700672249" text:style-name="Index_20_Link" text:visited-style-name="Index_20_Link">8.2 Rétention<text:tab/>18</text:a></text:p>
          <text:p text:style-name="P213"><text:a xlink:type="simple" xlink:href="#__RefHeading___Toc16975_1047798942" text:style-name="Index_20_Link" text:visited-style-name="Index_20_Link">8.3 Quota<text:tab/>18</text:a></text:p>
          <text:p text:style-name="P213"><text:a xlink:type="simple" xlink:href="#__RefHeading___Toc9832_3845367211" text:style-name="Index_20_Link" text:visited-style-name="Index_20_Link">8.4 Rolling restart<text:tab/>19</text:a></text:p>
          <text:p text:style-name="P212"><text:a xlink:type="simple" xlink:href="#__RefHeading___Toc9838_3845367211" text:style-name="Index_20_Link" text:visited-style-name="Index_20_Link">Atelier 9: <text:span text:style-name="T1">Monitoring </text:span><text:span text:style-name="T1">avec Prometheus/Grafana</text:span><text:tab/>20</text:a></text:p>
          <text:p text:style-name="P213"><text:a xlink:type="simple" xlink:href="#__RefHeading___Toc2654_1126617678" text:style-name="Index_20_Link" text:visited-style-name="Index_20_Link">9.1 Exporter les informations JMX au format Prometheus<text:tab/>20</text:a></text:p>
          <text:p text:style-name="P213"><text:a xlink:type="simple" xlink:href="#__RefHeading___Toc2656_1126617678" text:style-name="Index_20_Link" text:visited-style-name="Index_20_Link">9.3 Mise en place Prometheus Grafana<text:tab/>20</text:a></text:p>
          <text:p text:style-name="P212"><text:a xlink:type="simple" xlink:href="#__RefHeading___Toc2658_1126617678" text:style-name="Index_20_Link" text:visited-style-name="Index_20_Link">A. Annexes <text:tab/>22</text:a></text:p>
          <text:p text:style-name="P213"><text:a xlink:type="simple" xlink:href="#__RefHeading___Toc9768_3845367211" text:style-name="Index_20_Link" text:visited-style-name="Index_20_Link">A.1. Installation Ensemble Zookeeper<text:tab/>22</text:a></text:p>
        </text:index-body>
      </text:table-of-content>
      <text:h text:style-name="Heading_20_1" text:outline-level="1"/>
      <text:h text:style-name="P234" text:outline-level="1"/>
      <text:h text:style-name="P237" text:outline-level="1"><text:bookmark-start text:name="__RefHeading___Toc9766_3845367211"/><text:span text:style-name="T87">Atelier 1</text:span>: Mise en place <text:bookmark-end text:name="__RefHeading___Toc9766_3845367211"/></text:h>
      <text:p text:style-name="Standard"/>
      <text:h text:style-name="P247" text:outline-level="2"><text:bookmark-start text:name="__RefHeading___Toc2648_870239550"/><text:span text:style-name="T180">1.</text:span><text:span text:style-name="T185">1</text:span> <text:span text:style-name="T187">Installation cluster </text:span><text:bookmark-end text:name="__RefHeading___Toc2648_870239550"/></text:h>
      <text:h text:style-name="Heading_20_3" text:outline-level="3"><text:bookmark-start text:name="__RefHeading___Toc2650_870239550"/><text:span text:style-name="T187">1.1.1 </text:span>Option archive<text:bookmark-end text:name="__RefHeading___Toc2650_870239550"/></text:h>
      <text:p text:style-name="Text_20_body"/>
      <text:p text:style-name="P123">Étape 1 : Création du cluster ID et formattage des répertoires de logs</text:p>
      <text:p text:style-name="P29"><text:span text:style-name="T45">Télécharger et dézipper la distribution de Kafka dans </text:span><text:span text:style-name="T46">un répertoire nommé </text:span><text:span text:style-name="T37">$KAFKA_DIST </text:span><text:span text:style-name="T46">dans la suite</text:span></text:p>
      <text:p text:style-name="P163"><text:span text:style-name="T103">Créer un répertoire </text:span><text:span text:style-name="T8">$KAFKA_LOGS</text:span><text:span text:style-name="T103"> qui stockera les messages des 3 brokers</text:span></text:p>
      <text:p text:style-name="P162"><text:span text:style-name="T103">Créer un répertoire </text:span><text:span text:style-name="T10">$KAFKA_CLUSTER</text:span><text:span text:style-name="T103"> et 3 sous-répertoires : </text:span><text:span text:style-name="T8">broker-1</text:span><text:span text:style-name="T103">, </text:span><text:span text:style-name="T8">broker-2</text:span><text:span text:style-name="T103">, </text:span><text:span text:style-name="T8">broker-3</text:span></text:p>
      <text:p text:style-name="P14">Copier le fichier <text:span text:style-name="T182">de la distribution </text:span><text:span text:style-name="T3">$KAFKA_DIST/config/kraft/</text:span><text:span text:style-name="T1">server.properties</text:span> dans le<text:span text:style-name="T182">s 3</text:span> <text:span text:style-name="T182">sous-</text:span><text:span text:style-name="T158">répertoire</text:span><text:span text:style-name="T182">s de </text:span><text:span text:style-name="T158"><text:s/></text:span><text:span text:style-name="T182">$</text:span><text:span text:style-name="T10">KAFKA_CLUSTER</text:span></text:p>
      <text:p text:style-name="P16">Éditer les 3 fichier <text:span text:style-name="T5">server.</text:span><text:span text:style-name="T1">properties</text:span> afin de modifier l<text:span text:style-name="T183">es</text:span> propriété<text:span text:style-name="T183">s :</text:span></text:p>
      <text:list text:style-name="L3">
        <text:list-item>
          <text:p text:style-name="P272">node.id</text:p>
        </text:list-item>
        <text:list-item>
          <text:p text:style-name="P272">listeners <text:span text:style-name="T221">(utiliser les ports 9092,9192 et 9292)</text:span></text:p>
        </text:list-item>
        <text:list-item>
          <text:p text:style-name="P273">advertised.listeners</text:p>
        </text:list-item>
        <text:list-item>
          <text:p text:style-name="P273">controller.quorum.voters</text:p>
        </text:list-item>
        <text:list-item>
          <text:p text:style-name="P271"><text:span text:style-name="T11">log.dir</text:span><text:span text:style-name="T104"> à </text:span><text:span text:style-name="T11">$KAFKA_LOGS/broker-&lt;id&gt;</text:span></text:p>
        </text:list-item>
      </text:list>
      <text:p text:style-name="P14"/>
      <text:p text:style-name="P14">Générer un id de cluster :</text:p>
      <text:p text:style-name="P5">$KAFKA_DIST/bin/kafka-storage.sh random-uuid</text:p>
      <text:p text:style-name="P15">Utiliser l’ID du cluster pour formatter les 3 répertoires </text:p>
      <text:p text:style-name="P15"/>
      <text:p text:style-name="P15">Pour chaque broker, formatter son répertoire de log avec :</text:p>
      <text:p text:style-name="P274">$KAFKA_DIST/bin/kafka-storage.sh format -t &lt;cluster_id&gt; -c $KAFKA_CLUSTER/broker-&lt;id&gt;/server.properties</text:p>
      <text:p text:style-name="P11"/>
      <text:p text:style-name="P28">Étape 2 : Mise au point d’un script de démarrage/<text:span text:style-name="T184">arrêt</text:span></text:p>
      <text:p text:style-name="P11">Mettre au point un script permettant de démarrer les 3 brokers <text:span text:style-name="T115">en mode daemon :</text:span></text:p>
      <text:p text:style-name="P17">Exemple :</text:p>
      <text:p text:style-name="P90">#!/bin/sh</text:p>
      <text:p text:style-name="P90"/>
      <text:p text:style-name="P96">export JAVA_HOME=/usr/lib/jvm/java-<text:span text:style-name="T259">2</text:span>1-openjdk-amd64/</text:p>
      <text:p text:style-name="P89">export KAFKA_DIST=&lt;<text:span text:style-name="T220">répertoire de la distribution&gt;</text:span></text:p>
      <text:p text:style-name="P89">export KAFKA_CLUSTER=&lt;<text:span text:style-name="T220">répertoire des configurations des noeuds&gt;</text:span></text:p>
      <text:p text:style-name="P89">export KAFKA_LOGS=&lt;<text:span text:style-name="T220">répertoire des logs&gt;</text:span></text:p>
      <text:p text:style-name="P89"/>
      <text:p text:style-name="P89"/>
      <text:p text:style-name="P89">$KAFKA_DIST/bin/kafka-server-start.sh -daemon $KAFKA_CLUSTER/broker-1/server.properties </text:p>
      <text:p text:style-name="P89">$KAFKA_DIST/bin/kafka-server-start.sh -daemon $KAFKA_CLUSTER/broker-2/server.properties </text:p>
      <text:p text:style-name="P89">$KAFKA_DIST/bin/kafka-server-start.sh -daemon $KAFKA_CLUSTER/broker-3/server.properties </text:p>
      <text:p text:style-name="P11"><text:soft-page-break/></text:p>
      <text:p text:style-name="P12"/>
      <text:p text:style-name="P18">Visualiser les traces de démarrages :</text:p>
      <text:p text:style-name="P10">tail -f $KAFKA_<text:span text:style-name="T254">DIST</text:span>/logs/server.log</text:p>
      <text:p text:style-name="P10"/>
      <text:p text:style-name="P13">M<text:span text:style-name="T184">ettre au point un script d’arrêt</text:span></text:p>
      <text:p text:style-name="P91">#!/bin/sh</text:p>
      <text:p text:style-name="P91"/>
      <text:p text:style-name="P95">export KAFKA_DIST=&lt;<text:span text:style-name="T220">répertoire de la distribution&gt;</text:span></text:p>
      <text:p text:style-name="P92">$KAFKA_DIST/bin/kafka-server-stop.sh</text:p>
      <text:p text:style-name="P103"/>
      <text:p text:style-name="P118">Effectuer les vérifications de création de topic et envoi/réception de messages</text:p>
      <text:p text:style-name="P297">export PATH=$KAFKA_DIST/bin:$PATH</text:p>
      <text:p text:style-name="P93">kafka-topics.sh --create --bootstrap-server localhost:9092 --replication-factor 1 --partitions 1 --topic test</text:p>
      <text:p text:style-name="P93">kafka-console-producer.sh --bootstrap-server localhost:9092 --topic test</text:p>
      <text:p text:style-name="P93">kafka-console-consumer.sh --bootstrap-server localhost:9092 --topic test --from-beginning</text:p>
      <text:p text:style-name="P117"/>
      <text:p text:style-name="P40"/>
      <text:h text:style-name="Heading_20_3" text:outline-level="3"><text:bookmark-start text:name="__RefHeading___Toc9856_3845367211"/>1.<text:span text:style-name="T187">1.</text:span>2 Option Docker<text:bookmark-end text:name="__RefHeading___Toc9856_3845367211"/></text:h>
      <text:p text:style-name="P4"><text:span text:style-name="T23">Visualiser le fichier </text:span><text:span text:style-name="T24">docker-compose.yml</text:span><text:span text:style-name="T41"> </text:span></text:p>
      <text:p text:style-name="P119">Démarrer la stack et observer les logs de démarrages</text:p>
      <text:p text:style-name="P118">Effectuer les vérifications de création de topic et envoi/réception de messages</text:p>
      <text:p text:style-name="P94">bin/kafka-topics.sh --create --bootstrap-server localhost:9092 --replication-factor 1 --partitions 1 --topic test</text:p>
      <text:p text:style-name="P94">bin/kafka-console-producer.sh --bootstrap-server localhost:9092 --topic test</text:p>
      <text:p text:style-name="P133">bin/kafka-console-consumer.sh --bootstrap-server localhost:9092 --topic test --from-beginning</text:p>
      <text:p text:style-name="P128"/>
      <text:h text:style-name="Heading_20_2" text:outline-level="2"><text:bookmark-start text:name="__RefHeading___Toc9856_38453672111"/>1.<text:span text:style-name="T187">2</text:span> Utilitaire<text:span text:style-name="T186">s</text:span><text:bookmark-end text:name="__RefHeading___Toc9856_38453672111"/></text:h>
      <text:p text:style-name="P31"><text:span text:style-name="T107">Créer un topic </text:span><text:span text:style-name="T21">testing</text:span><text:span text:style-name="T108"> avec 5 partitions et 2 répliques :</text:span></text:p>
      <text:p text:style-name="P167"><text:span text:style-name="T62">kafka-topics.sh</text:span><text:span text:style-name="T58"> --create --</text:span><text:span text:style-name="T59">bootstrap-server</text:span><text:span text:style-name="T58"> localhost:</text:span><text:span text:style-name="T59">9092</text:span><text:span text:style-name="T58"> --replication-factor 2 --partitions 5 --topic testing</text:span></text:p>
      <text:p text:style-name="P34">Lister les topics du cluster </text:p>
      <text:p text:style-name="P34">Démarrer un producteur de message</text:p>
      <text:p text:style-name="P38"><text:span text:style-name="T57">kafka</text:span>-<text:span text:style-name="T57">console</text:span>-<text:span text:style-name="T57">producer.sh</text:span> --broker-list localhost:9092 --topic testing --property "parse.key=true" --property "key.separator=:"</text:p>
      <text:p text:style-name="P32"><text:span text:style-name="T109">Saisir</text:span><text:span text:style-name="T107"> quelques messages</text:span></text:p>
      <text:p text:style-name="P35">Accéder à la description détaillée du topic</text:p>
      <text:p text:style-name="P35">Visualiser les répertoires de logs sur les brokers :</text:p>
      <text:p text:style-name="P39"><text:span text:style-name="T57">kafka</text:span>-<text:span text:style-name="T57">log</text:span>-<text:span text:style-name="T57">dirs.sh</text:span> <text:s/>--bootstrap-server localhost:9092 --describe</text:p>
      <text:p text:style-name="P35"><text:soft-page-break/>Consommer les messages depuis le début</text:p>
      <text:p text:style-name="P120">Dans une autre fenêtre, lister les groupes de consommateurs et accéder au détail du groupe de consommateur en lecture sur le topic testing</text:p>
      <text:p text:style-name="P120"/>
      <text:p text:style-name="P121">Utiliser <text:span text:style-name="T8">kafka-dump-log.sh</text:span> sur un fichier de log</text:p>
      <text:h text:style-name="P248" text:outline-level="2"><text:bookmark-start text:name="__RefHeading___Toc9858_3845367211"/>1.<text:span text:style-name="T187">3</text:span> <text:span text:style-name="T186">Outils graphique</text:span><text:bookmark-end text:name="__RefHeading___Toc9858_3845367211"/></text:h>
      <text:p text:style-name="P33"><text:span text:style-name="T49">Plusieurs </text:span><text:span text:style-name="T47">outil</text:span><text:span text:style-name="T49">s</text:span><text:span text:style-name="T47"> graphique </text:span><text:span text:style-name="T49">existent, </text:span><text:span text:style-name="T50">un docker compose est fourni pour démarrer </text:span><text:span text:style-name="T39">akhq, kafka-magic</text:span><text:span text:style-name="T50"> et </text:span><text:span text:style-name="T39">redpanda-console</text:span></text:p>
      <text:p text:style-name="P131"/>
      <text:p text:style-name="Code">cd $TP_Admin/1.3<text:span text:style-name="T260">_UI</text:span></text:p>
      <text:p text:style-name="Code">docker compose -f kafka-ui-docker-compose.yml up -d</text:p>
      <text:p text:style-name="P282"/>
      <text:p text:style-name="P280"/>
      <text:p text:style-name="P130"/>
      <text:p text:style-name="P130"/>
      <text:p text:style-name="P130"/>
      <text:p text:style-name="P122"/>
      <text:p text:style-name="P128"/>
      <text:h text:style-name="P235" text:outline-level="1"/>
      <text:h text:style-name="P238" text:outline-level="1"><text:bookmark-start text:name="__RefHeading___Toc9782_3845367211"/><text:span text:style-name="T87">Atelier 2</text:span>: <text:span text:style-name="T116">Produc</text:span><text:span text:style-name="T188">tion de messages</text:span><text:bookmark-end text:name="__RefHeading___Toc9782_3845367211"/></text:h>
      <text:p text:style-name="P1"/>
      <text:p text:style-name="P169">Le projet fourni est un projet développé avec le framework Spring. </text:p>
      <text:p text:style-name="P169">Il modélise une flotte de 10<text:span text:style-name="T189">0</text:span> coursiers qui envoient 10000 fois leur position (latitude/longitude) toutes les <text:span text:style-name="T191">10 millisecondes. </text:span><text:span text:style-name="T222">Les messages sont numérotés par Coursier</text:span></text:p>
      <text:p text:style-name="P172">Lors du démarrage du programme, le producteur affiche sa configuration sur la console et démarre la production de message après que l’on ait appuyé sur la touche Enter.</text:p>
      <text:p text:style-name="P112">Le producteur peut être configuré via la ligne de commande <text:span text:style-name="T225">par la propriété </text:span><text:span text:style-name="T15">async</text:span><text:span text:style-name="T225"> activant ou désactivat le mode d’asynchrone d’envoi et </text:span>en préfixant les propriétés Kafka par <text:span text:style-name="T1">spring.kafka.producer</text:span></text:p>
      <text:p text:style-name="P111">Exemple :</text:p>
      <text:p text:style-name="P114">java -jar <text:span text:style-name="T192">SpringProducer.jar --spring.kafka.producer.acks=0 --</text:span><text:span text:style-name="T225">async=false</text:span></text:p>
      <text:p text:style-name="P111"/>
      <text:p text:style-name="P169"><text:span text:style-name="T190">Créer le topic </text:span><text:span text:style-name="T12">position</text:span><text:span text:style-name="T190"> avec </text:span><text:span text:style-name="T223">5</text:span><text:span text:style-name="T190"> partitions et le facteur de réplication </text:span><text:span text:style-name="T223">de 3 et un </text:span><text:span text:style-name="T6">min.insync.replica</text:span><text:span text:style-name="T223"> de 2</text:span><text:span text:style-name="T190"> :</text:span></text:p>
      <text:p text:style-name="P139"><text:span text:style-name="T63">./kafka-topics.sh --create --</text:span><text:span text:style-name="T64">bootstrap-server</text:span><text:span text:style-name="T63"> localhost:</text:span><text:span text:style-name="T64">9092</text:span><text:span text:style-name="T63"> --partitions </text:span><text:span text:style-name="T66">5</text:span><text:span text:style-name="T63"> --replication-factor </text:span><text:span text:style-name="T66">3 --config min.insync.replicas=1 </text:span><text:span text:style-name="T63">--topic </text:span><text:span text:style-name="T65">position</text:span></text:p>
      <text:p text:style-name="P105"/>
      <text:p text:style-name="P113">Faire plusieurs essais de production de message <text:span text:style-name="T193">en réinitialisant le topic et </text:span>en changeant les paramètres par défaut, <text:span text:style-name="T201">Vérifier la configuration à chaque fois</text:span></text:p>
      <text:list text:style-name="L4">
        <text:list-item>
          <text:p text:style-name="P277">acks<text:line-break/><text:span text:style-name="T105">Pour comparer les valeurs de débits</text:span></text:p>
        </text:list-item>
        <text:list-item>
          <text:p text:style-name="P278"><text:span text:style-name="T8">batch.size</text:span> et <text:span text:style-name="T8">linger.ms</text:span></text:p>
          <text:p text:style-name="P279">Pour comparer les valeurs de débits</text:p>
        </text:list-item>
        <text:list-item>
          <text:p text:style-name="P278"><text:span text:style-name="T8">retries</text:span> / <text:span text:style-name="T8">max.in.flights.requests.per.session</text:span> <text:line-break/><text:span text:style-name="T193">A</text:span>vec arrêt/redémarrage d<text:span text:style-name="T193">u cluster ou d</text:span>’un serveur durant les test<text:span text:style-name="T193">s.<text:line-break/>Vérifier le nombre de messages produits</text:span></text:p>
        </text:list-item>
      </text:list>
      <text:p text:style-name="P2"/>
      <text:p text:style-name="P25"/>
      <text:h text:style-name="P239" text:outline-level="1"><text:bookmark-start text:name="__RefHeading___Toc9784_3845367211"/><text:span text:style-name="T87">Atelier 3 </text:span>: <text:span text:style-name="T117">Cons</text:span><text:span text:style-name="T194">ommation de messages</text:span><text:bookmark-end text:name="__RefHeading___Toc9784_3845367211"/></text:h>
      <text:p text:style-name="P171"/>
      <text:p text:style-name="P170">Le projet fourni est <text:span text:style-name="T194">également </text:span>un projet développé avec le framework Spring.</text:p>
      <text:p text:style-name="P173">Il permet de consommer le topic <text:span text:style-name="T8">position</text:span>.</text:p>
      <text:p text:style-name="P191">Le nom du groupe est <text:span text:style-name="T8">consumer</text:span></text:p>
      <text:p text:style-name="P23">Il peut être surchargé via la ligne de commande :</text:p>
      <text:p text:style-name="P6">--spring.kafka.consumer.group-id</text:p>
      <text:p text:style-name="P173">La propriété de configuration <text:span text:style-name="T8">spring.kafka.listener.concurrency</text:span> fixe le nombre de consommateur<text:span text:style-name="T226">s</text:span> du groupe.</text:p>
      <text:p text:style-name="P174">Elle est fixée à 3 et peut être surchargée via la ligne de commande.</text:p>
      <text:p text:style-name="P174">--<text:span text:style-name="T8">spring.kafka.listener.concurrency</text:span></text:p>
      <text:p text:style-name="P22">Le programme consomme les messages <text:span text:style-name="T227">et stocke dans une base postgres l’id du coursier et l’id de l’index du message</text:span>:</text:p>
      <text:list text:style-name="L5">
        <text:list-item>
          <text:p text:style-name="P283">En permanence, <text:span text:style-name="T227">il affiche </text:span>des informations sur le débit de traitement</text:p>
        </text:list-item>
        <text:list-item>
          <text:p text:style-name="P284">Si la base est réinitialisée, il détecte les doublons de traitements</text:p>
        </text:list-item>
      </text:list>
      <text:p text:style-name="P24"/>
      <text:h text:style-name="Heading_20_2" text:outline-level="2"><text:bookmark-start text:name="__RefHeading___Toc9786_38453672111"/>3.0 Mise en place BD<text:bookmark-end text:name="__RefHeading___Toc9786_38453672111"/></text:h>
      <text:p text:style-name="Code"><text:span text:style-name="T121">docker compose -f postgres-docker-compose.yml up -d</text:span> </text:p>
      <text:p text:style-name="Standard"/>
      <text:p text:style-name="Standard">Accéder à <text:span text:style-name="T8">localhost:81</text:span> et se logger avec <text:span text:style-name="T8">admin@admin.com/admin</text:span></text:p>
      <text:p text:style-name="Text_20_body"/>
      <text:p text:style-name="Text_20_body">Enregistre un serveur avec comme paramètres de connexion :</text:p>
      <text:list text:style-name="L6">
        <text:list-item>
          <text:p text:style-name="P286">host : <text:span text:style-name="T8">consumer-postgresql</text:span></text:p>
        </text:list-item>
        <text:list-item>
          <text:p text:style-name="P286">user : <text:span text:style-name="T8">postgres</text:span></text:p>
        </text:list-item>
        <text:list-item>
          <text:p text:style-name="P286">password : <text:span text:style-name="T8">postgres</text:span></text:p>
        </text:list-item>
      </text:list>
      <text:h text:style-name="Heading_20_2" text:outline-level="2"><text:bookmark-start text:name="__RefHeading___Toc9786_3845367211"/><text:span text:style-name="T178">3</text:span>.1 <text:span text:style-name="T195">Performance</text:span> <text:bookmark-end text:name="__RefHeading___Toc9786_3845367211"/></text:h>
      <text:p text:style-name="P184">Démarrer le programme avec les valeurs de concurrence par défaut :</text:p>
      <text:p text:style-name="P115">java -jar <text:span text:style-name="T192">Spring</text:span><text:span text:style-name="T195">Consumer</text:span><text:span text:style-name="T192">.jar </text:span></text:p>
      <text:p text:style-name="P184">Visualiser les logs de démarrage de l’application qui affichent :</text:p>
      <text:list text:style-name="L7">
        <text:list-item>
          <text:p text:style-name="P287">La configuration du consommateur </text:p>
        </text:list-item>
        <text:list-item>
          <text:p text:style-name="P287">Les allocations de partition</text:p>
        </text:list-item>
      </text:list>
      <text:p text:style-name="P26"/>
      <text:p text:style-name="P27">Supprimer les informations du groupe dans Kafka afin que les consommateurs repartent à zéro.</text:p>
      <text:p text:style-name="P192"><text:span text:style-name="T101">Modifier des paramètres pouvant affecter la performance </text:span><text:span text:style-name="T102">et les commits d’offset :</text:span></text:p>
      <text:list text:style-name="L8">
        <text:list-item>
          <text:p text:style-name="P275">max.poll.records</text:p>
        </text:list-item>
      </text:list>
      <text:p text:style-name="P192"/>
      <text:h text:style-name="Heading_20_2" text:outline-level="2"><text:bookmark-start text:name="__RefHeading___Toc9788_3845367211"/><text:soft-page-break/><text:span text:style-name="T178">3</text:span>.2 <text:span text:style-name="T197">Rebalancing des consommateurs</text:span><text:bookmark-end text:name="__RefHeading___Toc9788_3845367211"/></text:h>
      <text:p text:style-name="P30">Démarrer 3 processus avec un degré de concurrence à 1</text:p>
      <text:p text:style-name="P116">java -jar <text:span text:style-name="T192">Spring</text:span><text:span text:style-name="T195">Consumer</text:span><text:span text:style-name="T192">.jar </text:span><text:span text:style-name="T194">--spring.kafka.listener.concurrency</text:span><text:span text:style-name="T196">=1</text:span></text:p>
      <text:p text:style-name="P185"/>
      <text:p text:style-name="P186">Arrêter un processus et observer la réaffectation de partition</text:p>
      <text:p text:style-name="P187">Redémarrer le processus</text:p>
      <text:h text:style-name="P240" text:outline-level="1"><text:bookmark-start text:name="__RefHeading___Toc16950_1047798942"/>Atelier 4 : Exactly Once et Transactions<text:bookmark-end text:name="__RefHeading___Toc16950_1047798942"/></text:h>
      <text:p text:style-name="P79">Objectifs :</text:p>
      <text:list text:style-name="L9">
        <text:list-item>
          <text:p text:style-name="P288"><text:span text:style-name="T231">Visualiser des </text:span>messages <text:span text:style-name="T231">committés et non-committés</text:span></text:p>
        </text:list-item>
        <text:list-item>
          <text:p text:style-name="P289">Voir les effets de la propriétés <text:span text:style-name="T1">ISOLATION_LEVEL</text:span></text:p>
        </text:list-item>
        <text:list-item>
          <text:p text:style-name="P285"><text:span text:style-name="T228">I</text:span>mplémenter un consommateur <text:span text:style-name="T1">ExactlyOnce</text:span></text:p>
        </text:list-item>
      </text:list>
      <text:p text:style-name="P219"/>
      <text:h text:style-name="Heading_20_2" text:outline-level="2"><text:bookmark-start text:name="__RefHeading___Toc6412_3893618287"/><text:span text:style-name="T231">4</text:span><text:span text:style-name="T229">.1 </text:span><text:span text:style-name="T231">Transaction et ISOLATION_LEVEL</text:span><text:bookmark-end text:name="__RefHeading___Toc6412_3893618287"/></text:h>
      <text:p text:style-name="P220"/>
      <text:h text:style-name="Heading_20_3" text:outline-level="3"><text:bookmark-start text:name="__RefHeading___Toc16952_1047798942"/>4.1.1 Producteur transactionnel<text:bookmark-end text:name="__RefHeading___Toc16952_1047798942"/></text:h>
      <text:p text:style-name="P220">Le producteur fournit englobe dans une transaction des batchs de messages de taille 10.</text:p>
      <text:p text:style-name="P220"/>
      <text:p text:style-name="P220">Lancer le programme avec :</text:p>
      <text:p text:style-name="Code">java -jar producer-tx.jar 1 105 100 0 </text:p>
      <text:p text:style-name="P220">Ce qui signifie que 1 threads envoie 105 messages, les 100 premiers messages font partie de 10 transactions validées. Les 5 derniers messages ne sont pas validés.</text:p>
      <text:p text:style-name="P220"/>
      <text:p text:style-name="P232">Visualiser les messages dans une console d’administration.</text:p>
      <text:p text:style-name="P221"><text:span text:style-name="T232">Noter le nombre et les offsets, </text:span><text:span text:style-name="T230">Visualiser le flag transactionnel</text:span></text:p>
      <text:h text:style-name="P254" text:outline-level="3"><text:bookmark-start text:name="__RefHeading___Toc16954_1047798942"/>4.1.<text:span text:style-name="T232">2</text:span> <text:span text:style-name="T231">Consommateur</text:span><text:bookmark-end text:name="__RefHeading___Toc16954_1047798942"/></text:h>
      <text:p text:style-name="P220">Le programme consommateur peut être démarré en mode READ_COMMITTED ou READ_UNCOMMITED</text:p>
      <text:p text:style-name="P220">Faire un premier démarrage en mode READ_UNCOMMITED</text:p>
      <text:p text:style-name="Code">java -jar consumer.jar 1 false</text:p>
      <text:p text:style-name="P207">Noter le nombre de messages consommés</text:p>
      <text:p text:style-name="P207">Démarrer le message en mode READ_COMMITTED</text:p>
      <text:p text:style-name="P206">java -jar consumer.jar 1 true</text:p>
      <text:p text:style-name="P207">Noter le nombre de messages consommés</text:p>
      <text:p text:style-name="P222"/>
      <text:h text:style-name="P249" text:outline-level="2"><text:bookmark-start text:name="__RefHeading___Toc6412_38936182871"/><text:span text:style-name="T231">4</text:span><text:span text:style-name="T229">.</text:span><text:span text:style-name="T233">2</text:span><text:span text:style-name="T229"> </text:span><text:span text:style-name="T233">Exactly Once</text:span><text:bookmark-end text:name="__RefHeading___Toc6412_38936182871"/></text:h>
      <text:p text:style-name="P223">Reprendre le nouveau consommateur.</text:p>
      <text:p text:style-name="P224">Ce nouveau programme lit le topic <text:span text:style-name="T8">position-tx</text:span>, ajoute une information de distance à l’enregistrement et publie un message vers le topic <text:span text:style-name="T8">position_distance</text:span>.</text:p>
      <text:p text:style-name="P224">Exécuter le programme :</text:p>
      <text:p text:style-name="P208">java -jar consumer-exactly-once.jar 1</text:p>
      <text:p text:style-name="Text_20_body">Vérifier les messages produits et les offsets consommés</text:p>
      <text:h text:style-name="P241" text:outline-level="1"><text:bookmark-start text:name="__RefHeading___Toc9790_3845367211"/><text:span text:style-name="T160">Atelier </text:span><text:span text:style-name="T149">5</text:span><text:span text:style-name="T160">. </text:span><text:span text:style-name="T144">S</text:span><text:span text:style-name="T150">chema Registry et sérialisation Avro</text:span><text:bookmark-end text:name="__RefHeading___Toc9790_3845367211"/></text:h>
      <text:h text:style-name="Heading_20_2" text:outline-level="2"><text:bookmark-start text:name="__RefHeading___Toc9792_3845367211"/><text:span text:style-name="T234">5</text:span><text:span text:style-name="T118">.1 </text:span><text:span text:style-name="T154">Démarrage de Confuent Registry</text:span><text:bookmark-end text:name="__RefHeading___Toc9792_3845367211"/></text:h>
      <text:p text:style-name="Text_20_body"><text:bookmark-start text:name="__RefHeading___Toc9865_3845367211"/>Visualiser le fichier <text:span text:style-name="T8">docker-compose.yml</text:span> fourni <text:span text:style-name="T202">qui démarre Redpanda Console, </text:span><text:span text:style-name="T235">akhq</text:span><text:span text:style-name="T202"> et SchemaRegistry de confluent</text:span><text:bookmark-end text:name="__RefHeading___Toc9865_3845367211"/></text:p>
      <text:p text:style-name="Text_20_body"/>
      <text:p text:style-name="Text_20_body"><text:bookmark-start text:name="__RefHeading___Toc9867_3845367211"/>Démarrer la stack <text:span text:style-name="T235">via :</text:span><text:bookmark-end text:name="__RefHeading___Toc9867_3845367211"/></text:p>
      <text:p text:style-name="Code">docker compose up -d</text:p>
      <text:p text:style-name="P225">Vérifier le bon démarrage des containers</text:p>
      <text:p text:style-name="Text_20_body"><text:bookmark-start text:name="__RefHeading___Toc9869_3845367211"/>Accéder à <text:span text:style-name="T1">localhost:808</text:span><text:span text:style-name="T4">5</text:span><text:span text:style-name="T1">/subjects</text:span><text:bookmark-end text:name="__RefHeading___Toc9869_3845367211"/></text:p>
      <text:h text:style-name="P266" text:outline-level="1"/>
      <text:h text:style-name="Heading_20_2" text:outline-level="2"><text:bookmark-start text:name="__RefHeading___Toc9794_3845367211"/><text:span text:style-name="T253">5</text:span>.2 Producteur de message<text:bookmark-end text:name="__RefHeading___Toc9794_3845367211"/></text:h>
      <text:p text:style-name="P143"><text:span text:style-name="T164">Récupérer le projet</text:span><text:span text:style-name="T163"> </text:span><text:span text:style-name="T167">producer-avro</text:span></text:p>
      <text:p text:style-name="P141"/>
      <text:p text:style-name="Standard"><text:span text:style-name="T176">Visualiser le </text:span><text:span text:style-name="T175">schéma Avro : </text:span><text:span text:style-name="T171"><text:line-break/></text:span><text:span text:style-name="T173">src/main/resources/</text:span><text:span text:style-name="T172">Courier.avsc</text:span></text:p>
      <text:p text:style-name="P140"/>
      <text:p text:style-name="P176"><text:span text:style-name="T165">Lancer la commande</text:span><text:span text:style-name="T163"> ./</text:span><text:span text:style-name="T167">mvn</text:span><text:span text:style-name="T168">w</text:span><text:span text:style-name="T167"> compile</text:span><text:span text:style-name="T163"> et regarder les classes générées par le plugin Avro</text:span></text:p>
      <text:p text:style-name="Standard"/>
      <text:p text:style-name="P177">Lancer ensuite .<text:span text:style-name="T8">/mvnw package</text:span> pour construire l’exécutable</text:p>
      <text:p text:style-name="Standard"/>
      <text:p text:style-name="P124">Démarrer l’exécutable par </text:p>
      <text:p text:style-name="P125">java -jar target/producer-avro-0.0.1-SNAPSHOT-jar-with-dependencies.jar 10 500 10 0</text:p>
      <text:p text:style-name="P124"/>
      <text:p text:style-name="P178"><text:span text:style-name="T26">L</text:span><text:span text:style-name="T25">e programme, après avoir enregistré le schéma, envoie </text:span><text:span text:style-name="T30">10*</text:span><text:span text:style-name="T25">500 messages qui sont sérialisés avec Avro sur le topic </text:span><text:span text:style-name="T32">avro-position</text:span></text:p>
      <text:p text:style-name="P124"/>
      <text:p text:style-name="P179"><text:bookmark-start text:name="__RefHeading___Toc9871_3845367211"/>Après un premier démarrage, le schéma doit être consultable :<text:bookmark-end text:name="__RefHeading___Toc9871_3845367211"/></text:p>
      <text:list text:style-name="L10">
        <text:list-item>
          <text:p text:style-name="P290"><text:span text:style-name="T198">sur </text:span><text:span text:style-name="T236">schema-registry</text:span><text:span text:style-name="T198"> (</text:span>localhost:808<text:span text:style-name="T198">5</text:span>/subjects<text:span text:style-name="T236">)</text:span></text:p>
        </text:list-item>
        <text:list-item>
          <text:p text:style-name="P291">ou via votre outil d’admin</text:p>
        </text:list-item>
      </text:list>
      <text:h text:style-name="P267" text:outline-level="1"/>
      <text:p text:style-name="Text_20_body"><text:bookmark-start text:name="__RefHeading___Toc9875_3845367211"/><text:span text:style-name="T28">V</text:span><text:span text:style-name="T27">érifier que </text:span><text:span text:style-name="T29">l’outil graphique</text:span><text:span text:style-name="T33"> </text:span><text:span text:style-name="T27">puisse lire les messages </text:span><text:span text:style-name="T31">Avro</text:span><text:bookmark-end text:name="__RefHeading___Toc9875_3845367211"/></text:p>
      <text:p text:style-name="Standard"/>
      <text:h text:style-name="Heading_20_2" text:outline-level="2"><text:bookmark-start text:name="__RefHeading___Toc9796_3845367211"/><text:span text:style-name="T253">5</text:span>.3 Consommateur de message<text:bookmark-end text:name="__RefHeading___Toc9796_3845367211"/></text:h>
      <text:p text:style-name="P20"><text:span text:style-name="T164">Récupérer le projet </text:span><text:span text:style-name="T170">consumer</text:span><text:span text:style-name="T169">-avro </text:span></text:p>
      <text:p text:style-name="P21"><text:span text:style-name="T163">Visualiser le code source </text:span><text:span text:style-name="T166">et en particulier la boucle de poll et l’utilisation de </text:span><text:span text:style-name="T170">GenericMessage</text:span></text:p>
      <text:p text:style-name="P142"/>
      <text:p text:style-name="P180"><text:span text:style-name="T174">Lancer ensuite </text:span><text:span text:style-name="T168">./mvnw package</text:span><text:span text:style-name="T174"> pour construire l’exécutable</text:span></text:p>
      <text:p text:style-name="Standard"/>
      <text:p text:style-name="Standard">Consommer les messages du topic précédent <text:span text:style-name="T199">avec la commande </text:span></text:p>
      <text:p text:style-name="P8">java -jar target/consumer-0.0.1-SNAPSHOT-jar-with-dependencies.jar 2 1</text:p>
      <text:p text:style-name="P134"/>
      <text:p text:style-name="Standard">Laisser le programme tourner</text:p>
      <text:h text:style-name="P268" text:outline-level="1"><text:soft-page-break/></text:h>
      <text:h text:style-name="Heading_20_2" text:outline-level="2"><text:bookmark-start text:name="__RefHeading___Toc9798_38453672111"/><text:span text:style-name="T253">5</text:span><text:span text:style-name="T218">.4</text:span> <text:span text:style-name="T215">Evolution</text:span> du schéma <text:span text:style-name="T216">compatible</text:span><text:bookmark-end text:name="__RefHeading___Toc9798_38453672111"/></text:h>
      <text:p text:style-name="P202"><text:bookmark-start text:name="__RefHeading___Toc9800_38453672111"/><text:span text:style-name="T52">Mettre</text:span><text:span text:style-name="T22"> à jour le schéma </text:span><text:span text:style-name="T53">en ajoutant les champs optionnels : </text:span><text:span text:style-name="T22"><text:s/></text:span><text:span text:style-name="T34">firstName</text:span><text:span text:style-name="T22"> dans la structure </text:span><text:span text:style-name="T34">Cour</text:span><text:span text:style-name="T35">s</text:span><text:span text:style-name="T34">ier</text:span><text:span text:style-name="T22"> </text:span><text:bookmark-end text:name="__RefHeading___Toc9800_38453672111"/></text:p>
      <text:p text:style-name="P197"><text:bookmark-start text:name="__DdeLink__13624_1047798942"/>{ </text:p>
      <text:p text:style-name="P197"><text:tab/>"name": "first_name",</text:p>
      <text:p text:style-name="P197"><text:tab/>"type": "string",</text:p>
      <text:p text:style-name="P197"><text:tab/>"default": "undefined"</text:p>
      <text:p text:style-name="P199">},<text:bookmark-end text:name="__DdeLink__13624_1047798942"/></text:p>
      <text:p text:style-name="P202"/>
      <text:p text:style-name="P201">Fixer les problèmes de compilation :</text:p>
      <text:p text:style-name="P203">Dans <text:tab/><text:span text:style-name="T8">src/main/java/org/formation/KafkaProducerThread.java</text:span><text:tab/></text:p>
      <text:p text:style-name="P203"/>
      <text:p text:style-name="P203">Changer la ligne 29 par :</text:p>
      <text:p text:style-name="P85">this.courier = new Courier(id, "David", new Position(Math.random() + 45, Math.random() + 2));</text:p>
      <text:p text:style-name="P198"/>
      <text:p text:style-name="P204">Reconstruire l’application via :</text:p>
      <text:p text:style-name="P7">./mvnw clean package</text:p>
      <text:p text:style-name="P226"><text:bookmark-start text:name="__RefHeading___Toc9802_38453672111"/>Relancer le programme de production <text:bookmark-end text:name="__RefHeading___Toc9802_38453672111"/></text:p>
      <text:p text:style-name="P126">java -jar target/producer-avro-0.0.1-SNAPSHOT-jar-with-dependencies.jar 10 500 10 0</text:p>
      <text:p text:style-name="P226"><text:span text:style-name="T237">V</text:span>isualiser <text:span text:style-name="T237">ensuite </text:span>la nouvelle version du schéma dans le registre</text:p>
      <text:p text:style-name="P202"><text:bookmark-start text:name="__RefHeading___Toc9804_38453672111"/>Consommer les messages sans modifications du programme consommateur<text:bookmark-end text:name="__RefHeading___Toc9804_38453672111"/></text:p>
      <text:p text:style-name="P202"/>
      <text:h text:style-name="Heading_20_2" text:outline-level="2"><text:bookmark-start text:name="__RefHeading___Toc9798_38453672112"/><text:span text:style-name="T253">5</text:span><text:span text:style-name="T219">.</text:span>5 Evolution du schéma incompatible<text:bookmark-end text:name="__RefHeading___Toc9798_38453672112"/></text:h>
      <text:p text:style-name="P202"><text:bookmark-start text:name="__RefHeading___Toc9800_38453672112"/><text:span text:style-name="T52">Mettre</text:span><text:span text:style-name="T22"> à jour le schéma </text:span><text:span text:style-name="T53">en ajoutant </text:span><text:span text:style-name="T54">un</text:span><text:span text:style-name="T53"> champs </text:span><text:span text:style-name="T54">obligatoire</text:span><text:span text:style-name="T53"> : </text:span><text:span text:style-name="T22"><text:s/></text:span><text:span text:style-name="T36">vehicle_id</text:span><text:span text:style-name="T22"> dans la structure </text:span><text:span text:style-name="T34">Cour</text:span><text:span text:style-name="T35">s</text:span><text:span text:style-name="T34">ier</text:span><text:span text:style-name="T22"> </text:span><text:bookmark-end text:name="__RefHeading___Toc9800_38453672112"/></text:p>
      <text:p text:style-name="P197"><text:bookmark-start text:name="__DdeLink__13629_1047798942"/><text:tab/>{ </text:p>
      <text:p text:style-name="P197"><text:s text:c="3"/><text:tab/><text:tab/>"name": "vehicle_id",</text:p>
      <text:p text:style-name="P200"><text:span text:style-name="T217"><text:s text:c="3"/><text:tab/><text:tab/>"type": "</text:span><text:span text:style-name="T55">int</text:span><text:span text:style-name="T217">"</text:span></text:p>
      <text:p text:style-name="P197"><text:tab/>},<text:bookmark-end text:name="__DdeLink__13629_1047798942"/></text:p>
      <text:p text:style-name="P202"/>
      <text:p text:style-name="P201">Fixer les problèmes de compilation</text:p>
      <text:p text:style-name="P205">Dans <text:tab/><text:span text:style-name="T8">src/main/java/org/formation/KafkaProducerThread.java</text:span><text:tab/></text:p>
      <text:p text:style-name="P205">Changer la ligne 29 par :</text:p>
      <text:p text:style-name="P84">this.courier = new Courier(id, "David", <text:span text:style-name="T219">1, </text:span>new Position(Math.random() + 45, Math.random() + 2));</text:p>
      <text:p text:style-name="P205"/>
      <text:p text:style-name="P202"><text:bookmark-start text:name="__RefHeading___Toc9802_38453672112"/>Relancer le programme de production et visualiser l’exception au moment de l’enregistrement du nouveau schéma. <text:bookmark-end text:name="__RefHeading___Toc9802_38453672112"/></text:p>
      <text:p text:style-name="P3"/>
      <text:h text:style-name="P242" text:outline-level="1"><text:bookmark-start text:name="__RefHeading___Toc9814_3845367211"/>Atelier <text:span text:style-name="T177">6</text:span>. Kafka Connect<text:bookmark-end text:name="__RefHeading___Toc9814_3845367211"/></text:h>
      <text:p text:style-name="P138"/>
      <text:p text:style-name="P138"><text:span text:style-name="T119">Objectifs </text:span>: <text:span text:style-name="T120">Déverser le topic </text:span><text:span text:style-name="T2">position</text:span><text:span text:style-name="T120"> dans un index ElasticSearch </text:span></text:p>
      <text:h text:style-name="Heading_20_2" text:outline-level="2"><text:bookmark-start text:name="__RefHeading___Toc9816_3845367211"/><text:span text:style-name="T179">6</text:span><text:span text:style-name="T126">.1 </text:span>Installations ElasticSearch + Connecteur<text:bookmark-end text:name="__RefHeading___Toc9816_3845367211"/></text:h>
      <text:p text:style-name="P145">Démarrer <text:span text:style-name="T1">ElasticSearch</text:span> et <text:span text:style-name="T1">Kibana</text:span> en se plaçant dans le répertoire du fichier <text:span text:style-name="T1">docker-compose.yml</text:span> fourni, puis :</text:p>
      <text:p text:style-name="P82">docker compose up -d</text:p>
      <text:p text:style-name="P151">Se connecter à kibana <text:span text:style-name="T203">(</text:span><text:a xlink:type="simple" xlink:href="http://localhost:5601/" text:style-name="Internet_20_link" text:visited-style-name="Visited_20_Internet_20_Link"><text:span text:style-name="T203">http://localhost:5601</text:span></text:a><text:span text:style-name="T203">) </text:span>et dans la DevConsole exécuter :</text:p>
      <text:p text:style-name="P88">PUT /position</text:p>
      <text:p text:style-name="P88">{</text:p>
      <text:p text:style-name="P88"><text:s text:c="2"/>"mappings":{</text:p>
      <text:p text:style-name="P88"><text:s text:c="5"/>"properties": {</text:p>
      <text:p text:style-name="P88"><text:s text:c="9"/>"@timestamp": {</text:p>
      <text:p text:style-name="P88"><text:s text:c="13"/>"type": "date",</text:p>
      <text:p text:style-name="P88"><text:s text:c="13"/>"format": "epoch_millis"</text:p>
      <text:p text:style-name="P88"><text:s text:c="9"/>}</text:p>
      <text:p text:style-name="P88"><text:s text:c="5"/>}</text:p>
      <text:p text:style-name="P88"><text:s/>}</text:p>
      <text:p text:style-name="P88">}</text:p>
      <text:p text:style-name="P146"/>
      <text:p text:style-name="P86"/>
      <text:p text:style-name="P217">Recopier le répertoire $KAFKA_DIST dans un répertoire $KAFKA_CONNECT</text:p>
      <text:p text:style-name="P147"><text:span text:style-name="T239">Copier ensuite toutes les librairies du répertoiere</text:span><text:span text:style-name="T204"> </text:span><text:span text:style-name="T16">kafka-connect-elasticsearch</text:span><text:span text:style-name="T16"><text:note text:id="ftn1" text:note-class="footnote"><text:note-citation>1</text:note-citation><text:note-body><text:p text:style-name="P147"><text:span text:style-name="T204">. </text:span><text:span text:style-name="T239">I</text:span><text:span text:style-name="T204">l a été construit à partir du projet </text:span><text:span text:style-name="T8">ElasticSearchConnector</text:span> de Confluent <text:span text:style-name="T204">release v14.0.</text:span><text:span text:style-name="T238">17</text:span><text:span text:style-name="T204"> </text:span><text:a xlink:type="simple" xlink:href="https://github.com/confluentinc/kafka-connect-elasticsearch.git" text:style-name="Internet_20_link" text:visited-style-name="Visited_20_Internet_20_Link"><text:span text:style-name="T122">https://github.com/confluentinc/kafka-connect-elasticsearch.git</text:span></text:a><text:span text:style-name="T123">)</text:span></text:p></text:note-body></text:note></text:span><text:span text:style-name="T204"> fourni </text:span>dans le répertoire <text:span text:style-name="T8">lib</text:span><text:span text:style-name="T9">s</text:span> de <text:span text:style-name="T239">$KAFKA_CONNECT</text:span></text:p>
      <text:p text:style-name="P181"/>
      <text:p text:style-name="P146"/>
      <text:h text:style-name="Heading_20_2" text:outline-level="2"><text:bookmark-start text:name="__RefHeading___Toc9818_3845367211"/><text:span text:style-name="T177">6</text:span>.<text:span text:style-name="T181">2</text:span> Configuration Kafka Standalone<text:bookmark-end text:name="__RefHeading___Toc9818_3845367211"/></text:h>
      <text:p text:style-name="P148">Mettre au point un fichier de configuration <text:span text:style-name="T8">elasticsearch-connect.properties</text:span> contenant :</text:p>
      <text:p text:style-name="P83">name=elasticsearch-sink</text:p>
      <text:p text:style-name="P83">connector.class=io.confluent.connect.elasticsearch.ElasticsearchSinkConnector</text:p>
      <text:p text:style-name="P83">tasks.max=1</text:p>
      <text:p text:style-name="P83">topics=position</text:p>
      <text:p text:style-name="P83">topic.index.map=position:position_index</text:p>
      <text:p text:style-name="P83">connection.url=http://localhost:9200</text:p>
      <text:p text:style-name="P83">type.name=log</text:p>
      <text:p text:style-name="P83">key.ignore=true</text:p>
      <text:p text:style-name="P83">schema.ignore=true</text:p>
      <text:p text:style-name="P150">Démarrer <text:span text:style-name="T17">$KAFKA_CONNECT/bin/</text:span><text:span text:style-name="T8">kafka-standalone </text:span></text:p>
      <text:p text:style-name="P150"><text:soft-page-break/><text:span text:style-name="T205">A</text:span>limenter le topic <text:span text:style-name="T8">position </text:span><text:span text:style-name="T106">en utilisant le programme fourni </text:span><text:span text:style-name="T13"><text:line-break/>java -jar producer-with-dependencies.jar </text:span><text:span text:style-name="T33">10 500 10 0</text:span></text:p>
      <text:p text:style-name="P149">Vous pouvez visualiser les <text:span text:style-name="T127">effets</text:span> du connecteur </text:p>
      <text:list text:style-name="L11">
        <text:list-item>
          <text:p text:style-name="P269"><text:span text:style-name="T127">Via ElasticSearch  : </text:span><text:a xlink:type="simple" xlink:href="http://localhost:9200/position/_search" text:style-name="Internet_20_link" text:visited-style-name="Visited_20_Internet_20_Link"><text:span text:style-name="T127">http://localhost:9200/position/_search</text:span></text:a><text:span text:style-name="T127"> </text:span></text:p>
        </text:list-item>
        <text:list-item>
          <text:p text:style-name="P270">Via Kibana : http://localhost:5601</text:p>
        </text:list-item>
      </text:list>
      <text:p text:style-name="P148"><text:span text:style-name="T119">Optionnel</text:span> : Améliorer le fichier de configuration afin d’introduire le timestamp</text:p>
      <text:p text:style-name="P148"/>
      <text:h text:style-name="P250" text:outline-level="2"><text:bookmark-start text:name="__RefHeading___Toc9818_38453672111"/><text:span text:style-name="T177">6</text:span>.<text:span text:style-name="T240">3</text:span> Kafka <text:span text:style-name="T240">Mirror</text:span><text:bookmark-end text:name="__RefHeading___Toc9818_38453672111"/></text:h>
      <text:p text:style-name="P227">https://github.com/framiere/mirror-maker-docker-example</text:p>
      <text:h text:style-name="P256" text:outline-level="4"><text:span text:style-name="Source_20_Text"><text:span text:style-name="T79"/></text:span></text:h>
      <text:h text:style-name="P243" text:outline-level="1"/>
      <text:h text:style-name="P244" text:outline-level="1"><text:bookmark-start text:name="__RefHeading___Toc9889_3845367211"/><text:span text:style-name="T145">Atelier </text:span><text:span text:style-name="T147">7</text:span><text:span text:style-name="T145">: </text:span><text:span text:style-name="T146">Sécurité</text:span><text:bookmark-end text:name="__RefHeading___Toc9889_3845367211"/></text:h>
      <text:h text:style-name="P251" text:outline-level="2"><text:bookmark-start text:name="__RefHeading___Toc9834_38453672111"/><text:span text:style-name="T141">7</text:span><text:span text:style-name="T138">.</text:span><text:span text:style-name="T140">1</text:span><text:span text:style-name="T138"> </text:span><text:span text:style-name="T142">Séparation des échanges réseaux</text:span><text:bookmark-end text:name="__RefHeading___Toc9834_38453672111"/></text:h>
      <text:p text:style-name="Text_20_body">Créer 3 listeners plain text dénommé PLAIN_TEXT, CONTROLLER et EXTERNAL en leur affectant des ports différents</text:p>
      <text:p text:style-name="Text_20_body">Pour l’instant utiliser des communications en clair <text:span text:style-name="T200">pour les 3</text:span></text:p>
      <text:p text:style-name="P228">Avec un programme précédent utiliser le listener EXTERNAL. <text:span text:style-name="T241">Par exemple :</text:span></text:p>
      <text:p text:style-name="P9">java -jar SpringProducer.jar --spring.kafka.producer.bootstrap-servers=localhost:9094</text:p>
      <text:p text:style-name="P229">et </text:p>
      <text:p text:style-name="P9">java -jar SpringConsumer.jar --spring.kafka.consumer.bootstrap-servers=localhost:9094</text:p>
      <text:p text:style-name="P104"/>
      <text:h text:style-name="P252" text:outline-level="2"><text:bookmark-start text:name="__RefHeading___Toc9834_3845367211"/><text:span text:style-name="T141">7</text:span><text:span text:style-name="T138">.</text:span><text:span text:style-name="T143">2</text:span><text:span text:style-name="T138"> </text:span><text:span text:style-name="T139">Mise en place de SSL</text:span><text:span text:style-name="T140"> pour crypter les données</text:span><text:bookmark-end text:name="__RefHeading___Toc9834_3845367211"/></text:h>
      <text:p text:style-name="P78"><text:span text:style-name="T72">O</text:span><text:span text:style-name="T69">ption1 : Générer keystore et truststore</text:span></text:p>
      <text:p text:style-name="P188"><text:span text:style-name="T72">Travailler</text:span><text:span text:style-name="T132"> </text:span><text:span text:style-name="T72">dans un nouveau répertoire </text:span><text:span text:style-name="T76">ssl</text:span></text:p>
      <text:p text:style-name="Text_20_body">Générer un keystore et un truststore pour les serveurs en utilisant le script <text:span text:style-name="T8">generate-ssl.sh</text:span> fourni (Provient de Bitnami) </text:p>
      <text:list text:style-name="L12">
        <text:list-item>
          <text:p text:style-name="P292">Lorsque vous êtes invité à saisir un mot de passe, utilisez le même pour tous.</text:p>
        </text:list-item>
        <text:list-item>
          <text:p text:style-name="P292">Définissez les valeurs Common Name ou FQDN sur <text:span text:style-name="T8">l</text:span><text:span text:style-name="T18">ocalhost</text:span>. </text:p>
        </text:list-item>
        <text:list-item>
          <text:p text:style-name="P292">Après avoir saisi cette valeur, lorsque vous êtes invité « Quels sont votre prénom et votre nom ? », saisissez également <text:span text:style-name="T18">localhost</text:span>.</text:p>
        </text:list-item>
      </text:list>
      <text:p text:style-name="Text_20_body"/>
      <text:p text:style-name="P53">A la fin de l’opération, vous devez avoir <text:span text:style-name="T206">2</text:span> fichiers .jks :</text:p>
      <text:list text:style-name="L13">
        <text:list-item>
          <text:p text:style-name="P293"><text:span text:style-name="T14">keystore/kafka.keystore.jks</text:span><text:span text:style-name="T8"> </text:span>: Certificats utilisé par les brokers</text:p>
        </text:list-item>
        <text:list-item>
          <text:p text:style-name="P293"><text:span text:style-name="T8">truststore/kafka.truststore.jks</text:span> : Truststore pour les serveurs</text:p>
        </text:list-item>
      </text:list>
      <text:p text:style-name="P53">Vous pouvez vérifier les contenus des store avec :</text:p>
      <text:p text:style-name="P68">keytool -v -list -keystore <text:span text:style-name="T241">kafka</text:span>.keystore.jks</text:p>
      <text:p text:style-name="P53"/>
      <text:p text:style-name="P60"><text:span text:style-name="T242">O</text:span>ption<text:span text:style-name="T243">2</text:span> : <text:span text:style-name="T243">Récupérer le répertoire ssl</text:span></text:p>
      <text:p text:style-name="P72">Il doit contenir des certificats pour localhost valable jusqu’en 2033</text:p>
      <text:p text:style-name="P53"/>
      <text:h text:style-name="Heading_20_3" text:outline-level="3"><text:bookmark-start text:name="__RefHeading___Toc16956_1047798942"/>7.2.1 SSL appliqué aux communications inter-broker<text:bookmark-end text:name="__RefHeading___Toc16956_1047798942"/></text:h>
      <text:p text:style-name="P55">Configurer <text:span text:style-name="T243">ensuite </text:span>les fichiers <text:span text:style-name="T1">server.properties</text:span></text:p>
      <text:list text:style-name="L14">
        <text:list-item>
          <text:p text:style-name="P294">Ajouter un listener <text:span text:style-name="T20">BROKER</text:span> et l’utiliser pour la communication inter-broker </text:p>
        </text:list-item>
      </text:list>
      <text:p text:style-name="P54"/>
      <text:p text:style-name="P52">Configurer le listener <text:span text:style-name="T258">BROKER (port, etc..)</text:span> et les propriétés SSL suivante dans <text:span text:style-name="T1">server.properties</text:span></text:p>
      <text:p text:style-name="P190">ssl.keystore.location=&lt;<text:span text:style-name="T243">path-to&gt;</text:span>//server.keystore.jks</text:p>
      <text:p text:style-name="P189">ssl.keystore.password=secret</text:p>
      <text:p text:style-name="P189"><text:soft-page-break/>ssl.key.password=secret</text:p>
      <text:p text:style-name="P189">ssl.truststore.location=&lt;<text:span text:style-name="T243">path-to&gt;</text:span>/server.truststore.jks</text:p>
      <text:p text:style-name="P189">ssl.truststore.password=secret</text:p>
      <text:p text:style-name="P189">ssl.endpoint.identification.algorithm=</text:p>
      <text:p text:style-name="P189">ssl.client.auth=none</text:p>
      <text:p text:style-name="P189"/>
      <text:p text:style-name="P61">Démarrer le cluster kafka <text:span text:style-name="T159">et vérifier son bon démarrages</text:span></text:p>
      <text:p text:style-name="P62">Dans les traces doivent apparaître :</text:p>
      <text:p text:style-name="P62"/>
      <text:p text:style-name="Code">[2024-05-23 14:07:08,458] INFO [SocketServer listenerType=BROKER, nodeId=1] Created data-plane acceptor and processors for endpoint : ListenerName(SSL) (kafka.network.SocketServer)</text:p>
      <text:p text:style-name="P62"/>
      <text:p text:style-name="P215"><text:span text:style-name="Source_20_Text"/></text:p>
      <text:p text:style-name="P62"/>
      <text:p text:style-name="P62"/>
      <text:p text:style-name="P62"><text:span text:style-name="T243">Vous pouvez également v</text:span>érifier l’affichage du certificat avec :</text:p>
      <text:p text:style-name="Code"><text:span text:style-name="Source_20_Text"><text:span text:style-name="T82">openssl s_client -debug -connect localhost:9</text:span></text:span><text:span text:style-name="Source_20_Text"><text:span text:style-name="T85">1</text:span></text:span><text:span text:style-name="Source_20_Text"><text:span text:style-name="T82">9</text:span></text:span><text:span text:style-name="Source_20_Text"><text:span text:style-name="T83">2</text:span></text:span><text:span text:style-name="Source_20_Text"><text:span text:style-name="T82"> -tls1_</text:span></text:span><text:span text:style-name="Source_20_Text"><text:span text:style-name="T84">2</text:span></text:span></text:p>
      <text:p text:style-name="P61"/>
      <text:h text:style-name="P255" text:outline-level="3"><text:bookmark-start text:name="__RefHeading___Toc16958_1047798942"/>7.2.1 SSL appliqué aux communications <text:span text:style-name="T243">externes</text:span><text:bookmark-end text:name="__RefHeading___Toc16958_1047798942"/></text:h>
      <text:p text:style-name="P61"/>
      <text:p text:style-name="P61">Utiliser également <text:span text:style-name="T257">le protocole</text:span> SSL pour le listener EXTERNAL, il suffit de modifier la propriété <text:span text:style-name="T8">listener.security.protocol.map</text:span></text:p>
      <text:p text:style-name="P61"/>
      <text:p text:style-name="P61"/>
      <text:p text:style-name="P63">Mettre au point un fichier <text:span text:style-name="T8">client-ssl.properties</text:span> avec :</text:p>
      <text:p text:style-name="P69">security.protocol=SSL</text:p>
      <text:p text:style-name="P69">ssl.truststore.location=&lt;<text:span text:style-name="T244">path-to&gt;</text:span>/<text:span text:style-name="T244">kafka</text:span>.truststore.jks</text:p>
      <text:p text:style-name="P69">ssl.truststore.password=secret</text:p>
      <text:p text:style-name="P189"/>
      <text:p text:style-name="P64">Vérifier la connexion cliente avec <text:span text:style-name="T245">les outils Kafka</text:span></text:p>
      <text:p text:style-name="Code"><text:span text:style-name="T245">$KAFKA_DIST/bin</text:span>/kafka-console-producer.sh --bootstrap-server localhost:<text:span text:style-name="T207">EXTERNAL_PORT</text:span> --topic ssl --producer.config client-ssl.properties </text:p>
      <text:p text:style-name="P64"/>
      <text:p text:style-name="Code">$KAFKA_DIST/bin/kafka-console-consumer.sh --bootstrap-server localhost:9094 --topic ssl --consumer.config client-ssl.properties --from-beginning</text:p>
      <text:p text:style-name="P64"/>
      <text:p text:style-name="P66">Ou en utilisant un des programmes clients précédents</text:p>
      <text:p text:style-name="P64"/>
      <text:h text:style-name="P252" text:outline-level="2"><text:bookmark-start text:name="__RefHeading___Toc9836_3845367211"/>7.3 Authentification via SASL/PLAIN<text:span text:style-name="T153"> </text:span><text:bookmark-end text:name="__RefHeading___Toc9836_3845367211"/></text:h>
      <text:p text:style-name="P65"/>
      <text:h text:style-name="Heading_20_3" text:outline-level="3"><text:bookmark-start text:name="__RefHeading___Toc16960_1047798942"/><text:span text:style-name="T246">7</text:span>.3.1 Authentification inter-broker<text:bookmark-end text:name="__RefHeading___Toc16960_1047798942"/></text:h>
      <text:p text:style-name="P65">Mettre au point un fichier <text:span text:style-name="T8">kafka_server_ja</text:span><text:span text:style-name="T19">a</text:span><text:span text:style-name="T8">s.conf</text:span> définissant 2 utilisateurs <text:span text:style-name="T8">admin</text:span> et <text:span text:style-name="T8">alice</text:span> et</text:p>
      <text:p text:style-name="P65"><text:soft-page-break/>indiquant que le serveur utilise l’identité admin comme suit :</text:p>
      <text:p text:style-name="Text_20_body"/>
      <text:p text:style-name="P70">KafkaServer {</text:p>
      <text:p text:style-name="P70"><text:s text:c="4"/>org.apache.kafka.common.security.plain.PlainLoginModule required</text:p>
      <text:p text:style-name="P70"><text:s text:c="4"/>username="admin"</text:p>
      <text:p text:style-name="P70"><text:s text:c="4"/>password="admin-secret"</text:p>
      <text:p text:style-name="P70"><text:s text:c="4"/>user_admin="admin-secret"</text:p>
      <text:p text:style-name="P70"><text:s text:c="4"/>user_alice="alice-secret";</text:p>
      <text:p text:style-name="P70">};</text:p>
      <text:p text:style-name="P70"/>
      <text:p text:style-name="P67">Modifier le script de démarrage afin qu’il utilise le fichier :</text:p>
      <text:p text:style-name="Code">export KAFKA_OPTS="-Djavax.net.debug=ssl:handshake:verbose</text:p>
      <text:p text:style-name="Code">-Djava.security.auth.login.config=&lt;<text:span text:style-name="T246">path-to</text:span>&gt;/kafka_server_jaas.conf"</text:p>
      <text:p text:style-name="P70"/>
      <text:p text:style-name="P70"/>
      <text:p text:style-name="P230">Modifier les fichiers <text:span text:style-name="T1">server.properties</text:span> afin que la communication inter-broker utilise le listener <text:span text:style-name="T8">SASL_SSL</text:span><text:span text:style-name="T78">.</text:span></text:p>
      <text:p text:style-name="P67">Vous devez modifier les propriétés de configuration :</text:p>
      <text:list text:style-name="L15">
        <text:list-item>
          <text:p text:style-name="P295">listeners</text:p>
        </text:list-item>
        <text:list-item>
          <text:p text:style-name="P295">inter.broker.listener.name</text:p>
        </text:list-item>
        <text:list-item>
          <text:p text:style-name="P295">advertised.listeners</text:p>
        </text:list-item>
      </text:list>
      <text:p text:style-name="P70"/>
      <text:p text:style-name="P67">Ajouter également les configurations :</text:p>
      <text:p text:style-name="P70">sasl.mechanism.inter.broker.protocol=PLAIN</text:p>
      <text:p text:style-name="P70">sasl.enabled.mechanisms=PLAIN</text:p>
      <text:p text:style-name="P70"/>
      <text:p text:style-name="P67">Redémarrer le cluster et vérifier son bon démarrage</text:p>
      <text:p text:style-name="P230"/>
      <text:h text:style-name="Heading_20_3" text:outline-level="3"><text:bookmark-start text:name="__RefHeading___Toc16962_1047798942"/>10.3.2 Authentification client<text:bookmark-end text:name="__RefHeading___Toc16962_1047798942"/></text:h>
      <text:p text:style-name="Standard"/>
      <text:p text:style-name="P182">Configurer le listener EXTERNAL pour qu’il utilise également SASL_SSL comme protocole</text:p>
      <text:p text:style-name="P182"/>
      <text:p text:style-name="P183">Mettre à jour le fichier <text:span text:style-name="T8">client-ssl.properties</text:span> comme suit :</text:p>
      <text:p text:style-name="P127">security.protocol=SASL_SSL</text:p>
      <text:p text:style-name="P127">sasl.<text:bookmark-start text:name="__DdeLink__16933_1047798942"/>mechanism<text:bookmark-end text:name="__DdeLink__16933_1047798942"/>=PLAIN</text:p>
      <text:p text:style-name="P127">sasl.jaas.config=<text:bookmark-start text:name="__DdeLink__16935_1047798942"/>org.apache.kafka.common.security.plain.PlainLoginModule required \</text:p>
      <text:p text:style-name="P127"><text:s text:c="4"/>username="alice" \</text:p>
      <text:p text:style-name="P127"><text:s text:c="4"/>password="alice-secret"<text:bookmark-end text:name="__DdeLink__16935_1047798942"/>;</text:p>
      <text:p text:style-name="P127"/>
      <text:p text:style-name="Standard">Tester avec :</text:p>
      <text:p text:style-name="Code"><text:span text:style-name="T246">$KAFKA_DIST</text:span>/<text:span text:style-name="T247">bin/</text:span>kafka-console-producer.sh --<text:span text:style-name="T247">bootstrap-server</text:span> localhost:<text:span text:style-name="T247">9094</text:span> --topic ssl --producer.config client-ssl.properties </text:p>
      <text:p text:style-name="P71"/>
      <text:h text:style-name="Heading_20_2" text:outline-level="2"><text:bookmark-start text:name="__RefHeading___Toc9891_3845367211"/><text:soft-page-break/>7.4 ACL<text:bookmark-end text:name="__RefHeading___Toc9891_3845367211"/></text:h>
      <text:p text:style-name="Text_20_body"/>
      <text:h text:style-name="Heading_20_3" text:outline-level="3"><text:bookmark-start text:name="__RefHeading___Toc16964_1047798942"/>7.4.1 Activation des ACLs<text:bookmark-end text:name="__RefHeading___Toc16964_1047798942"/></text:h>
      <text:p text:style-name="P196"><text:span text:style-name="T208">Activer les ACL avec la classe </text:span><text:span text:style-name="T8">org.apache.kafka.metadata.authorizer.StandardAuthorizer</text:span></text:p>
      <text:p text:style-name="P209">authorizer.class.name=org.apache.kafka.metadata.authorizer.StandardAuthorizer</text:p>
      <text:p text:style-name="P231"/>
      <text:p text:style-name="P195">Définir les super users et la règle </text:p>
      <text:p text:style-name="Code">allow.everyone.if.no.acl.found=true</text:p>
      <text:p text:style-name="Code">super.users=User:admin</text:p>
      <text:p text:style-name="P135"/>
      <text:p text:style-name="Standard">Modifier le protocole du listener CONTROLER à SASL_<text:span text:style-name="T256">SSL</text:span></text:p>
      <text:p text:style-name="P136"/>
      <text:p text:style-name="P216">Indiquer la propriété<text:span text:style-name="T51"> </text:span></text:p>
      <text:p text:style-name="Code">sasl.mechanism.controller.protocol=PLAIN</text:p>
      <text:p text:style-name="P136"/>
      <text:p text:style-name="Standard">Ajouter une section dans le fichier JAAS :</text:p>
      <text:p text:style-name="P136"/>
      <text:p text:style-name="P209">controller.KafkaServer {</text:p>
      <text:p text:style-name="P209"><text:s text:c="4"/>org.apache.kafka.common.security.plain.PlainLoginModule required</text:p>
      <text:p text:style-name="P209"><text:s text:c="4"/>username="admin"</text:p>
      <text:p text:style-name="P209"><text:s text:c="4"/>password="admin-secret"</text:p>
      <text:p text:style-name="P209"><text:s text:c="4"/>user_admin="admin-secret";</text:p>
      <text:p text:style-name="P209">};</text:p>
      <text:p text:style-name="P136"/>
      <text:p text:style-name="P193">Démarrer le cluster</text:p>
      <text:p text:style-name="P193"/>
      <text:h text:style-name="Heading_20_3" text:outline-level="3"><text:bookmark-start text:name="__RefHeading___Toc16966_1047798942"/><text:span text:style-name="T248">7.4.2 </text:span>Définition ACLs<text:bookmark-end text:name="__RefHeading___Toc16966_1047798942"/></text:h>
      <text:p text:style-name="P193">Définir une ACL via Redpanda Console <text:span text:style-name="T249">ou via </text:span><text:span text:style-name="T7">$KAFKA_DIST/bin/kafka-acls.sh</text:span><text:span text:style-name="T249"> </text:span>interdisant à l'utilisateur <text:span text:style-name="T8">alice</text:span> d'écrire sur les topics.</text:p>
      <text:p text:style-name="P193"/>
      <text:p text:style-name="P193">Tester le refus d'envoi de message <text:span text:style-name="T248">avec :</text:span></text:p>
      <text:p text:style-name="P194"><text:span text:style-name="T246">$KAFKA_DIST</text:span>/<text:span text:style-name="T247">bin/</text:span>kafka-console-producer.sh --<text:span text:style-name="T247">bootstrap-server</text:span> localhost:<text:span text:style-name="T247">9094</text:span> --topic ssl --producer.config client-ssl.properties</text:p>
      <text:h text:style-name="P257" text:outline-level="4"><text:span text:style-name="Source_20_Text"><text:span text:style-name="T86"/></text:span></text:h>
      <text:h text:style-name="P236" text:outline-level="1"/>
      <text:h text:style-name="P245" text:outline-level="1"><text:bookmark-start text:name="__RefHeading___Toc9828_3845367211"/>Atelier <text:span text:style-name="T209">8</text:span> : <text:span text:style-name="T250">Exploitation</text:span><text:bookmark-end text:name="__RefHeading___Toc9828_3845367211"/></text:h>
      <text:p text:style-name="P106"><text:span text:style-name="T70">Exécuter les producteurs et les consommateurs</text:span><text:span text:style-name="T68"> </text:span><text:span text:style-name="T69">pendant les opérations </text:span><text:span text:style-name="T71">d’administration</text:span></text:p>
      <text:h text:style-name="Heading_20_2" text:outline-level="2"><text:bookmark-start text:name="__RefHeading___Toc9830_3845367211"/>8.1 Reassign partitions<text:bookmark-end text:name="__RefHeading___Toc9830_3845367211"/></text:h>
      <text:p text:style-name="P58">Extension du cluster et réassignement des partitions</text:p>
      <text:p text:style-name="P47">Modifier le nombre de partitions de position à 8</text:p>
      <text:p text:style-name="P48">Vérifier avec </text:p>
      <text:p text:style-name="P81">./kafka-topics.sh <text:span text:style-name="T60">--bootstrap-server localhost:909</text:span><text:span text:style-name="T61">2</text:span> --describe --topic position</text:p>
      <text:p text:style-name="P45"/>
      <text:p text:style-name="P45">Ajouter un nouveau broker dans le cluster. <text:span text:style-name="T210">(Ne pas l’inclure dans les contrôleurs possible)</text:span></text:p>
      <text:p text:style-name="P59"/>
      <text:p text:style-name="P51"><text:span text:style-name="T119">Option Docker</text:span> : un docker-compose est fourni</text:p>
      <text:p text:style-name="P48"/>
      <text:p text:style-name="P48">Réexécuter la commande</text:p>
      <text:p text:style-name="P81">./kafka-topics.sh <text:span text:style-name="T60">--bootstrap-server localhost:909</text:span> --describe --topic position</text:p>
      <text:p text:style-name="P45"/>
      <text:p text:style-name="P41"><text:span text:style-name="T107">Effectuer une réaffectation des partitions </text:span><text:span text:style-name="T110">en 3 étapes</text:span></text:p>
      <text:p text:style-name="P45"/>
      <text:h text:style-name="Heading_20_2" text:outline-level="2"><text:bookmark-start text:name="__RefHeading___Toc5300_3700672249"/><text:span text:style-name="T209">8.2 </text:span>Rétention<text:bookmark-end text:name="__RefHeading___Toc5300_3700672249"/></text:h>
      <text:p text:style-name="P46">Visualiser les segments et apprécier la taille</text:p>
      <text:p text:style-name="P50">Pour le topic <text:span text:style-name="T8">position</text:span> modifier le <text:span text:style-name="T8">segment.bytes</text:span> à <text:span text:style-name="T211">512ko</text:span></text:p>
      <text:p text:style-name="P110"><text:span text:style-name="T70">Diminuer le </text:span><text:span text:style-name="T77">retention.bytes</text:span><text:span text:style-name="T70"> </text:span><text:span text:style-name="T73">afin de voir des segments disparaître</text:span></text:p>
      <text:p text:style-name="P45"/>
      <text:h text:style-name="Heading_20_2" text:outline-level="2"><text:bookmark-start text:name="__RefHeading___Toc16975_1047798942"/>8.3 Quota<text:bookmark-end text:name="__RefHeading___Toc16975_1047798942"/></text:h>
      <text:p text:style-name="P211">Définition d’un quota pour l’utilisateur <text:span text:style-name="T8">alice</text:span></text:p>
      <text:p text:style-name="Code">$KAFKA_DIST/bin/kafka-configs.sh --bootstrap-server localhost:9094 --alter --add-config 'producer_byte_rate=1024,consumer_byte_rate=1024' --entity-type users --entity-name alice --command-config client-admin-ssl.properties</text:p>
      <text:p text:style-name="Standard">Relancer SpringProducer</text:p>
      <text:p text:style-name="Standard"/>
      <text:p text:style-name="P210">$KAFKA_DIST/bin/kafka-configs.sh --bootstrap-server localhost:9094 --alter --delete-config producer_byte_rate --entity-type users --entity-name alice --command-config client-admin-ssl.properties</text:p>
      <text:p text:style-name="P210"/>
      <text:p text:style-name="P210">$KAFKA_DIST/bin/kafka-configs.sh --bootstrap-server localhost:9094 --alter --delete-config consumer_byte_rate --entity-type users --<text:soft-page-break/>entity-name alice --command-config client-admin-ssl.properties</text:p>
      <text:p text:style-name="P210"/>
      <text:h text:style-name="Heading_20_2" text:outline-level="2"><text:bookmark-start text:name="__RefHeading___Toc9832_3845367211"/><text:span text:style-name="T136">8.</text:span><text:span text:style-name="T137">4</text:span><text:span text:style-name="T134"> R</text:span><text:span text:style-name="T135">olling restart</text:span><text:bookmark-end text:name="__RefHeading___Toc9832_3845367211"/></text:h>
      <text:p text:style-name="P49">Sous charge, effectuer un redémarrage d’un broker.</text:p>
      <text:p text:style-name="P49">Vérifier l’état de<text:span text:style-name="T212">s</text:span> ISR</text:p>
      <text:h text:style-name="P258" text:outline-level="4"/>
      <text:h text:style-name="P246" text:outline-level="1"><text:bookmark-start text:name="__RefHeading___Toc9838_3845367211"/><text:span text:style-name="T145">Atelier </text:span><text:span text:style-name="T148">9</text:span><text:span text:style-name="T145">: </text:span><text:span text:style-name="T151">Monitoring </text:span><text:span text:style-name="T152">avec Prometheus/Grafana</text:span><text:bookmark-end text:name="__RefHeading___Toc9838_3845367211"/></text:h>
      <text:p text:style-name="P102"/>
      <text:p text:style-name="P218"><text:span text:style-name="T74">Dans</text:span><text:span text:style-name="T133"> </text:span><text:span text:style-name="T74">un premier temps, démarré une </text:span><text:span text:style-name="T76">J</text:span><text:span text:style-name="T75">C</text:span><text:span text:style-name="T76">onsole</text:span><text:span text:style-name="T74"> et visualiser les Mbeans des brokers, consommateurs et producteurs</text:span></text:p>
      <text:p text:style-name="Code">$JAVA_HOME/bin/jconsole &amp;</text:p>
      <text:p text:style-name="P98"/>
      <text:p text:style-name="P56"/>
      <text:h text:style-name="Heading_20_2" text:outline-level="2"><text:bookmark-start text:name="__RefHeading___Toc2654_1126617678"/>9.1 Exporter les informations JMX au format Prometheus<text:bookmark-end text:name="__RefHeading___Toc2654_1126617678"/></text:h>
      <text:p text:style-name="P73"><text:span text:style-name="T128">Dans un répertoire de travail </text:span><text:span text:style-name="T129">monitoring</text:span></text:p>
      <text:p text:style-name="P107"/>
      <text:p text:style-name="P107"><text:span text:style-name="T121">wget 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121">https://repo1.maven.org/maven2/io/prometheus/jmx/jmx_prometheus_ja</text:span><text:span text:style-name="T121">vaagent/0.</text:span><text:span text:style-name="T125">2</text:span></text:a><text:span text:style-name="T125">0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124">.0</text:span></text:a><text:a xlink:type="simple" xlink:href="https://repo1.maven.org/maven2/io/prometheus/jmx/jmx_prometheus_javaagent/0.20.0/jmx_prometheus_javaagent-0.20.jar" text:style-name="Internet_20_link" text:visited-style-name="Visited_20_Internet_20_Link"><text:span text:style-name="T121">/jmx_prometheus_javaagent-0.</text:span><text:span text:style-name="T125">2</text:span></text:a><text:span text:style-name="T125">0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124">.0</text:span><text:span text:style-name="T121">.jar</text:span></text:a></text:p>
      <text:p text:style-name="P87">wget </text:p>
      <text:p text:style-name="P87">https://raw.githubusercontent.com/confluentinc/jmx-monitoring-stacks/main/shared-assets/jmx-exporter/kafka_broker.yml</text:p>
      <text:p text:style-name="P107"/>
      <text:p text:style-name="P107">Modifier le script de démarrage du cluster afin de positionner l’agent Prom<text:span text:style-name="T157">e</text:span>theus :</text:p>
      <text:p text:style-name="P87">KAFKA_OPTS="$KAFKA_OPTS -javaagent:$PWD/jmx_prometheus_javaagent-0.2.0.jar=<text:span text:style-name="T56">7071</text:span>:$PWD/kafka_<text:span text:style-name="T213">broker</text:span>.yml" \</text:p>
      <text:p text:style-name="P87"><text:s text:c="2"/></text:p>
      <text:p text:style-name="P108">Attention, Modifier le port pour chaque broker </text:p>
      <text:p text:style-name="P108"/>
      <text:p text:style-name="P109"><text:span text:style-name="T156">Redémarrer le cluster et vérifier </text:span><text:a xlink:type="simple" xlink:href="http://localhost:7071/metrics" text:style-name="Internet_20_link" text:visited-style-name="Visited_20_Internet_20_Link">http://localhost:7071/metrics</text:a><text:span text:style-name="T80"> </text:span><text:span text:style-name="T81">(Peut prendre du temps avant de s’afficher)</text:span></text:p>
      <text:p text:style-name="P159"/>
      <text:h text:style-name="Heading_20_2" text:outline-level="2"><text:bookmark-start text:name="__RefHeading___Toc2656_1126617678"/>9.3 Mise en place Prometheus Grafana<text:bookmark-end text:name="__RefHeading___Toc2656_1126617678"/></text:h>
      <text:p text:style-name="P57">Dans le répertoire grafana <text:span text:style-name="T252">des données du TP</text:span>, lancer la stack via :</text:p>
      <text:p text:style-name="Code">docker compose up -d</text:p>
      <text:p text:style-name="P43"/>
      <text:p text:style-name="P44">Se connecter sur <text:span text:style-name="T8">http ://localhost:9090</text:span></text:p>
      <text:p text:style-name="P44">Vérifier les cibles <text:span text:style-name="T214">de </text:span>prometheus </text:p>
      <text:p text:style-name="P44"/>
      <text:p text:style-name="P42">Accéder à <text:a xlink:type="simple" xlink:href="http://localhost:3000/" text:style-name="Internet_20_link" text:visited-style-name="Visited_20_Internet_20_Link">http://localhost:3000</text:a> avec <text:span text:style-name="T8">admin/admin</text:span></text:p>
      <text:p text:style-name="P42"/>
      <text:p text:style-name="P42"><text:span text:style-name="T251">Vérifier la datasource </text:span>Prometheus </text:p>
      <text:p text:style-name="P74"><text:span text:style-name="T130">Importer le tableau de bord </text:span><text:span text:style-name="T131">fourni (Provient de </text:span><text:a xlink:type="simple" xlink:href="https://github.com/confluentinc/jmx-monitoring-stacks/tree/6.0.1-post/jmxexporter-prometheus-grafana/assets/prometheus/grafana/provisioning/dashboards" text:style-name="Internet_20_link" text:visited-style-name="Visited_20_Internet_20_Link"><text:span text:style-name="T131">https://github.com/confluentinc/jmx-monitoring-</text:span></text:a><text:soft-page-break/><text:a xlink:type="simple" xlink:href="https://github.com/confluentinc/jmx-monitoring-stacks/tree/6.0.1-post/jmxexporter-prometheus-grafana/assets/prometheus/grafana/provisioning/dashboards" text:style-name="Internet_20_link" text:visited-style-name="Visited_20_Internet_20_Link"><text:span text:style-name="T131">stacks/tree/6.0.1-post/jmxexporter-prometheus-grafana/assets/prometheus/grafana/provisioning/dashboards</text:span></text:a><text:span text:style-name="T131">) </text:span></text:p>
      <text:p text:style-name="Text_20_body"><text:line-break/></text:p>
      <text:p text:style-name="P42">Les métriques des brokers <text:span text:style-name="T250">doivent</text:span> s’afficher</text:p>
      <text:p text:style-name="P99"/>
      <text:h text:style-name="P246" text:outline-level="1"><text:bookmark-start text:name="__RefHeading___Toc2658_1126617678"/><text:span text:style-name="T255">A. </text:span>Annexes <text:bookmark-end text:name="__RefHeading___Toc2658_1126617678"/></text:h>
      <text:p text:style-name="P100"/>
      <text:h text:style-name="P253" text:outline-level="2"><text:bookmark-start text:name="__RefHeading___Toc9768_3845367211"/><text:span text:style-name="T255">A</text:span><text:span text:style-name="T180">.</text:span>1. <text:span text:style-name="T99">Installation Ensemble Zookeeper </text:span><text:s/><text:bookmark-end text:name="__RefHeading___Toc9768_3845367211"/></text:h>
      <text:p text:style-name="P152"><text:bookmark-start text:name="__RefHeading___Toc9770_3845367211"/>Récupérer <text:span text:style-name="T111">une distribution de Zookeeper</text:span>.<text:bookmark-end text:name="__RefHeading___Toc9770_3845367211"/></text:p>
      <text:p text:style-name="P37"><text:tab/></text:p>
      <text:p text:style-name="P164"><text:span text:style-name="T89">C</text:span><text:span text:style-name="T88">réer un répertoire (</text:span><text:span text:style-name="T92">dans la suite nommé </text:span><text:span text:style-name="T93">ZK_ENSEMBLE</text:span><text:span text:style-name="T88">) pour stocker les fichiers de configuration des instance</text:span></text:p>
      <text:p text:style-name="P160">Y créer 3 sous-répertoire 1,2 et 3 </text:p>
      <text:p text:style-name="P165"><text:span text:style-name="T88">Dans chacun des répertoire créer un sous-répertoire </text:span><text:span text:style-name="T95">data</text:span><text:span text:style-name="T88"> y créer un fichier nommé </text:span><text:span text:style-name="T95">myid</text:span><text:span text:style-name="T88"> contenant l’identifiant de l’instance (1,2 et 3)</text:span></text:p>
      <text:p text:style-name="P164"><text:span text:style-name="T90">Copier dans chacun des répertoires le répertoire </text:span><text:span text:style-name="T96">conf</text:span><text:span text:style-name="T90"> de la distribution</text:span></text:p>
      <text:p text:style-name="P165"><text:span text:style-name="T88">Dans chacun des répertoire éditer le fichier </text:span><text:span text:style-name="T97">zoo.cfg </text:span><text:span text:style-name="T94">, </text:span><text:span text:style-name="T98">en particulier</text:span></text:p>
      <text:list text:style-name="L16">
        <text:list-item>
          <text:p text:style-name="P276"><text:span text:style-name="T89">d</text:span><text:span text:style-name="T88">ataDir</text:span></text:p>
        </text:list-item>
        <text:list-item>
          <text:p text:style-name="P296">Les ports TCP utilisés</text:p>
        </text:list-item>
      </text:list>
      <text:p text:style-name="P161"/>
      <text:p text:style-name="P152"><text:span text:style-name="T89">S</text:span><text:span text:style-name="T90">e mettre au point un </text:span><text:span text:style-name="T91">script</text:span><text:span text:style-name="T90"> sh permettant de démarrer les 3 instances</text:span></text:p>
      <text:p text:style-name="P97"><text:span text:style-name="T112">$ZK_HOME</text:span>/bin/zkServer.sh --<text:span text:style-name="T161">c</text:span>onfig $ZK_ENSEMBLE<text:span text:style-name="T112">CONF/1/conf</text:span> start &amp;&amp; </text:p>
      <text:p text:style-name="P97"><text:span text:style-name="T112">$ZK_HOME</text:span>/bin/zkServer.sh --config $ZK_ENSEMBLE<text:span text:style-name="T112">CONF/2/conf</text:span> start</text:p>
      <text:p text:style-name="P97">&amp;&amp; </text:p>
      <text:p text:style-name="P97"><text:span text:style-name="T112">$ZK_HOME</text:span>/bin/zkServer.sh --config $ZK_ENSEMBLE<text:span text:style-name="T112">CONF/3/conf</text:span> start</text:p>
      <text:p text:style-name="P97"/>
      <text:p text:style-name="P76">Données partagées :</text:p>
      <text:p text:style-name="P152"><text:bookmark-start text:name="__RefHeading___Toc9772_3845367211"/>Connecter à l’instance 1 via :<text:bookmark-end text:name="__RefHeading___Toc9772_3845367211"/></text:p>
      <text:p text:style-name="P153">./zookeeper-1/bin/zkCli.sh -server 127.0.0.1:2181</text:p>
      <text:p text:style-name="P152"><text:bookmark-start text:name="__RefHeading___Toc9774_3845367211"/>Créer une donnée et <text:span text:style-name="T113">enregistrer</text:span> un <text:span text:style-name="T1">watcher</text:span> :<text:bookmark-end text:name="__RefHeading___Toc9774_3845367211"/></text:p>
      <text:p text:style-name="P97">create /<text:span text:style-name="T100">dp</text:span> hello</text:p>
      <text:p text:style-name="P97">get -<text:span text:style-name="T113">w </text:span>/<text:span text:style-name="T100">dp</text:span></text:p>
      <text:p text:style-name="P156"/>
      <text:p text:style-name="P157">Dans un autre terminal, se connecter à l’instance 2 et <text:span text:style-name="T114">mettre</text:span> à jour la donnée partagée</text:p>
      <text:p text:style-name="P155">./zookeeper-2/bin/zkCli.sh -server 127.0.0.1:2182</text:p>
      <text:p text:style-name="P154">set /<text:span text:style-name="T113">dp</text:span> world</text:p>
      <text:p text:style-name="P154"/>
      <text:p text:style-name="P157">Vous devez observer une notification dans le terminal 1</text:p>
      <text:p text:style-name="P157"/>
      <text:p text:style-name="P158">Election et quorum</text:p>
      <text:p text:style-name="P157">Afficher les rôles des serveurs avec la commande :</text:p>
      <text:p text:style-name="P154">echo stat | nc localhost 2181 | grep Mode &amp;&amp; echo stat | nc localhost 2182 | grep Mode &amp;&amp; echo stat | nc localhost 2183 | grep Mode</text:p>
      <text:p text:style-name="P152"><text:line-break/><text:soft-page-break/><text:span text:style-name="T100">Stopper le serveur leader et observer la réélection</text:span></text:p>
      <text:p text:style-name="P166">Stopper encore un serveur et interroger le serveur restant. <text:span text:style-name="T114">L’ensemble</text:span> n’ayant plus de quorum ne doit pas répondre</text:p>
      <text:p text:style-name="P101">Redémarrer un serveur et observer la remise en service de le l’ensemb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nsolas" svg:font-family="Consolas, Monaco, 'Andale Mono', 'Ubuntu Mono', monospac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inconsolata" svg:font-family="inconsolata, sans-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left="0cm" fo:margin-right="0cm"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left="0cm" fo:margin-right="0.199cm" fo:margin-top="0.101cm" fo:margin-bottom="0.101cm" style:contextual-spacing="false" fo:line-height="95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Code" style:family="paragraph" style:parent-style-name="Text_20_body">
      <style:text-properties style:font-name="Courier New" fo:font-family="'Courier New'" style:font-family-generic="modern" style:font-pitch="fixed" officeooo:rsid="01fcfc09" fo:background-color="#ddddd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09-12T10:42:10.187831826</dc:date>
    <meta:editing-duration>P29DT18H58M6S</meta:editing-duration>
    <meta:editing-cycles>424</meta:editing-cycles>
    <meta:generator>LibreOffice/24.2.7.2$Linux_X86_64 LibreOffice_project/420$Build-2</meta:generator>
    <meta:document-statistic meta:table-count="0" meta:image-count="0" meta:object-count="0" meta:page-count="23" meta:paragraph-count="479" meta:word-count="3088" meta:character-count="24268" meta:non-whitespace-character-count="21600"/>
  </office:meta>
</office:document-meta>
</file>